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04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5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53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54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19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9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0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0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0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0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0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0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0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0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0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0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1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1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1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1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1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1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1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1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1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1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2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2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2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2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2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2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2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2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2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2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3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3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3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3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3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3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3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3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4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4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5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5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5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5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5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5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5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5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5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6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6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6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6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6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6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6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6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6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6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7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7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72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73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74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75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76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77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78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79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80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81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82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83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84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85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86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87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88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89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90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91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92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93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94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95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96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97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98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99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00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01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02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03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04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05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06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07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08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09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10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11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12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13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14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15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16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17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18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19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20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21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22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23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24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25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326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27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28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29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30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31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32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33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34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335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336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37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338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339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340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341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342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343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344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345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346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347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34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3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3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3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3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3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3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3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3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3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3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3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3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3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3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3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3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3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3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3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3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3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3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3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3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3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3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3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3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3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3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3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3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3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86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87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88" style:family="paragraph" style:parent-style-name="Standard">
      <style:text-properties officeooo:paragraph-rsid="000cf0bc"/>
    </style:style>
    <style:style style:name="P389" style:family="paragraph" style:parent-style-name="Standard">
      <style:text-properties officeooo:rsid="00144438" officeooo:paragraph-rsid="00144438"/>
    </style:style>
    <style:style style:name="P390" style:family="paragraph" style:parent-style-name="Standard">
      <style:text-properties officeooo:rsid="00144438" officeooo:paragraph-rsid="0019ee0d"/>
    </style:style>
    <style:style style:name="P391" style:family="paragraph" style:parent-style-name="Standard">
      <style:text-properties officeooo:rsid="00144438" officeooo:paragraph-rsid="001be3ec"/>
    </style:style>
    <style:style style:name="P392" style:family="paragraph" style:parent-style-name="Standard">
      <style:text-properties officeooo:rsid="00144438" officeooo:paragraph-rsid="001f652f"/>
    </style:style>
    <style:style style:name="P393" style:family="paragraph" style:parent-style-name="Standard">
      <style:text-properties officeooo:rsid="00144438" officeooo:paragraph-rsid="0020f4d2"/>
    </style:style>
    <style:style style:name="P394" style:family="paragraph" style:parent-style-name="Standard">
      <style:text-properties officeooo:rsid="00144438" officeooo:paragraph-rsid="00210640"/>
    </style:style>
    <style:style style:name="P395" style:family="paragraph" style:parent-style-name="Standard">
      <style:text-properties officeooo:rsid="00144438" officeooo:paragraph-rsid="0025578c"/>
    </style:style>
    <style:style style:name="P396" style:family="paragraph" style:parent-style-name="Standard">
      <style:text-properties officeooo:rsid="00144438" officeooo:paragraph-rsid="0028bd5e"/>
    </style:style>
    <style:style style:name="P397" style:family="paragraph" style:parent-style-name="Standard">
      <style:text-properties officeooo:rsid="00144438" officeooo:paragraph-rsid="002a5c8c"/>
    </style:style>
    <style:style style:name="P398" style:family="paragraph" style:parent-style-name="Standard">
      <style:text-properties officeooo:rsid="00144438" officeooo:paragraph-rsid="002d6d99"/>
    </style:style>
    <style:style style:name="P399" style:family="paragraph" style:parent-style-name="Standard">
      <style:text-properties officeooo:rsid="00144438" officeooo:paragraph-rsid="002fc551"/>
    </style:style>
    <style:style style:name="P400" style:family="paragraph" style:parent-style-name="Standard">
      <style:text-properties officeooo:rsid="00144438" officeooo:paragraph-rsid="0031b2bf"/>
    </style:style>
    <style:style style:name="P401" style:family="paragraph" style:parent-style-name="Standard">
      <style:text-properties officeooo:rsid="00144438" officeooo:paragraph-rsid="0031fb80"/>
    </style:style>
    <style:style style:name="P402" style:family="paragraph" style:parent-style-name="Standard">
      <style:text-properties officeooo:rsid="00144438" officeooo:paragraph-rsid="0036ae72"/>
    </style:style>
    <style:style style:name="P403" style:family="paragraph" style:parent-style-name="Standard">
      <style:text-properties officeooo:rsid="00144438" officeooo:paragraph-rsid="0038c64c"/>
    </style:style>
    <style:style style:name="P404" style:family="paragraph" style:parent-style-name="Standard">
      <style:text-properties officeooo:rsid="00144438" officeooo:paragraph-rsid="003ad31e"/>
    </style:style>
    <style:style style:name="P405" style:family="paragraph" style:parent-style-name="Standard">
      <style:text-properties officeooo:rsid="00144438" officeooo:paragraph-rsid="003d4114"/>
    </style:style>
    <style:style style:name="P406" style:family="paragraph" style:parent-style-name="Standard">
      <style:text-properties officeooo:rsid="00144438" officeooo:paragraph-rsid="003f4537"/>
    </style:style>
    <style:style style:name="P407" style:family="paragraph" style:parent-style-name="Standard">
      <style:text-properties officeooo:rsid="00144438" officeooo:paragraph-rsid="0040f6c5"/>
    </style:style>
    <style:style style:name="P408" style:family="paragraph" style:parent-style-name="Standard">
      <style:text-properties officeooo:rsid="00144438" officeooo:paragraph-rsid="00410bdb"/>
    </style:style>
    <style:style style:name="P409" style:family="paragraph" style:parent-style-name="Standard">
      <style:text-properties officeooo:rsid="00144438" officeooo:paragraph-rsid="00421853"/>
    </style:style>
    <style:style style:name="P410" style:family="paragraph" style:parent-style-name="Standard">
      <style:text-properties officeooo:rsid="00144438" officeooo:paragraph-rsid="0043ddeb"/>
    </style:style>
    <style:style style:name="P411" style:family="paragraph" style:parent-style-name="Standard">
      <style:text-properties officeooo:rsid="00144438" officeooo:paragraph-rsid="004715c9"/>
    </style:style>
    <style:style style:name="P412" style:family="paragraph" style:parent-style-name="Standard">
      <style:text-properties officeooo:rsid="00144438" officeooo:paragraph-rsid="0047809a"/>
    </style:style>
    <style:style style:name="P413" style:family="paragraph" style:parent-style-name="Standard">
      <style:text-properties officeooo:rsid="00144438" officeooo:paragraph-rsid="004cdb56"/>
    </style:style>
    <style:style style:name="P414" style:family="paragraph" style:parent-style-name="Standard">
      <style:text-properties officeooo:rsid="00144438" officeooo:paragraph-rsid="004f88f9"/>
    </style:style>
    <style:style style:name="P415" style:family="paragraph" style:parent-style-name="Standard">
      <style:text-properties officeooo:rsid="00144438" officeooo:paragraph-rsid="00508d17"/>
    </style:style>
    <style:style style:name="P416" style:family="paragraph" style:parent-style-name="Standard">
      <style:text-properties officeooo:rsid="00144438" officeooo:paragraph-rsid="00532fb5"/>
    </style:style>
    <style:style style:name="P417" style:family="paragraph" style:parent-style-name="Standard">
      <style:text-properties officeooo:rsid="00144438" officeooo:paragraph-rsid="005538c6"/>
    </style:style>
    <style:style style:name="P418" style:family="paragraph" style:parent-style-name="Standard">
      <style:text-properties officeooo:rsid="00144438" officeooo:paragraph-rsid="006e00d3"/>
    </style:style>
    <style:style style:name="P419" style:family="paragraph" style:parent-style-name="Standard">
      <style:text-properties officeooo:rsid="00144438" officeooo:paragraph-rsid="0070927e"/>
    </style:style>
    <style:style style:name="P420" style:family="paragraph" style:parent-style-name="Standard">
      <style:text-properties officeooo:rsid="00144438" officeooo:paragraph-rsid="0072c664"/>
    </style:style>
    <style:style style:name="P421" style:family="paragraph" style:parent-style-name="Standard">
      <style:text-properties officeooo:rsid="00144438" officeooo:paragraph-rsid="007f1846"/>
    </style:style>
    <style:style style:name="P422" style:family="paragraph" style:parent-style-name="Standard">
      <style:text-properties officeooo:rsid="00144438" officeooo:paragraph-rsid="00837719"/>
    </style:style>
    <style:style style:name="P423" style:family="paragraph" style:parent-style-name="Standard">
      <style:text-properties officeooo:rsid="00144438" officeooo:paragraph-rsid="00873e2f"/>
    </style:style>
    <style:style style:name="P424" style:family="paragraph" style:parent-style-name="Standard">
      <style:text-properties officeooo:rsid="00144438" officeooo:paragraph-rsid="008badea"/>
    </style:style>
    <style:style style:name="P425" style:family="paragraph" style:parent-style-name="Standard">
      <style:text-properties officeooo:rsid="00144438" officeooo:paragraph-rsid="00919c10"/>
    </style:style>
    <style:style style:name="P426" style:family="paragraph" style:parent-style-name="Standard">
      <style:text-properties officeooo:rsid="00144438" officeooo:paragraph-rsid="00927e9f"/>
    </style:style>
    <style:style style:name="P427" style:family="paragraph" style:parent-style-name="Standard">
      <style:text-properties officeooo:rsid="00144438" officeooo:paragraph-rsid="0093feb5"/>
    </style:style>
    <style:style style:name="P428" style:family="paragraph" style:parent-style-name="Standard">
      <style:text-properties officeooo:rsid="00144438" officeooo:paragraph-rsid="00956dc1"/>
    </style:style>
    <style:style style:name="P429" style:family="paragraph" style:parent-style-name="Standard">
      <style:text-properties officeooo:rsid="00144438" officeooo:paragraph-rsid="009baa22"/>
    </style:style>
    <style:style style:name="P430" style:family="paragraph" style:parent-style-name="Standard">
      <style:text-properties officeooo:rsid="00144438" officeooo:paragraph-rsid="009f659a"/>
    </style:style>
    <style:style style:name="P431" style:family="paragraph" style:parent-style-name="Standard">
      <style:text-properties officeooo:rsid="00144438" officeooo:paragraph-rsid="00a0cc56"/>
    </style:style>
    <style:style style:name="P432" style:family="paragraph" style:parent-style-name="Standard">
      <style:text-properties officeooo:rsid="00144438" officeooo:paragraph-rsid="00a15688"/>
    </style:style>
    <style:style style:name="P433" style:family="paragraph" style:parent-style-name="Standard">
      <style:text-properties officeooo:paragraph-rsid="0014f2ea"/>
    </style:style>
    <style:style style:name="P434" style:family="paragraph" style:parent-style-name="Standard">
      <style:text-properties officeooo:paragraph-rsid="0017f99f"/>
    </style:style>
    <style:style style:name="P435" style:family="paragraph" style:parent-style-name="Standard">
      <style:text-properties officeooo:paragraph-rsid="0019ee0d"/>
    </style:style>
    <style:style style:name="P436" style:family="paragraph" style:parent-style-name="Standard">
      <style:text-properties officeooo:paragraph-rsid="001be3ec"/>
    </style:style>
    <style:style style:name="P437" style:family="paragraph" style:parent-style-name="Standard">
      <style:text-properties officeooo:paragraph-rsid="001f652f"/>
    </style:style>
    <style:style style:name="P438" style:family="paragraph" style:parent-style-name="Standard">
      <style:text-properties officeooo:paragraph-rsid="0020f4d2"/>
    </style:style>
    <style:style style:name="P439" style:family="paragraph" style:parent-style-name="Standard">
      <style:text-properties officeooo:paragraph-rsid="00210640"/>
    </style:style>
    <style:style style:name="P440" style:family="paragraph" style:parent-style-name="Standard">
      <style:text-properties officeooo:paragraph-rsid="0025578c"/>
    </style:style>
    <style:style style:name="P441" style:family="paragraph" style:parent-style-name="Standard">
      <style:text-properties officeooo:paragraph-rsid="0028bd5e"/>
    </style:style>
    <style:style style:name="P442" style:family="paragraph" style:parent-style-name="Standard">
      <style:text-properties officeooo:paragraph-rsid="002a5c8c"/>
    </style:style>
    <style:style style:name="P443" style:family="paragraph" style:parent-style-name="Standard">
      <style:text-properties officeooo:paragraph-rsid="002d6d99"/>
    </style:style>
    <style:style style:name="P444" style:family="paragraph" style:parent-style-name="Standard">
      <style:text-properties officeooo:rsid="002f6984" officeooo:paragraph-rsid="002f6984"/>
    </style:style>
    <style:style style:name="P445" style:family="paragraph" style:parent-style-name="Standard">
      <style:text-properties officeooo:paragraph-rsid="002fc551"/>
    </style:style>
    <style:style style:name="P446" style:family="paragraph" style:parent-style-name="Standard">
      <style:text-properties officeooo:paragraph-rsid="0031b2bf"/>
    </style:style>
    <style:style style:name="P447" style:family="paragraph" style:parent-style-name="Standard">
      <style:text-properties officeooo:paragraph-rsid="0031fb80"/>
    </style:style>
    <style:style style:name="P448" style:family="paragraph" style:parent-style-name="Standard">
      <style:text-properties officeooo:paragraph-rsid="0036ae72"/>
    </style:style>
    <style:style style:name="P449" style:family="paragraph" style:parent-style-name="Standard">
      <style:text-properties officeooo:paragraph-rsid="0038c64c"/>
    </style:style>
    <style:style style:name="P450" style:family="paragraph" style:parent-style-name="Standard">
      <style:text-properties officeooo:paragraph-rsid="003ad31e"/>
    </style:style>
    <style:style style:name="P451" style:family="paragraph" style:parent-style-name="Standard">
      <style:text-properties officeooo:paragraph-rsid="003d4114"/>
    </style:style>
    <style:style style:name="P452" style:family="paragraph" style:parent-style-name="Standard">
      <style:text-properties officeooo:paragraph-rsid="003f4537"/>
    </style:style>
    <style:style style:name="P453" style:family="paragraph" style:parent-style-name="Standard">
      <style:text-properties officeooo:paragraph-rsid="0040f6c5"/>
    </style:style>
    <style:style style:name="P454" style:family="paragraph" style:parent-style-name="Standard">
      <style:text-properties officeooo:paragraph-rsid="00410bdb"/>
    </style:style>
    <style:style style:name="P455" style:family="paragraph" style:parent-style-name="Standard">
      <style:text-properties officeooo:paragraph-rsid="00421853"/>
    </style:style>
    <style:style style:name="P456" style:family="paragraph" style:parent-style-name="Standard">
      <style:text-properties officeooo:paragraph-rsid="0043ddeb"/>
    </style:style>
    <style:style style:name="P457" style:family="paragraph" style:parent-style-name="Standard">
      <style:text-properties officeooo:paragraph-rsid="004715c9"/>
    </style:style>
    <style:style style:name="P458" style:family="paragraph" style:parent-style-name="Standard">
      <style:text-properties officeooo:paragraph-rsid="0047809a"/>
    </style:style>
    <style:style style:name="P459" style:family="paragraph" style:parent-style-name="Standard">
      <style:text-properties officeooo:paragraph-rsid="004cdb56"/>
    </style:style>
    <style:style style:name="P460" style:family="paragraph" style:parent-style-name="Standard">
      <style:text-properties officeooo:paragraph-rsid="004f88f9"/>
    </style:style>
    <style:style style:name="P461" style:family="paragraph" style:parent-style-name="Standard">
      <style:text-properties officeooo:paragraph-rsid="00508d17"/>
    </style:style>
    <style:style style:name="P462" style:family="paragraph" style:parent-style-name="Standard">
      <style:text-properties officeooo:rsid="00508d17" officeooo:paragraph-rsid="00508d17"/>
    </style:style>
    <style:style style:name="P463" style:family="paragraph" style:parent-style-name="Standard">
      <style:text-properties officeooo:rsid="00508d17" officeooo:paragraph-rsid="00532fb5"/>
    </style:style>
    <style:style style:name="P464" style:family="paragraph" style:parent-style-name="Standard">
      <style:text-properties officeooo:rsid="00508d17" officeooo:paragraph-rsid="005538c6"/>
    </style:style>
    <style:style style:name="P465" style:family="paragraph" style:parent-style-name="Standard">
      <style:text-properties officeooo:rsid="00508d17" officeooo:paragraph-rsid="006e00d3"/>
    </style:style>
    <style:style style:name="P466" style:family="paragraph" style:parent-style-name="Standard">
      <style:text-properties officeooo:paragraph-rsid="00532fb5"/>
    </style:style>
    <style:style style:name="P467" style:family="paragraph" style:parent-style-name="Standard">
      <style:text-properties officeooo:paragraph-rsid="005538c6"/>
    </style:style>
    <style:style style:name="P468" style:family="paragraph" style:parent-style-name="Standard">
      <style:text-properties officeooo:paragraph-rsid="006e00d3"/>
    </style:style>
    <style:style style:name="P469" style:family="paragraph" style:parent-style-name="Standard">
      <style:text-properties officeooo:paragraph-rsid="0070927e"/>
    </style:style>
    <style:style style:name="P470" style:family="paragraph" style:parent-style-name="Standard">
      <style:text-properties officeooo:rsid="0070927e" officeooo:paragraph-rsid="0070927e"/>
    </style:style>
    <style:style style:name="P471" style:family="paragraph" style:parent-style-name="Standard">
      <style:text-properties officeooo:paragraph-rsid="0070e7af"/>
    </style:style>
    <style:style style:name="P472" style:family="paragraph" style:parent-style-name="Standard">
      <style:text-properties officeooo:rsid="0070e7af" officeooo:paragraph-rsid="0070e7af"/>
    </style:style>
    <style:style style:name="P473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74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75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76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77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478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79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480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481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482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483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484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485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486" style:family="paragraph" style:parent-style-name="Standard">
      <style:text-properties officeooo:paragraph-rsid="0072c664"/>
    </style:style>
    <style:style style:name="P487" style:family="paragraph" style:parent-style-name="Standard">
      <style:text-properties officeooo:paragraph-rsid="007f1846"/>
    </style:style>
    <style:style style:name="P488" style:family="paragraph" style:parent-style-name="Standard">
      <style:text-properties officeooo:paragraph-rsid="00837719"/>
    </style:style>
    <style:style style:name="P489" style:family="paragraph" style:parent-style-name="Standard">
      <style:text-properties officeooo:paragraph-rsid="008badea"/>
    </style:style>
    <style:style style:name="P490" style:family="paragraph" style:parent-style-name="Standard">
      <style:text-properties officeooo:paragraph-rsid="00873e2f"/>
    </style:style>
    <style:style style:name="P491" style:family="paragraph" style:parent-style-name="Standard">
      <style:text-properties officeooo:paragraph-rsid="00919c10"/>
    </style:style>
    <style:style style:name="P492" style:family="paragraph" style:parent-style-name="Standard">
      <style:text-properties officeooo:paragraph-rsid="00927e9f"/>
    </style:style>
    <style:style style:name="P493" style:family="paragraph" style:parent-style-name="Standard">
      <style:text-properties officeooo:paragraph-rsid="0093feb5"/>
    </style:style>
    <style:style style:name="P494" style:family="paragraph" style:parent-style-name="Standard">
      <style:text-properties officeooo:paragraph-rsid="00956dc1"/>
    </style:style>
    <style:style style:name="P495" style:family="paragraph" style:parent-style-name="Standard">
      <style:text-properties officeooo:paragraph-rsid="009baa22"/>
    </style:style>
    <style:style style:name="P496" style:family="paragraph" style:parent-style-name="Standard">
      <style:text-properties officeooo:paragraph-rsid="009f659a"/>
    </style:style>
    <style:style style:name="P497" style:family="paragraph" style:parent-style-name="Standard">
      <style:text-properties officeooo:paragraph-rsid="00a0cc56"/>
    </style:style>
    <style:style style:name="P498" style:family="paragraph" style:parent-style-name="Standard">
      <style:text-properties officeooo:paragraph-rsid="00a15688"/>
    </style:style>
    <style:style style:name="P4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5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5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5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5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5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5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5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5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5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5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5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5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5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5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52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52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52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524" style:family="paragraph" style:parent-style-name="Heading_20_1">
      <style:paragraph-properties fo:text-align="center" style:justify-single-word="false"/>
    </style:style>
    <style:style style:name="P525" style:family="paragraph" style:parent-style-name="Heading_20_1">
      <style:paragraph-properties fo:text-align="center" style:justify-single-word="false"/>
      <style:text-properties officeooo:paragraph-rsid="00058bb0"/>
    </style:style>
    <style:style style:name="P526" style:family="paragraph" style:parent-style-name="Heading_20_1">
      <style:paragraph-properties fo:text-align="center" style:justify-single-word="false"/>
      <style:text-properties officeooo:paragraph-rsid="0019ee0d"/>
    </style:style>
    <style:style style:name="P527" style:family="paragraph" style:parent-style-name="Heading_20_1">
      <style:paragraph-properties fo:text-align="center" style:justify-single-word="false"/>
      <style:text-properties officeooo:paragraph-rsid="001be3ec"/>
    </style:style>
    <style:style style:name="P528" style:family="paragraph" style:parent-style-name="Heading_20_1">
      <style:paragraph-properties fo:text-align="center" style:justify-single-word="false"/>
      <style:text-properties officeooo:paragraph-rsid="001f652f"/>
    </style:style>
    <style:style style:name="P529" style:family="paragraph" style:parent-style-name="Heading_20_1">
      <style:paragraph-properties fo:text-align="center" style:justify-single-word="false"/>
      <style:text-properties officeooo:paragraph-rsid="0070e7af"/>
    </style:style>
    <style:style style:name="P530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5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3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574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575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576" style:family="paragraph" style:parent-style-name="Standard" style:list-style-name="L1">
      <style:text-properties officeooo:rsid="002f6984" officeooo:paragraph-rsid="002f6984"/>
    </style:style>
    <style:style style:name="P577" style:family="paragraph" style:parent-style-name="Standard">
      <style:text-properties officeooo:rsid="00144438" officeooo:paragraph-rsid="00a33c07"/>
    </style:style>
    <style:style style:name="P578" style:family="paragraph" style:parent-style-name="Standard">
      <style:text-properties officeooo:rsid="00144438" officeooo:paragraph-rsid="00a57f23"/>
    </style:style>
    <style:style style:name="P579" style:family="paragraph" style:parent-style-name="Standard">
      <style:text-properties officeooo:paragraph-rsid="00a33c07"/>
    </style:style>
    <style:style style:name="P580" style:family="paragraph" style:parent-style-name="Standard">
      <style:text-properties officeooo:paragraph-rsid="00a57f23"/>
    </style:style>
    <style:style style:name="P581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82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583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584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585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586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587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588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589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590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591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592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593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594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595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596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5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5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officeooo:rsid="002a4e68"/>
    </style:style>
    <style:style style:name="T44" style:family="text">
      <style:text-properties officeooo:rsid="002a5c8c"/>
    </style:style>
    <style:style style:name="T45" style:family="text">
      <style:text-properties officeooo:rsid="002c9326"/>
    </style:style>
    <style:style style:name="T46" style:family="text">
      <style:text-properties officeooo:rsid="002d6d99"/>
    </style:style>
    <style:style style:name="T47" style:family="text">
      <style:text-properties officeooo:rsid="002dbb9e"/>
    </style:style>
    <style:style style:name="T48" style:family="text">
      <style:text-properties officeooo:rsid="002fc551"/>
    </style:style>
    <style:style style:name="T49" style:family="text">
      <style:text-properties officeooo:rsid="0031b2bf"/>
    </style:style>
    <style:style style:name="T50" style:family="text">
      <style:text-properties officeooo:rsid="0031fb80"/>
    </style:style>
    <style:style style:name="T51" style:family="text">
      <style:text-properties officeooo:rsid="0032ed09"/>
    </style:style>
    <style:style style:name="T52" style:family="text">
      <style:text-properties officeooo:rsid="0036ae72"/>
    </style:style>
    <style:style style:name="T53" style:family="text">
      <style:text-properties officeooo:rsid="0038c64c"/>
    </style:style>
    <style:style style:name="T54" style:family="text">
      <style:text-properties officeooo:rsid="003ad31e"/>
    </style:style>
    <style:style style:name="T55" style:family="text">
      <style:text-properties officeooo:rsid="003d4114"/>
    </style:style>
    <style:style style:name="T56" style:family="text">
      <style:text-properties officeooo:rsid="003f4537"/>
    </style:style>
    <style:style style:name="T57" style:family="text">
      <style:text-properties officeooo:rsid="00406f12"/>
    </style:style>
    <style:style style:name="T58" style:family="text">
      <style:text-properties officeooo:rsid="0040f6c5"/>
    </style:style>
    <style:style style:name="T59" style:family="text">
      <style:text-properties officeooo:rsid="00410bdb"/>
    </style:style>
    <style:style style:name="T60" style:family="text">
      <style:text-properties officeooo:rsid="00421853"/>
    </style:style>
    <style:style style:name="T61" style:family="text">
      <style:text-properties officeooo:rsid="0043ddeb"/>
    </style:style>
    <style:style style:name="T62" style:family="text">
      <style:text-properties officeooo:rsid="00453937"/>
    </style:style>
    <style:style style:name="T63" style:family="text">
      <style:text-properties officeooo:rsid="004715c9"/>
    </style:style>
    <style:style style:name="T64" style:family="text">
      <style:text-properties officeooo:rsid="0047809a"/>
    </style:style>
    <style:style style:name="T65" style:family="text">
      <style:text-properties officeooo:rsid="00497034"/>
    </style:style>
    <style:style style:name="T66" style:family="text">
      <style:text-properties officeooo:rsid="004ab94a"/>
    </style:style>
    <style:style style:name="T67" style:family="text">
      <style:text-properties officeooo:rsid="004b6a30"/>
    </style:style>
    <style:style style:name="T68" style:family="text">
      <style:text-properties officeooo:rsid="004cdb56"/>
    </style:style>
    <style:style style:name="T69" style:family="text">
      <style:text-properties officeooo:rsid="004de3f3"/>
    </style:style>
    <style:style style:name="T70" style:family="text">
      <style:text-properties officeooo:rsid="004f88f9"/>
    </style:style>
    <style:style style:name="T71" style:family="text">
      <style:text-properties officeooo:rsid="00508d17"/>
    </style:style>
    <style:style style:name="T72" style:family="text">
      <style:text-properties officeooo:rsid="0050a661"/>
    </style:style>
    <style:style style:name="T73" style:family="text">
      <style:text-properties officeooo:rsid="00514245"/>
    </style:style>
    <style:style style:name="T74" style:family="text">
      <style:text-properties officeooo:rsid="00532fb5"/>
    </style:style>
    <style:style style:name="T75" style:family="text">
      <style:text-properties officeooo:rsid="00538e75"/>
    </style:style>
    <style:style style:name="T76" style:family="text">
      <style:text-properties officeooo:rsid="005538c6"/>
    </style:style>
    <style:style style:name="T77" style:family="text">
      <style:text-properties officeooo:rsid="00564692"/>
    </style:style>
    <style:style style:name="T78" style:family="text">
      <style:text-properties officeooo:rsid="005bd345"/>
    </style:style>
    <style:style style:name="T79" style:family="text">
      <style:text-properties officeooo:rsid="005d35be"/>
    </style:style>
    <style:style style:name="T80" style:family="text">
      <style:text-properties officeooo:rsid="005e5e33"/>
    </style:style>
    <style:style style:name="T81" style:family="text">
      <style:text-properties officeooo:rsid="005ef8ea"/>
    </style:style>
    <style:style style:name="T82" style:family="text">
      <style:text-properties officeooo:rsid="006ad649"/>
    </style:style>
    <style:style style:name="T83" style:family="text">
      <style:text-properties officeooo:rsid="006e00d3"/>
    </style:style>
    <style:style style:name="T84" style:family="text">
      <style:text-properties officeooo:rsid="006f40a7"/>
    </style:style>
    <style:style style:name="T85" style:family="text">
      <style:text-properties officeooo:rsid="0070927e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f1846"/>
    </style:style>
    <style:style style:name="T89" style:family="text">
      <style:text-properties officeooo:rsid="008203af"/>
    </style:style>
    <style:style style:name="T90" style:family="text">
      <style:text-properties officeooo:rsid="00837719"/>
    </style:style>
    <style:style style:name="T91" style:family="text">
      <style:text-properties officeooo:rsid="00853f98"/>
    </style:style>
    <style:style style:name="T92" style:family="text">
      <style:text-properties officeooo:rsid="00873e2f"/>
    </style:style>
    <style:style style:name="T93" style:family="text">
      <style:text-properties officeooo:rsid="008741f6"/>
    </style:style>
    <style:style style:name="T94" style:family="text">
      <style:text-properties officeooo:rsid="0088e887"/>
    </style:style>
    <style:style style:name="T95" style:family="text">
      <style:text-properties officeooo:rsid="008a4a4c"/>
    </style:style>
    <style:style style:name="T96" style:family="text">
      <style:text-properties officeooo:rsid="008cf0bf"/>
    </style:style>
    <style:style style:name="T97" style:family="text">
      <style:text-properties officeooo:rsid="008d6c7f"/>
    </style:style>
    <style:style style:name="T98" style:family="text">
      <style:text-properties officeooo:rsid="008d7dd5"/>
    </style:style>
    <style:style style:name="T99" style:family="text">
      <style:text-properties officeooo:rsid="008f9406"/>
    </style:style>
    <style:style style:name="T100" style:family="text">
      <style:text-properties officeooo:rsid="009011d3"/>
    </style:style>
    <style:style style:name="T101" style:family="text">
      <style:text-properties officeooo:rsid="00919c10"/>
    </style:style>
    <style:style style:name="T102" style:family="text">
      <style:text-properties officeooo:rsid="00927e9f"/>
    </style:style>
    <style:style style:name="T103" style:family="text">
      <style:text-properties officeooo:rsid="0093feb5"/>
    </style:style>
    <style:style style:name="T104" style:family="text">
      <style:text-properties officeooo:rsid="00941f40"/>
    </style:style>
    <style:style style:name="T105" style:family="text">
      <style:text-properties officeooo:rsid="00956dc1"/>
    </style:style>
    <style:style style:name="T106" style:family="text">
      <style:text-properties officeooo:rsid="009baa22"/>
    </style:style>
    <style:style style:name="T107" style:family="text">
      <style:text-properties officeooo:rsid="009f659a"/>
    </style:style>
    <style:style style:name="T108" style:family="text">
      <style:text-properties officeooo:rsid="00a0cc56"/>
    </style:style>
    <style:style style:name="T109" style:family="text">
      <style:text-properties officeooo:rsid="00a15688"/>
    </style:style>
    <style:style style:name="T110" style:family="text">
      <style:text-properties officeooo:rsid="00a33c07"/>
    </style:style>
    <style:style style:name="T111" style:family="text">
      <style:text-properties officeooo:rsid="00a379e6"/>
    </style:style>
    <style:style style:name="T112" style:family="text">
      <style:text-properties officeooo:rsid="00a4c9e2"/>
    </style:style>
    <style:style style:name="T113" style:family="text">
      <style:text-properties officeooo:rsid="00a57f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523" text:outline-level="1">Common packet format</text:h>
      <text:p text:style-name="P348">Exchange between smartphone and fox is made via Bluetooth-RFCOMM (i.e. via virtual UART).</text:p>
      <text:p text:style-name="P349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006169840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006169865424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006169939792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349"/>
      <text:p text:style-name="P350">Packets with wrong full length (i.e. not from [6-64] range) is discarded immediately.</text:p>
      <text:p text:style-name="P350">CRC32 is re-calculated on the receiving side after packet reception, packets with incorrect CRC is discarded too.</text:p>
      <text:h text:style-name="P525" text:outline-level="1">Payload type</text:h>
      <text:p text:style-name="P35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06169843792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006169961104">
          <table:table-cell table:style-name="Table2.A2" office:value-type="string">
            <text:p text:style-name="P55">Command to fox</text:p>
          </table:table-cell>
          <table:table-cell table:style-name="Table2.A2" office:value-type="string">
            <text:p text:style-name="P55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55">0x00</text:p>
          </table:table-cell>
        </table:table-row>
        <table:table-row table:style-name="TableLine94006169963488">
          <table:table-cell table:style-name="Table2.A2" office:value-type="string">
            <text:p text:style-name="P55">Response to command</text:p>
          </table:table-cell>
          <table:table-cell table:style-name="Table2.A2" office:value-type="string">
            <text:p text:style-name="P55">Response to the command from smartphone. Can be sent only by the fox and only as a response to command.</text:p>
          </table:table-cell>
          <table:table-cell table:style-name="Table2.C2" office:value-type="string">
            <text:p text:style-name="P55">0x01</text:p>
          </table:table-cell>
        </table:table-row>
        <table:table-row table:style-name="TableLine94006169964304">
          <table:table-cell table:style-name="Table2.A2" office:value-type="string">
            <text:p text:style-name="P55">Event from fox</text:p>
          </table:table-cell>
          <table:table-cell table:style-name="Table2.A2" office:value-type="string">
            <text:p text:style-name="P55">Issued by fox when something is happened. Always issued without <text:s/><text:soft-page-break/>previous command.</text:p>
          </table:table-cell>
          <table:table-cell table:style-name="Table2.C2" office:value-type="string">
            <text:p text:style-name="P55">0x02</text:p>
          </table:table-cell>
        </table:table-row>
      </table:table>
      <text:p text:style-name="P351"/>
      <text:h text:style-name="P530" text:outline-level="1">Sleepmodes</text:h>
      <text:p text:style-name="P385">All commands with correct CRC reset sleepmodes timer, causing fox to remain active with display turned on. To avoid sleeping it is recommended to use “No operation” command.</text:p>
      <text:h text:style-name="P524" text:outline-level="1">Set date and time</text:h>
      <text:p text:style-name="P521">Issue this command to set <text:span text:style-name="T5">fox</text:span> date and time.</text:p>
      <text:p text:style-name="P499">This command will fail if fox is armed!</text:p>
      <text:p text:style-name="P518">Payload format:</text:p>
      <table:table table:name="Table3" table:style-name="Table3">
        <table:table-column table:style-name="Table3.A" table:number-columns-repeated="3"/>
        <table:table-row table:style-name="TableLine94006169946432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006169997664">
          <table:table-cell table:style-name="Table3.A2" office:value-type="string">
            <text:p text:style-name="P56">0</text:p>
          </table:table-cell>
          <table:table-cell table:style-name="Table3.A2" office:value-type="string">
            <text:p text:style-name="P56">0x00</text:p>
          </table:table-cell>
          <table:table-cell table:style-name="Table3.C2" office:value-type="string">
            <text:p text:style-name="P56">Command to fox</text:p>
          </table:table-cell>
        </table:table-row>
        <table:table-row table:style-name="TableLine94006169999424">
          <table:table-cell table:style-name="Table3.A2" office:value-type="string">
            <text:p text:style-name="P56">1</text:p>
          </table:table-cell>
          <table:table-cell table:style-name="Table3.A2" office:value-type="string">
            <text:p text:style-name="P56">0x00</text:p>
          </table:table-cell>
          <table:table-cell table:style-name="Table3.C2" office:value-type="string">
            <text:p text:style-name="P56">Set date and time</text:p>
          </table:table-cell>
        </table:table-row>
        <table:table-row table:style-name="TableLine94006170000240">
          <table:table-cell table:style-name="Table3.A2" office:value-type="string">
            <text:p text:style-name="P104">2</text:p>
          </table:table-cell>
          <table:table-cell table:style-name="Table3.A2" office:value-type="string">
            <text:p text:style-name="P104">0-99</text:p>
          </table:table-cell>
          <table:table-cell table:style-name="Table3.C2" office:value-type="string">
            <text:p text:style-name="P104">Year of XXI century</text:p>
          </table:table-cell>
        </table:table-row>
        <table:table-row table:style-name="TableLine94006170001104">
          <table:table-cell table:style-name="Table3.A2" office:value-type="string">
            <text:p text:style-name="P104">3</text:p>
          </table:table-cell>
          <table:table-cell table:style-name="Table3.A2" office:value-type="string">
            <text:p text:style-name="P104">1-12</text:p>
          </table:table-cell>
          <table:table-cell table:style-name="Table3.C2" office:value-type="string">
            <text:p text:style-name="P104">Month (1 is January)</text:p>
          </table:table-cell>
        </table:table-row>
        <table:table-row table:style-name="TableLine94006170002160">
          <table:table-cell table:style-name="Table3.A2" office:value-type="string">
            <text:p text:style-name="P104">4</text:p>
          </table:table-cell>
          <table:table-cell table:style-name="Table3.A2" office:value-type="string">
            <text:p text:style-name="P104">1-31</text:p>
          </table:table-cell>
          <table:table-cell table:style-name="Table3.C2" office:value-type="string">
            <text:p text:style-name="P104">Day of month</text:p>
          </table:table-cell>
        </table:table-row>
        <table:table-row table:style-name="TableLine94006170003360">
          <table:table-cell table:style-name="Table3.A2" office:value-type="string">
            <text:p text:style-name="P104">5</text:p>
          </table:table-cell>
          <table:table-cell table:style-name="Table3.A2" office:value-type="string">
            <text:p text:style-name="P104">1-7</text:p>
          </table:table-cell>
          <table:table-cell table:style-name="Table3.C2" office:value-type="string">
            <text:p text:style-name="P104">Day of week (1 is Monday)</text:p>
          </table:table-cell>
        </table:table-row>
        <table:table-row table:style-name="TableLine94006170004336">
          <table:table-cell table:style-name="Table3.A2" office:value-type="string">
            <text:p text:style-name="P105">6</text:p>
          </table:table-cell>
          <table:table-cell table:style-name="Table3.A2" office:value-type="string">
            <text:p text:style-name="P105">0-23</text:p>
          </table:table-cell>
          <table:table-cell table:style-name="Table3.C2" office:value-type="string">
            <text:p text:style-name="P105">Hour</text:p>
          </table:table-cell>
        </table:table-row>
        <table:table-row table:style-name="TableLine94006170005312">
          <table:table-cell table:style-name="Table3.A2" office:value-type="string">
            <text:p text:style-name="P105">7</text:p>
          </table:table-cell>
          <table:table-cell table:style-name="Table3.A2" office:value-type="string">
            <text:p text:style-name="P105">0-59</text:p>
          </table:table-cell>
          <table:table-cell table:style-name="Table3.C2" office:value-type="string">
            <text:p text:style-name="P105">Minute</text:p>
          </table:table-cell>
        </table:table-row>
        <table:table-row table:style-name="TableLine94006170006208">
          <table:table-cell table:style-name="Table3.A2" office:value-type="string">
            <text:p text:style-name="P105">8</text:p>
          </table:table-cell>
          <table:table-cell table:style-name="Table3.A2" office:value-type="string">
            <text:p text:style-name="P105">0-59</text:p>
          </table:table-cell>
          <table:table-cell table:style-name="Table3.C2" office:value-type="string">
            <text:p text:style-name="P105">Second</text:p>
          </table:table-cell>
        </table:table-row>
      </table:table>
      <text:p text:style-name="P522">Total payload length: 9 bytes.</text:p>
      <text:p text:style-name="P519"/>
      <text:p text:style-name="P506">Fox will answer:</text:p>
      <table:table table:name="Table4" table:style-name="Table4">
        <table:table-column table:style-name="Table4.A" table:number-columns-repeated="3"/>
        <table:table-row table:style-name="TableLine94006169973344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006170017984"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106">0x01</text:p>
          </table:table-cell>
          <table:table-cell table:style-name="Table4.C2" office:value-type="string">
            <text:p text:style-name="P106">Response to command</text:p>
          </table:table-cell>
        </table:table-row>
        <table:table-row table:style-name="TableLine94006170019552">
          <table:table-cell table:style-name="Table4.A2" office:value-type="string">
            <text:p text:style-name="P153">1</text:p>
          </table:table-cell>
          <table:table-cell table:style-name="Table4.A2" office:value-type="string">
            <text:p text:style-name="P153">0x00</text:p>
          </table:table-cell>
          <table:table-cell table:style-name="Table4.C2" office:value-type="string">
            <text:p text:style-name="P153">Set date and time</text:p>
          </table:table-cell>
        </table:table-row>
        <table:table-row table:style-name="TableLine94006170020368"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06">0x00 or 0x01</text:p>
          </table:table-cell>
          <table:table-cell table:style-name="Table4.C2" office:value-type="string">
            <text:p text:style-name="P107">Is successful?</text:p>
            <text:p text:style-name="P107">0x00 if successful,</text:p>
            <text:p text:style-name="P107">0x01 if not (for example <text:span text:style-name="T6">if time is incorrect</text:span>).</text:p>
          </table:table-cell>
        </table:table-row>
      </table:table>
      <text:p text:style-name="P388"/>
      <text:h text:style-name="P524" text:outline-level="1"><text:soft-page-break/>Set fox name</text:h>
      <text:p text:style-name="P389">Issue this command to set fox name. <text:span text:style-name="T1">Note, that setting name also update the bluetooth device name, so it is possible that new pairing will be required.</text:span></text:p>
      <text:p text:style-name="P500">This command will fail if fox is armed!</text:p>
      <text:p text:style-name="P386"/>
      <text:p text:style-name="P389">Payload format:</text:p>
      <table:table table:name="Таблица1" table:style-name="Таблица1">
        <table:table-column table:style-name="Таблица1.A" table:number-columns-repeated="3"/>
        <table:table-row table:style-name="TableLine94006170022064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006170038432">
          <table:table-cell table:style-name="Таблица1.A2" office:value-type="string">
            <text:p text:style-name="P58">0</text:p>
          </table:table-cell>
          <table:table-cell table:style-name="Таблица1.A2" office:value-type="string">
            <text:p text:style-name="P58">0x00</text:p>
          </table:table-cell>
          <table:table-cell table:style-name="Таблица1.C2" office:value-type="string">
            <text:p text:style-name="P58">Command to fox</text:p>
          </table:table-cell>
        </table:table-row>
        <table:table-row table:style-name="TableLine94006170039936">
          <table:table-cell table:style-name="Таблица1.A2" office:value-type="string">
            <text:p text:style-name="P58">1</text:p>
          </table:table-cell>
          <table:table-cell table:style-name="Таблица1.A2" office:value-type="string">
            <text:p text:style-name="P58">0x0<text:span text:style-name="T8">1</text:span></text:p>
          </table:table-cell>
          <table:table-cell table:style-name="Таблица1.C2" office:value-type="string">
            <text:p text:style-name="P198">Set fox name</text:p>
          </table:table-cell>
        </table:table-row>
        <table:table-row table:style-name="TableLine94006170040752">
          <table:table-cell table:style-name="Таблица1.A2" office:value-type="string">
            <text:p text:style-name="P198">2</text:p>
          </table:table-cell>
          <table:table-cell table:style-name="Таблица1.A2" office:value-type="string">
            <text:p text:style-name="P198">1-32</text:p>
          </table:table-cell>
          <table:table-cell table:style-name="Таблица1.C2" office:value-type="string">
            <text:p text:style-name="P198">Name length</text:p>
          </table:table-cell>
        </table:table-row>
        <table:table-row table:style-name="TableLine94006170041616">
          <table:table-cell table:style-name="Таблица1.A2" office:value-type="string">
            <text:p text:style-name="P198">3-35</text:p>
          </table:table-cell>
          <table:table-cell table:style-name="Таблица1.A2" office:value-type="string">
            <text:p text:style-name="P198">Name bytes</text:p>
          </table:table-cell>
          <table:table-cell table:style-name="Таблица1.C2" office:value-type="string">
            <text:p text:style-name="P198">Fox name (without null termination)</text:p>
          </table:table-cell>
        </table:table-row>
      </table:table>
      <text:p text:style-name="P433"/>
      <text:p text:style-name="P352">Fox will answer:</text:p>
      <table:table table:name="Таблица2" table:style-name="Таблица2">
        <table:table-column table:style-name="Таблица2.A" table:number-columns-repeated="3"/>
        <table:table-row table:style-name="TableLine94006170025376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006170056704">
          <table:table-cell table:style-name="Таблица2.A2" office:value-type="string">
            <text:p text:style-name="P59">0</text:p>
          </table:table-cell>
          <table:table-cell table:style-name="Таблица2.A2" office:value-type="string">
            <text:p text:style-name="P108">0x01</text:p>
          </table:table-cell>
          <table:table-cell table:style-name="Таблица2.C2" office:value-type="string">
            <text:p text:style-name="P108">Response to command</text:p>
          </table:table-cell>
        </table:table-row>
        <table:table-row table:style-name="TableLine94006170058272">
          <table:table-cell table:style-name="Таблица2.A2" office:value-type="string">
            <text:p text:style-name="P154">1</text:p>
          </table:table-cell>
          <table:table-cell table:style-name="Таблица2.A2" office:value-type="string">
            <text:p text:style-name="P154">0x0<text:span text:style-name="T9">1</text:span></text:p>
          </table:table-cell>
          <table:table-cell table:style-name="Таблица2.C2" office:value-type="string">
            <text:p text:style-name="P202">Set fox name</text:p>
          </table:table-cell>
        </table:table-row>
        <table:table-row table:style-name="TableLine94006170059088">
          <table:table-cell table:style-name="Таблица2.A2" office:value-type="string">
            <text:p text:style-name="P154">2</text:p>
          </table:table-cell>
          <table:table-cell table:style-name="Таблица2.A2" office:value-type="string">
            <text:p text:style-name="P108">0x00 or 0x01</text:p>
          </table:table-cell>
          <table:table-cell table:style-name="Таблица2.C2" office:value-type="string">
            <text:p text:style-name="P108">Is successful?</text:p>
            <text:p text:style-name="P108">0x00 if successful,</text:p>
            <text:p text:style-name="P108">0x01 if not (for example <text:span text:style-name="T6">if </text:span><text:span text:style-name="T9">name is too long</text:span>).</text:p>
          </table:table-cell>
        </table:table-row>
      </table:table>
      <text:p text:style-name="P434"/>
      <text:h text:style-name="P526" text:outline-level="1"><text:span text:style-name="T11">Get</text:span> fox name</text:h>
      <text:p text:style-name="P390">Issue this command to <text:span text:style-name="T10">g</text:span>et fox name.</text:p>
      <text:p text:style-name="P390"/>
      <text:p text:style-name="P390">Payload format:</text:p>
      <table:table table:name="Table5" table:style-name="Table5">
        <table:table-column table:style-name="Table5.A" table:number-columns-repeated="3"/>
        <table:table-row table:style-name="TableLine94006170044832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006170073136">
          <table:table-cell table:style-name="Table5.A2" office:value-type="string">
            <text:p text:style-name="P60">0</text:p>
          </table:table-cell>
          <table:table-cell table:style-name="Table5.A2" office:value-type="string">
            <text:p text:style-name="P60">0x00</text:p>
          </table:table-cell>
          <table:table-cell table:style-name="Table5.C2" office:value-type="string">
            <text:p text:style-name="P60">Command to fox</text:p>
          </table:table-cell>
        </table:table-row>
        <table:table-row table:style-name="TableLine94006170074704">
          <table:table-cell table:style-name="Table5.A2" office:value-type="string">
            <text:p text:style-name="P60">1</text:p>
          </table:table-cell>
          <table:table-cell table:style-name="Table5.A2" office:value-type="string">
            <text:p text:style-name="P60">0x0<text:span text:style-name="T10">2</text:span></text:p>
          </table:table-cell>
          <table:table-cell table:style-name="Table5.C2" office:value-type="string">
            <text:p text:style-name="P199"><text:span text:style-name="T10">G</text:span>et fox name</text:p>
          </table:table-cell>
        </table:table-row>
      </table:table>
      <text:p text:style-name="P435"/>
      <text:p text:style-name="P353">Fox will answer:</text:p>
      <table:table table:name="Table6" table:style-name="Table6">
        <table:table-column table:style-name="Table6.A" table:number-columns-repeated="3"/>
        <table:table-row table:style-name="TableLine94006170064464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006170090432">
          <table:table-cell table:style-name="Table6.A2" office:value-type="string">
            <text:p text:style-name="P60">0</text:p>
          </table:table-cell>
          <table:table-cell table:style-name="Table6.A2" office:value-type="string">
            <text:p text:style-name="P109">0x01</text:p>
          </table:table-cell>
          <table:table-cell table:style-name="Table6.C2" office:value-type="string">
            <text:p text:style-name="P109">Response to command</text:p>
          </table:table-cell>
        </table:table-row>
        <table:table-row table:style-name="TableLine94006170091936">
          <table:table-cell table:style-name="Table6.A2" office:value-type="string">
            <text:p text:style-name="P155">1</text:p>
          </table:table-cell>
          <table:table-cell table:style-name="Table6.A2" office:value-type="string">
            <text:p text:style-name="P155">0x0<text:span text:style-name="T15">2</text:span></text:p>
          </table:table-cell>
          <table:table-cell table:style-name="Table6.C2" office:value-type="string">
            <text:p text:style-name="P203"><text:span text:style-name="T15">G</text:span>et fox name</text:p>
          </table:table-cell>
        </table:table-row>
        <table:table-row table:style-name="TableLine94006170092752">
          <table:table-cell table:style-name="Table6.A2" office:value-type="string">
            <text:p text:style-name="P155">2</text:p>
          </table:table-cell>
          <table:table-cell table:style-name="Table6.A2" office:value-type="string">
            <text:p text:style-name="P205">1-32</text:p>
          </table:table-cell>
          <table:table-cell table:style-name="Table6.C2" office:value-type="string">
            <text:p text:style-name="P205">Fox name length</text:p>
          </table:table-cell>
        </table:table-row>
        <table:table-row table:style-name="TableLine94006170093616">
          <table:table-cell table:style-name="Table6.A2" office:value-type="string">
            <text:p text:style-name="P207">3-35</text:p>
          </table:table-cell>
          <table:table-cell table:style-name="Table6.A2" office:value-type="string">
            <text:p text:style-name="P207">Name bytes</text:p>
          </table:table-cell>
          <table:table-cell table:style-name="Table6.C2" office:value-type="string">
            <text:p text:style-name="P200">Fox name (without null termination)</text:p>
          </table:table-cell>
        </table:table-row>
      </table:table>
      <text:p text:style-name="P435"><text:soft-page-break/></text:p>
      <text:h text:style-name="P527" text:outline-level="1"><text:span text:style-name="T11">Get</text:span> <text:span text:style-name="T12">profiles count</text:span></text:h>
      <text:p text:style-name="P391">Issue this command to <text:span text:style-name="T10">g</text:span>et <text:span text:style-name="T16">count of profiles inside a fox</text:span>.</text:p>
      <text:p text:style-name="P391"/>
      <text:p text:style-name="P391">Payload format:</text:p>
      <table:table table:name="Table7" table:style-name="Table7">
        <table:table-column table:style-name="Table7.A" table:number-columns-repeated="3"/>
        <table:table-row table:style-name="TableLine94006170077888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006170108640"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x00</text:p>
          </table:table-cell>
          <table:table-cell table:style-name="Table7.C2" office:value-type="string">
            <text:p text:style-name="P61">Command to fox</text:p>
          </table:table-cell>
        </table:table-row>
        <table:table-row table:style-name="TableLine94006170110144">
          <table:table-cell table:style-name="Table7.A2" office:value-type="string">
            <text:p text:style-name="P61">1</text:p>
          </table:table-cell>
          <table:table-cell table:style-name="Table7.A2" office:value-type="string">
            <text:p text:style-name="P61">0x0<text:span text:style-name="T17">3</text:span></text:p>
          </table:table-cell>
          <table:table-cell table:style-name="Table7.C2" office:value-type="string">
            <text:p text:style-name="P209">Get profiles count</text:p>
          </table:table-cell>
        </table:table-row>
      </table:table>
      <text:p text:style-name="P436"/>
      <text:p text:style-name="P354">Fox will answer:</text:p>
      <table:table table:name="Table8" table:style-name="Table8">
        <table:table-column table:style-name="Table8.A" table:number-columns-repeated="3"/>
        <table:table-row table:style-name="TableLine94006170100480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006170123328">
          <table:table-cell table:style-name="Table8.A2" office:value-type="string">
            <text:p text:style-name="P61">0</text:p>
          </table:table-cell>
          <table:table-cell table:style-name="Table8.A2" office:value-type="string">
            <text:p text:style-name="P110">0x01</text:p>
          </table:table-cell>
          <table:table-cell table:style-name="Table8.C2" office:value-type="string">
            <text:p text:style-name="P110">Response to command</text:p>
          </table:table-cell>
        </table:table-row>
        <table:table-row table:style-name="TableLine94006170124688">
          <table:table-cell table:style-name="Table8.A2" office:value-type="string">
            <text:p text:style-name="P156">1</text:p>
          </table:table-cell>
          <table:table-cell table:style-name="Table8.A2" office:value-type="string">
            <text:p text:style-name="P156">0x0<text:span text:style-name="T18">3</text:span></text:p>
          </table:table-cell>
          <table:table-cell table:style-name="Table8.C2" office:value-type="string">
            <text:p text:style-name="P210">Get profiles count</text:p>
          </table:table-cell>
        </table:table-row>
        <table:table-row table:style-name="TableLine94006170125456">
          <table:table-cell table:style-name="Table8.A2" office:value-type="string">
            <text:p text:style-name="P156">2</text:p>
          </table:table-cell>
          <table:table-cell table:style-name="Table8.A2" office:value-type="string">
            <text:p text:style-name="P210">1-255</text:p>
          </table:table-cell>
          <table:table-cell table:style-name="Table8.C2" office:value-type="string">
            <text:p text:style-name="P210">Profiles count</text:p>
          </table:table-cell>
        </table:table-row>
      </table:table>
      <text:p text:style-name="P436"/>
      <text:p text:style-name="P436"/>
      <text:h text:style-name="P528" text:outline-level="1"><text:span text:style-name="T11">Get</text:span> <text:span text:style-name="T13">profile</text:span> name</text:h>
      <text:p text:style-name="P392">Issue this command to <text:span text:style-name="T19">given profile</text:span> name.</text:p>
      <text:p text:style-name="P392"/>
      <text:p text:style-name="P392">Payload format:</text:p>
      <table:table table:name="Table9" table:style-name="Table9">
        <table:table-column table:style-name="Table9.A" table:number-columns-repeated="3"/>
        <table:table-row table:style-name="TableLine94006170113328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006170144160">
          <table:table-cell table:style-name="Table9.A2" office:value-type="string">
            <text:p text:style-name="P62">0</text:p>
          </table:table-cell>
          <table:table-cell table:style-name="Table9.A2" office:value-type="string">
            <text:p text:style-name="P62">0x00</text:p>
          </table:table-cell>
          <table:table-cell table:style-name="Table9.C2" office:value-type="string">
            <text:p text:style-name="P62">Command to fox</text:p>
          </table:table-cell>
        </table:table-row>
        <table:table-row table:style-name="TableLine94006170145664">
          <table:table-cell table:style-name="Table9.A2" office:value-type="string">
            <text:p text:style-name="P62">1</text:p>
          </table:table-cell>
          <table:table-cell table:style-name="Table9.A2" office:value-type="string">
            <text:p text:style-name="P62">0x0<text:span text:style-name="T19">4</text:span></text:p>
          </table:table-cell>
          <table:table-cell table:style-name="Table9.C2" office:value-type="string">
            <text:p text:style-name="P201"><text:span text:style-name="T10">G</text:span>et <text:span text:style-name="T19">profile</text:span> name</text:p>
          </table:table-cell>
        </table:table-row>
        <table:table-row table:style-name="TableLine94006170146480">
          <table:table-cell table:style-name="Table9.A2" office:value-type="string">
            <text:p text:style-name="P211">2</text:p>
          </table:table-cell>
          <table:table-cell table:style-name="Table9.A2" office:value-type="string">
            <text:p text:style-name="P211">0-255</text:p>
          </table:table-cell>
          <table:table-cell table:style-name="Table9.C2" office:value-type="string">
            <text:p text:style-name="P211">Profile ID</text:p>
          </table:table-cell>
        </table:table-row>
      </table:table>
      <text:p text:style-name="P437"/>
      <text:p text:style-name="P355">Fox will answer:</text:p>
      <table:table table:name="Table10" table:style-name="Table10">
        <table:table-column table:style-name="Table10.A" table:number-columns-repeated="3"/>
        <table:table-row table:style-name="TableLine94006170132608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006170170944">
          <table:table-cell table:style-name="Table10.A2" office:value-type="string">
            <text:p text:style-name="P62">0</text:p>
          </table:table-cell>
          <table:table-cell table:style-name="Table10.A2" office:value-type="string">
            <text:p text:style-name="P111">0x01</text:p>
          </table:table-cell>
          <table:table-cell table:style-name="Table10.C2" office:value-type="string">
            <text:p text:style-name="P111">Response to command</text:p>
          </table:table-cell>
        </table:table-row>
        <table:table-row table:style-name="TableLine94006170172512">
          <table:table-cell table:style-name="Table10.A2" office:value-type="string">
            <text:p text:style-name="P157">1</text:p>
          </table:table-cell>
          <table:table-cell table:style-name="Table10.A2" office:value-type="string">
            <text:p text:style-name="P157">0x0<text:span text:style-name="T19">4</text:span></text:p>
          </table:table-cell>
          <table:table-cell table:style-name="Table10.C2" office:value-type="string">
            <text:p text:style-name="P204"><text:span text:style-name="T15">G</text:span>et <text:span text:style-name="T19">profile name</text:span></text:p>
          </table:table-cell>
        </table:table-row>
        <table:table-row table:style-name="TableLine94006170173328">
          <table:table-cell table:style-name="Table10.A2" office:value-type="string">
            <text:p text:style-name="P211">2</text:p>
          </table:table-cell>
          <table:table-cell table:style-name="Table10.A2" office:value-type="string">
            <text:p text:style-name="P211">0x00 or 0x01</text:p>
          </table:table-cell>
          <table:table-cell table:style-name="Table10.C2" office:value-type="string">
            <text:p text:style-name="P111">Is successful?</text:p>
            <text:p text:style-name="P111">0x00 if successful,</text:p>
            <text:p text:style-name="P111">0x01 if not (<text:span text:style-name="T19">when profile ID is wrong</text:span>).</text:p>
          </table:table-cell>
        </table:table-row>
        <table:table-row table:style-name="TableLine94006170174192">
          <table:table-cell table:style-name="Table10.A2" office:value-type="string">
            <text:p text:style-name="P217">3</text:p>
          </table:table-cell>
          <table:table-cell table:style-name="Table10.A2" office:value-type="string">
            <text:p text:style-name="P217">0-255</text:p>
          </table:table-cell>
          <table:table-cell table:style-name="Table10.C2" office:value-type="string">
            <text:p text:style-name="P217">Profile ID</text:p>
          </table:table-cell>
        </table:table-row>
        <table:table-row table:style-name="TableLine94006170175008">
          <table:table-cell table:style-name="Table10.A2" office:value-type="string">
            <text:p text:style-name="P217">4</text:p>
          </table:table-cell>
          <table:table-cell table:style-name="Table10.A2" office:value-type="string">
            <text:p text:style-name="P211">1-16</text:p>
          </table:table-cell>
          <table:table-cell table:style-name="Table10.C2" office:value-type="string">
            <text:p text:style-name="P206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006170176048">
          <table:table-cell table:style-name="Table10.A2" office:value-type="string">
            <text:p text:style-name="P208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08">Name bytes</text:p>
          </table:table-cell>
          <table:table-cell table:style-name="Table10.C2" office:value-type="string">
            <text:p text:style-name="P201"><text:span text:style-name="T19">Profile</text:span> name (without null termination)</text:p>
          </table:table-cell>
        </table:table-row>
      </table:table>
      <text:p text:style-name="P437"/>
      <text:h text:style-name="P531" text:outline-level="1">Add new profile</text:h>
      <text:p text:style-name="P393">Issue this command to <text:span text:style-name="T21">add a new profile</text:span>.</text:p>
      <text:p text:style-name="P501">This command will fail if fox is armed!</text:p>
      <text:p text:style-name="P393">Payload format:</text:p>
      <table:table table:name="Таблица3" table:style-name="Таблица3">
        <table:table-column table:style-name="Таблица3.A" table:number-columns-repeated="3"/>
        <table:table-row table:style-name="TableLine94006170180448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006170190160">
          <table:table-cell table:style-name="Таблица3.A2" office:value-type="string">
            <text:p text:style-name="P63">0</text:p>
          </table:table-cell>
          <table:table-cell table:style-name="Таблица3.A2" office:value-type="string">
            <text:p text:style-name="P63">0x00</text:p>
          </table:table-cell>
          <table:table-cell table:style-name="Таблица3.C2" office:value-type="string">
            <text:p text:style-name="P63">Command to fox</text:p>
          </table:table-cell>
        </table:table-row>
        <table:table-row table:style-name="TableLine94006170191664">
          <table:table-cell table:style-name="Таблица3.A2" office:value-type="string">
            <text:p text:style-name="P63">1</text:p>
          </table:table-cell>
          <table:table-cell table:style-name="Таблица3.A2" office:value-type="string">
            <text:p text:style-name="P63">0x0<text:span text:style-name="T21">5</text:span></text:p>
          </table:table-cell>
          <table:table-cell table:style-name="Таблица3.C2" office:value-type="string">
            <text:p text:style-name="P218">Add profile</text:p>
          </table:table-cell>
        </table:table-row>
      </table:table>
      <text:p text:style-name="P438"/>
      <text:p text:style-name="P356">Fox will answer:</text:p>
      <table:table table:name="Таблица4" table:style-name="Таблица4">
        <table:table-column table:style-name="Таблица4.A" table:number-columns-repeated="3"/>
        <table:table-row table:style-name="TableLine94006170181632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006170206688"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112">0x01</text:p>
          </table:table-cell>
          <table:table-cell table:style-name="Таблица4.C2" office:value-type="string">
            <text:p text:style-name="P112">Response to command</text:p>
          </table:table-cell>
        </table:table-row>
        <table:table-row table:style-name="TableLine94006170208256">
          <table:table-cell table:style-name="Таблица4.A2" office:value-type="string">
            <text:p text:style-name="P158">1</text:p>
          </table:table-cell>
          <table:table-cell table:style-name="Таблица4.A2" office:value-type="string">
            <text:p text:style-name="P158">0x0<text:span text:style-name="T21">5</text:span></text:p>
          </table:table-cell>
          <table:table-cell table:style-name="Таблица4.C2" office:value-type="string">
            <text:p text:style-name="P218">Add profile</text:p>
          </table:table-cell>
        </table:table-row>
        <table:table-row table:style-name="TableLine94006170209072">
          <table:table-cell table:style-name="Таблица4.A2" office:value-type="string">
            <text:p text:style-name="P212">2</text:p>
          </table:table-cell>
          <table:table-cell table:style-name="Таблица4.A2" office:value-type="string">
            <text:p text:style-name="P212">0x00 or 0x01</text:p>
          </table:table-cell>
          <table:table-cell table:style-name="Таблица4.C2" office:value-type="string">
            <text:p text:style-name="P112">Is successful?</text:p>
            <text:p text:style-name="P112">0x00 if successful,</text:p>
            <text:p text:style-name="P112">0x01 if not (<text:span text:style-name="T21">when there is too much profiles</text:span>).</text:p>
          </table:table-cell>
        </table:table-row>
      </table:table>
      <text:p text:style-name="P438"/>
      <text:h text:style-name="P532" text:outline-level="1">Get current profile ID</text:h>
      <text:p text:style-name="P394">Issue this command to <text:span text:style-name="T22">get current profile ID</text:span></text:p>
      <text:p text:style-name="P394"/>
      <text:p text:style-name="P394">Payload format:</text:p>
      <table:table table:name="Table11" table:style-name="Table11">
        <table:table-column table:style-name="Table11.A" table:number-columns-repeated="3"/>
        <table:table-row table:style-name="TableLine94006170194848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006170223440">
          <table:table-cell table:style-name="Table11.A2" office:value-type="string">
            <text:p text:style-name="P64">0</text:p>
          </table:table-cell>
          <table:table-cell table:style-name="Table11.A2" office:value-type="string">
            <text:p text:style-name="P64">0x00</text:p>
          </table:table-cell>
          <table:table-cell table:style-name="Table11.C2" office:value-type="string">
            <text:p text:style-name="P64">Command to fox</text:p>
          </table:table-cell>
        </table:table-row>
        <table:table-row table:style-name="TableLine94006170224944">
          <table:table-cell table:style-name="Table11.A2" office:value-type="string">
            <text:p text:style-name="P64">1</text:p>
          </table:table-cell>
          <table:table-cell table:style-name="Table11.A2" office:value-type="string">
            <text:p text:style-name="P64">0x0<text:span text:style-name="T23">6</text:span></text:p>
          </table:table-cell>
          <table:table-cell table:style-name="Table11.C2" office:value-type="string">
            <text:p text:style-name="P219">Get current profile ID</text:p>
          </table:table-cell>
        </table:table-row>
      </table:table>
      <text:p text:style-name="P439"/>
      <text:p text:style-name="P357">Fox will answer:</text:p>
      <table:table table:name="Table12" table:style-name="Table12">
        <table:table-column table:style-name="Table12.A" table:number-columns-repeated="3"/>
        <table:table-row table:style-name="TableLine94006170214560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006170238944">
          <table:table-cell table:style-name="Table12.A2" office:value-type="string">
            <text:p text:style-name="P64">0</text:p>
          </table:table-cell>
          <table:table-cell table:style-name="Table12.A2" office:value-type="string">
            <text:p text:style-name="P113">0x01</text:p>
          </table:table-cell>
          <table:table-cell table:style-name="Table12.C2" office:value-type="string">
            <text:p text:style-name="P113">Response to command</text:p>
          </table:table-cell>
        </table:table-row>
        <table:table-row table:style-name="TableLine94006170240448">
          <table:table-cell table:style-name="Table12.A2" office:value-type="string">
            <text:p text:style-name="P159">1</text:p>
          </table:table-cell>
          <table:table-cell table:style-name="Table12.A2" office:value-type="string">
            <text:p text:style-name="P159">0x0<text:span text:style-name="T24">6</text:span></text:p>
          </table:table-cell>
          <table:table-cell table:style-name="Table12.C2" office:value-type="string">
            <text:p text:style-name="P220">Get current profile ID</text:p>
          </table:table-cell>
        </table:table-row>
        <table:table-row table:style-name="TableLine94006170241264">
          <table:table-cell table:style-name="Table12.A2" office:value-type="string">
            <text:p text:style-name="P213">2</text:p>
          </table:table-cell>
          <table:table-cell table:style-name="Table12.A2" office:value-type="string">
            <text:p text:style-name="P213">0-<text:span text:style-name="T24">255</text:span></text:p>
          </table:table-cell>
          <table:table-cell table:style-name="Table12.C2" office:value-type="string">
            <text:p text:style-name="P220">Current profile ID</text:p>
          </table:table-cell>
        </table:table-row>
      </table:table>
      <text:p text:style-name="P439"/>
      <text:h text:style-name="P533" text:outline-level="1"><text:soft-page-break/>Switch to profile</text:h>
      <text:p text:style-name="P395">Issue this command to <text:span text:style-name="T25">switch to given profile and load fox settings from it.</text:span></text:p>
      <text:p text:style-name="P502">This command will fail if fox is armed!</text:p>
      <text:p text:style-name="P395">Payload format:</text:p>
      <table:table table:name="Table13" table:style-name="Table13">
        <table:table-column table:style-name="Table13.A" table:number-columns-repeated="3"/>
        <table:table-row table:style-name="TableLine94006170227984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006170258224">
          <table:table-cell table:style-name="Table13.A2" office:value-type="string">
            <text:p text:style-name="P65">0</text:p>
          </table:table-cell>
          <table:table-cell table:style-name="Table13.A2" office:value-type="string">
            <text:p text:style-name="P65">0x00</text:p>
          </table:table-cell>
          <table:table-cell table:style-name="Table13.C2" office:value-type="string">
            <text:p text:style-name="P65">Command to fox</text:p>
          </table:table-cell>
        </table:table-row>
        <table:table-row table:style-name="TableLine94006170259680">
          <table:table-cell table:style-name="Table13.A2" office:value-type="string">
            <text:p text:style-name="P65">1</text:p>
          </table:table-cell>
          <table:table-cell table:style-name="Table13.A2" office:value-type="string">
            <text:p text:style-name="P65">0x0<text:span text:style-name="T25">7</text:span></text:p>
          </table:table-cell>
          <table:table-cell table:style-name="Table13.C2" office:value-type="string">
            <text:p text:style-name="P221">Switch to profile</text:p>
          </table:table-cell>
        </table:table-row>
        <table:table-row table:style-name="TableLine94006170260400">
          <table:table-cell table:style-name="Table13.A2" office:value-type="string">
            <text:p text:style-name="P221">2</text:p>
          </table:table-cell>
          <table:table-cell table:style-name="Table13.A2" office:value-type="string">
            <text:p text:style-name="P221">0-255</text:p>
          </table:table-cell>
          <table:table-cell table:style-name="Table13.C2" office:value-type="string">
            <text:p text:style-name="P221">Profile ID to switch</text:p>
          </table:table-cell>
        </table:table-row>
      </table:table>
      <text:p text:style-name="P440"/>
      <text:p text:style-name="P358">Fox will answer:</text:p>
      <table:table table:name="Table14" table:style-name="Table14">
        <table:table-column table:style-name="Table14.A" table:number-columns-repeated="3"/>
        <table:table-row table:style-name="TableLine94006170247344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006170274768">
          <table:table-cell table:style-name="Table14.A2" office:value-type="string">
            <text:p text:style-name="P63">0</text:p>
          </table:table-cell>
          <table:table-cell table:style-name="Table14.A2" office:value-type="string">
            <text:p text:style-name="P112">0x01</text:p>
          </table:table-cell>
          <table:table-cell table:style-name="Table14.C2" office:value-type="string">
            <text:p text:style-name="P112">Response to command</text:p>
          </table:table-cell>
        </table:table-row>
        <table:table-row table:style-name="TableLine94006170276336">
          <table:table-cell table:style-name="Table14.A2" office:value-type="string">
            <text:p text:style-name="P158">1</text:p>
          </table:table-cell>
          <table:table-cell table:style-name="Table14.A2" office:value-type="string">
            <text:p text:style-name="P158">0x0<text:span text:style-name="T26">7</text:span></text:p>
          </table:table-cell>
          <table:table-cell table:style-name="Table14.C2" office:value-type="string">
            <text:p text:style-name="P223">Switch to profile</text:p>
          </table:table-cell>
        </table:table-row>
        <table:table-row table:style-name="TableLine94006170277152">
          <table:table-cell table:style-name="Table14.A2" office:value-type="string">
            <text:p text:style-name="P212">2</text:p>
          </table:table-cell>
          <table:table-cell table:style-name="Table14.A2" office:value-type="string">
            <text:p text:style-name="P212">0x00 or 0x01</text:p>
          </table:table-cell>
          <table:table-cell table:style-name="Table14.C2" office:value-type="string">
            <text:p text:style-name="P112">Is successful?</text:p>
            <text:p text:style-name="P112">0x00 if successful,</text:p>
            <text:p text:style-name="P112">0x01 if not (<text:span text:style-name="T27">when profile ID is incorrect</text:span>).</text:p>
          </table:table-cell>
        </table:table-row>
      </table:table>
      <text:p text:style-name="P440"/>
      <text:h text:style-name="P534" text:outline-level="1">Set profile name</text:h>
      <text:p text:style-name="P396">Issue this command to <text:span text:style-name="T30">set current profile name.</text:span></text:p>
      <text:p text:style-name="P502">This command will fail if fox is armed!</text:p>
      <text:p text:style-name="P396">Payload format:</text:p>
      <table:table table:name="Table15" table:style-name="Table15">
        <table:table-column table:style-name="Table15.A" table:number-columns-repeated="3"/>
        <table:table-row table:style-name="TableLine94006170263360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006170296512">
          <table:table-cell table:style-name="Table15.A2" office:value-type="string">
            <text:p text:style-name="P66">0</text:p>
          </table:table-cell>
          <table:table-cell table:style-name="Table15.A2" office:value-type="string">
            <text:p text:style-name="P66">0x00</text:p>
          </table:table-cell>
          <table:table-cell table:style-name="Table15.C2" office:value-type="string">
            <text:p text:style-name="P66">Command to fox</text:p>
          </table:table-cell>
        </table:table-row>
        <table:table-row table:style-name="TableLine94006170298016">
          <table:table-cell table:style-name="Table15.A2" office:value-type="string">
            <text:p text:style-name="P66">1</text:p>
          </table:table-cell>
          <table:table-cell table:style-name="Table15.A2" office:value-type="string">
            <text:p text:style-name="P66">0x0<text:span text:style-name="T28">8</text:span></text:p>
          </table:table-cell>
          <table:table-cell table:style-name="Table15.C2" office:value-type="string">
            <text:p text:style-name="P224">Set profile name</text:p>
          </table:table-cell>
        </table:table-row>
        <table:table-row table:style-name="TableLine94006170298832">
          <table:table-cell table:style-name="Table15.A2" office:value-type="string">
            <text:p text:style-name="P222">2</text:p>
          </table:table-cell>
          <table:table-cell table:style-name="Table15.A2" office:value-type="string">
            <text:p text:style-name="P224">1-16</text:p>
          </table:table-cell>
          <table:table-cell table:style-name="Table15.C2" office:value-type="string">
            <text:p text:style-name="P224">Profile name length</text:p>
          </table:table-cell>
        </table:table-row>
        <table:table-row table:style-name="TableLine94006170299696">
          <table:table-cell table:style-name="Table15.A2" office:value-type="string">
            <text:p text:style-name="P224">3-18</text:p>
          </table:table-cell>
          <table:table-cell table:style-name="Table15.A2" office:value-type="string">
            <text:p text:style-name="P224">Name bytes</text:p>
          </table:table-cell>
          <table:table-cell table:style-name="Table15.C2" office:value-type="string">
            <text:p text:style-name="P224">Profile name</text:p>
          </table:table-cell>
        </table:table-row>
      </table:table>
      <text:p text:style-name="P441"/>
      <text:p text:style-name="P359">Fox will answer:</text:p>
      <table:table table:name="Table16" table:style-name="Table16">
        <table:table-column table:style-name="Table16.A" table:number-columns-repeated="3"/>
        <table:table-row table:style-name="TableLine94006170283120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006170314080">
          <table:table-cell table:style-name="Table16.A2" office:value-type="string">
            <text:p text:style-name="P66">0</text:p>
          </table:table-cell>
          <table:table-cell table:style-name="Table16.A2" office:value-type="string">
            <text:p text:style-name="P114">0x01</text:p>
          </table:table-cell>
          <table:table-cell table:style-name="Table16.C2" office:value-type="string">
            <text:p text:style-name="P114">Response to command</text:p>
          </table:table-cell>
        </table:table-row>
        <table:table-row table:style-name="TableLine94006170315648">
          <table:table-cell table:style-name="Table16.A2" office:value-type="string">
            <text:p text:style-name="P160">1</text:p>
          </table:table-cell>
          <table:table-cell table:style-name="Table16.A2" office:value-type="string">
            <text:p text:style-name="P160">0x0<text:span text:style-name="T43">8</text:span></text:p>
          </table:table-cell>
          <table:table-cell table:style-name="Table16.C2" office:value-type="string">
            <text:p text:style-name="P225">Set profile name</text:p>
          </table:table-cell>
        </table:table-row>
        <table:table-row table:style-name="TableLine94006170316464">
          <table:table-cell table:style-name="Table16.A2" office:value-type="string">
            <text:p text:style-name="P214">2</text:p>
          </table:table-cell>
          <table:table-cell table:style-name="Table16.A2" office:value-type="string">
            <text:p text:style-name="P214">0x00 or 0x01</text:p>
          </table:table-cell>
          <table:table-cell table:style-name="Table16.C2" office:value-type="string">
            <text:p text:style-name="P114">Is successful?</text:p>
            <text:p text:style-name="P114">0x00 if successful,</text:p>
            <text:p text:style-name="P114">0x01 if not (<text:span text:style-name="T43">if name length is incorrect</text:span>).</text:p>
          </table:table-cell>
        </table:table-row>
      </table:table>
      <text:p text:style-name="P441"><text:soft-page-break/></text:p>
      <text:h text:style-name="P535" text:outline-level="1">Get frequency</text:h>
      <text:p text:style-name="P397">Issue this command to <text:span text:style-name="T31">get fox frequency</text:span></text:p>
      <text:p text:style-name="P397"/>
      <text:p text:style-name="P397">Payload format:</text:p>
      <table:table table:name="Table17" table:style-name="Table17">
        <table:table-column table:style-name="Table17.A" table:number-columns-repeated="3"/>
        <table:table-row table:style-name="TableLine94006170302912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006170330896">
          <table:table-cell table:style-name="Table17.A2" office:value-type="string">
            <text:p text:style-name="P67">0</text:p>
          </table:table-cell>
          <table:table-cell table:style-name="Table17.A2" office:value-type="string">
            <text:p text:style-name="P67">0x00</text:p>
          </table:table-cell>
          <table:table-cell table:style-name="Table17.C2" office:value-type="string">
            <text:p text:style-name="P67">Command to fox</text:p>
          </table:table-cell>
        </table:table-row>
        <table:table-row table:style-name="TableLine94006170332400">
          <table:table-cell table:style-name="Table17.A2" office:value-type="string">
            <text:p text:style-name="P67">1</text:p>
          </table:table-cell>
          <table:table-cell table:style-name="Table17.A2" office:value-type="string">
            <text:p text:style-name="P67">0x0<text:span text:style-name="T44">9</text:span></text:p>
          </table:table-cell>
          <table:table-cell table:style-name="Table17.C2" office:value-type="string">
            <text:p text:style-name="P226">Get frequency</text:p>
          </table:table-cell>
        </table:table-row>
      </table:table>
      <text:p text:style-name="P442"/>
      <text:p text:style-name="P360">Fox will answer:</text:p>
      <table:table table:name="Table18" table:style-name="Table18">
        <table:table-column table:style-name="Table18.A" table:number-columns-repeated="3"/>
        <table:table-row table:style-name="TableLine94006170322080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006170357120">
          <table:table-cell table:style-name="Table18.A2" office:value-type="string">
            <text:p text:style-name="P67">0</text:p>
          </table:table-cell>
          <table:table-cell table:style-name="Table18.A2" office:value-type="string">
            <text:p text:style-name="P115">0x01</text:p>
          </table:table-cell>
          <table:table-cell table:style-name="Table18.C2" office:value-type="string">
            <text:p text:style-name="P115">Response to command</text:p>
          </table:table-cell>
        </table:table-row>
        <table:table-row table:style-name="TableLine94006170358624">
          <table:table-cell table:style-name="Table18.A2" office:value-type="string">
            <text:p text:style-name="P161">1</text:p>
          </table:table-cell>
          <table:table-cell table:style-name="Table18.A2" office:value-type="string">
            <text:p text:style-name="P161">0x0<text:span text:style-name="T44">9</text:span></text:p>
          </table:table-cell>
          <table:table-cell table:style-name="Table18.C2" office:value-type="string">
            <text:p text:style-name="P226">Get frequency</text:p>
          </table:table-cell>
        </table:table-row>
        <table:table-row table:style-name="TableLine94006170359440">
          <table:table-cell table:style-name="Table18.A2" office:value-type="string">
            <text:p text:style-name="P215">2</text:p>
          </table:table-cell>
          <table:table-cell table:style-name="Table18.A2" office:value-type="string">
            <text:p text:style-name="P215">0x00 or 0x01</text:p>
          </table:table-cell>
          <table:table-cell table:style-name="Table18.C2" office:value-type="string">
            <text:p text:style-name="P226">Is 144MHz?</text:p>
            <text:p text:style-name="P226">If 0x00 then fox in 3.5MHz range (80m), if 0x01 – then in 144MHz range (2m)</text:p>
          </table:table-cell>
        </table:table-row>
        <table:table-row table:style-name="TableLine94006170360304">
          <table:table-cell table:style-name="Table18.A2" office:value-type="string">
            <text:p text:style-name="P229">3-6</text:p>
          </table:table-cell>
          <table:table-cell table:style-name="Table18.A2" office:value-type="string">
            <text:p text:style-name="P229">uint32_t with frequency, <text:span text:style-name="T45">least</text:span> significant byte first</text:p>
          </table:table-cell>
          <table:table-cell table:style-name="Table18.C2" office:value-type="string">
            <text:p text:style-name="P229">Fox frequency in Hz</text:p>
          </table:table-cell>
        </table:table-row>
      </table:table>
      <text:p text:style-name="P442"/>
      <text:h text:style-name="P536" text:outline-level="1"><text:span text:style-name="T46">Set</text:span> frequency</text:h>
      <text:p text:style-name="P398">Issue this command to <text:span text:style-name="T32">set</text:span><text:span text:style-name="T31"> fox frequency.</text:span></text:p>
      <text:p text:style-name="P444"><text:span text:style-name="T31">A</text:span><text:span text:style-name="T29">llowed frequency ranges:</text:span></text:p>
      <text:list xml:id="list3576809097" text:style-name="L1">
        <text:list-item>
          <text:p text:style-name="P573">3500000 – 3650000 Hz for 3.5MHz range</text:p>
        </text:list-item>
        <text:list-item>
          <text:p text:style-name="P576"><text:span text:style-name="T33">1</text:span><text:span text:style-name="T29">44000000 – 146000000 Hz for 144MHz range</text:span></text:p>
        </text:list-item>
      </text:list>
      <text:p text:style-name="P502">This command will fail if fox is armed!</text:p>
      <text:p text:style-name="P398">Payload format:</text:p>
      <table:table table:name="Table19" table:style-name="Table19">
        <table:table-column table:style-name="Table19.A" table:number-columns-repeated="3"/>
        <table:table-row table:style-name="TableLine94006170149392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006170402576">
          <table:table-cell table:style-name="Table19.A2" office:value-type="string">
            <text:p text:style-name="P68">0</text:p>
          </table:table-cell>
          <table:table-cell table:style-name="Table19.A2" office:value-type="string">
            <text:p text:style-name="P68">0x00</text:p>
          </table:table-cell>
          <table:table-cell table:style-name="Table19.C2" office:value-type="string">
            <text:p text:style-name="P68">Command to fox</text:p>
          </table:table-cell>
        </table:table-row>
        <table:table-row table:style-name="TableLine94006170404080">
          <table:table-cell table:style-name="Table19.A2" office:value-type="string">
            <text:p text:style-name="P68">1</text:p>
          </table:table-cell>
          <table:table-cell table:style-name="Table19.A2" office:value-type="string">
            <text:p text:style-name="P68">0x0<text:span text:style-name="T47">A</text:span></text:p>
          </table:table-cell>
          <table:table-cell table:style-name="Table19.C2" office:value-type="string">
            <text:p text:style-name="P227"><text:span text:style-name="T47">S</text:span>et frequency</text:p>
          </table:table-cell>
        </table:table-row>
        <table:table-row table:style-name="TableLine94006170404896">
          <table:table-cell table:style-name="Table19.A2" office:value-type="string">
            <text:p text:style-name="P231">2</text:p>
          </table:table-cell>
          <table:table-cell table:style-name="Table19.A2" office:value-type="string">
            <text:p text:style-name="P231">0x00 or 0x01</text:p>
          </table:table-cell>
          <table:table-cell table:style-name="Table19.C2" office:value-type="string">
            <text:p text:style-name="P228">Is 144MHz?</text:p>
            <text:p text:style-name="P228">If 0x00 then fox in 3.5MHz range (80m), if 0x01 – then in 144MHz range (2m)</text:p>
          </table:table-cell>
        </table:table-row>
        <table:table-row table:style-name="TableLine94006170405760">
          <table:table-cell table:style-name="Table19.A2" office:value-type="string">
            <text:p text:style-name="P231">3-6</text:p>
          </table:table-cell>
          <table:table-cell table:style-name="Table19.A2" office:value-type="string">
            <text:p text:style-name="P230">uint32_t with frequency, <text:span text:style-name="T45">least</text:span> significant byte first</text:p>
          </table:table-cell>
          <table:table-cell table:style-name="Table19.C2" office:value-type="string">
            <text:p text:style-name="P230">Fox frequency in Hz</text:p>
          </table:table-cell>
        </table:table-row>
      </table:table>
      <text:p text:style-name="P443"/>
      <text:p text:style-name="P361">Fox will answer:</text:p>
      <table:table table:name="Table20" table:style-name="Table20">
        <table:table-column table:style-name="Table20.A" table:number-columns-repeated="3"/>
        <text:soft-page-break/>
        <table:table-row table:style-name="TableLine94006170388000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006170420928">
          <table:table-cell table:style-name="Table20.A2" office:value-type="string">
            <text:p text:style-name="P68">0</text:p>
          </table:table-cell>
          <table:table-cell table:style-name="Table20.A2" office:value-type="string">
            <text:p text:style-name="P116">0x01</text:p>
          </table:table-cell>
          <table:table-cell table:style-name="Table20.C2" office:value-type="string">
            <text:p text:style-name="P116">Response to command</text:p>
          </table:table-cell>
        </table:table-row>
        <table:table-row table:style-name="TableLine94006170422496">
          <table:table-cell table:style-name="Table20.A2" office:value-type="string">
            <text:p text:style-name="P162">1</text:p>
          </table:table-cell>
          <table:table-cell table:style-name="Table20.A2" office:value-type="string">
            <text:p text:style-name="P162">0x0<text:span text:style-name="T47">A</text:span></text:p>
          </table:table-cell>
          <table:table-cell table:style-name="Table20.C2" office:value-type="string">
            <text:p text:style-name="P227"><text:span text:style-name="T47">S</text:span>et frequency</text:p>
          </table:table-cell>
        </table:table-row>
        <table:table-row table:style-name="TableLine94006170423312">
          <table:table-cell table:style-name="Table20.A2" office:value-type="string">
            <text:p text:style-name="P231">2</text:p>
          </table:table-cell>
          <table:table-cell table:style-name="Table20.A2" office:value-type="string">
            <text:p text:style-name="P216">0x00 or 0x01</text:p>
          </table:table-cell>
          <table:table-cell table:style-name="Table20.C2" office:value-type="string">
            <text:p text:style-name="P117">Is successful?</text:p>
            <text:p text:style-name="P117">0x00 if successful,</text:p>
            <text:p text:style-name="P117">0x01 if not (<text:span text:style-name="T43">if </text:span><text:span text:style-name="T47">frequency outside allowed ranges</text:span>).</text:p>
          </table:table-cell>
        </table:table-row>
      </table:table>
      <text:p text:style-name="P443"/>
      <text:h text:style-name="P537" text:outline-level="1">Get code</text:h>
      <text:p text:style-name="P399">Issue this command to <text:span text:style-name="T34">get fox code</text:span><text:span text:style-name="T31">.</text:span></text:p>
      <text:p text:style-name="P399"/>
      <text:p text:style-name="P399">Payload format:</text:p>
      <table:table table:name="Table21" table:style-name="Table21">
        <table:table-column table:style-name="Table21.A" table:number-columns-repeated="3"/>
        <table:table-row table:style-name="TableLine94006170408816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006170439024">
          <table:table-cell table:style-name="Table21.A2" office:value-type="string">
            <text:p text:style-name="P69">0</text:p>
          </table:table-cell>
          <table:table-cell table:style-name="Table21.A2" office:value-type="string">
            <text:p text:style-name="P69">0x00</text:p>
          </table:table-cell>
          <table:table-cell table:style-name="Table21.C2" office:value-type="string">
            <text:p text:style-name="P69">Command to fox</text:p>
          </table:table-cell>
        </table:table-row>
        <table:table-row table:style-name="TableLine94006170440528">
          <table:table-cell table:style-name="Table21.A2" office:value-type="string">
            <text:p text:style-name="P69">1</text:p>
          </table:table-cell>
          <table:table-cell table:style-name="Table21.A2" office:value-type="string">
            <text:p text:style-name="P69">0x0<text:span text:style-name="T48">B</text:span></text:p>
          </table:table-cell>
          <table:table-cell table:style-name="Table21.C2" office:value-type="string">
            <text:p text:style-name="P251">Get fox code</text:p>
          </table:table-cell>
        </table:table-row>
      </table:table>
      <text:p text:style-name="P445"/>
      <text:p text:style-name="P362">Fox will answer:</text:p>
      <table:table table:name="Table22" table:style-name="Table22">
        <table:table-column table:style-name="Table22.A" table:number-columns-repeated="3"/>
        <table:table-row table:style-name="TableLine94006170430480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006170457024">
          <table:table-cell table:style-name="Table22.A2" office:value-type="string">
            <text:p text:style-name="P69">0</text:p>
          </table:table-cell>
          <table:table-cell table:style-name="Table22.A2" office:value-type="string">
            <text:p text:style-name="P118">0x01</text:p>
          </table:table-cell>
          <table:table-cell table:style-name="Table22.C2" office:value-type="string">
            <text:p text:style-name="P118">Response to command</text:p>
          </table:table-cell>
        </table:table-row>
        <table:table-row table:style-name="TableLine94006170458816">
          <table:table-cell table:style-name="Table22.A2" office:value-type="string">
            <text:p text:style-name="P163">1</text:p>
          </table:table-cell>
          <table:table-cell table:style-name="Table22.A2" office:value-type="string">
            <text:p text:style-name="P163">0x0<text:span text:style-name="T48">B</text:span></text:p>
          </table:table-cell>
          <table:table-cell table:style-name="Table22.C2" office:value-type="string">
            <text:p text:style-name="P251">Get fox code</text:p>
          </table:table-cell>
        </table:table-row>
        <table:table-row table:style-name="TableLine94006170459632">
          <table:table-cell table:style-name="Table22.A2" office:value-type="string">
            <text:p text:style-name="P232">2</text:p>
          </table:table-cell>
          <table:table-cell table:style-name="Table22.A2" office:value-type="string">
            <text:p text:style-name="P251">0-6</text:p>
          </table:table-cell>
          <table:table-cell table:style-name="Table22.C2" office:value-type="string">
            <text:p text:style-name="P259">Fox code:</text:p>
            <text:p text:style-name="P251">0 – Finish (MO)</text:p>
            <text:p text:style-name="P251">1- Fox #1 (MOE)</text:p>
            <text:p text:style-name="P251">2 – Fox #2 (MOI)</text:p>
            <text:p text:style-name="P251">3 – Fox #3 (MOS)</text:p>
            <text:p text:style-name="P251">4 – Fox #4 (MOH)</text:p>
            <text:p text:style-name="P251">5 – Fox #5 (MO5)</text:p>
            <text:p text:style-name="P251">6 – Beacon (S)</text:p>
          </table:table-cell>
        </table:table-row>
      </table:table>
      <text:p text:style-name="P445"/>
      <text:h text:style-name="P538" text:outline-level="1"><text:span text:style-name="T49">S</text:span>et code</text:h>
      <text:p text:style-name="P400">Issue this command to <text:span text:style-name="T49">s</text:span><text:span text:style-name="T34">et fox code</text:span><text:span text:style-name="T31">.</text:span></text:p>
      <text:p text:style-name="P503">This command will fail if fox is armed!</text:p>
      <text:p text:style-name="P400">Payload format:</text:p>
      <table:table table:name="Table23" table:style-name="Table23">
        <table:table-column table:style-name="Table23.A" table:number-columns-repeated="3"/>
        <table:table-row table:style-name="TableLine94006170443712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006170480720">
          <table:table-cell table:style-name="Table23.A2" office:value-type="string">
            <text:p text:style-name="P70">0</text:p>
          </table:table-cell>
          <table:table-cell table:style-name="Table23.A2" office:value-type="string">
            <text:p text:style-name="P70">0x00</text:p>
          </table:table-cell>
          <table:table-cell table:style-name="Table23.C2" office:value-type="string">
            <text:p text:style-name="P70">Command to fox</text:p>
          </table:table-cell>
        </table:table-row>
        <table:table-row table:style-name="TableLine94006170482576">
          <table:table-cell table:style-name="Table23.A2" office:value-type="string">
            <text:p text:style-name="P70">1</text:p>
          </table:table-cell>
          <table:table-cell table:style-name="Table23.A2" office:value-type="string">
            <text:p text:style-name="P70">0x0<text:span text:style-name="T49">C</text:span></text:p>
          </table:table-cell>
          <table:table-cell table:style-name="Table23.C2" office:value-type="string">
            <text:p text:style-name="P252"><text:span text:style-name="T49">S</text:span>et fox code</text:p>
          </table:table-cell>
        </table:table-row>
        <table:table-row table:style-name="TableLine94006170483392">
          <table:table-cell table:style-name="Table23.A2" office:value-type="string">
            <text:p text:style-name="P259">2</text:p>
          </table:table-cell>
          <table:table-cell table:style-name="Table23.A2" office:value-type="string">
            <text:p text:style-name="P259">0-6</text:p>
          </table:table-cell>
          <table:table-cell table:style-name="Table23.C2" office:value-type="string">
            <text:p text:style-name="P259">Fox code:</text:p>
            <text:p text:style-name="P252">0 – Finish (MO)</text:p>
            <text:p text:style-name="P252"><text:soft-page-break/>1- Fox #1 (MOE)</text:p>
            <text:p text:style-name="P252">2 – Fox #2 (MOI)</text:p>
            <text:p text:style-name="P252">3 – Fox #3 (MOS)</text:p>
            <text:p text:style-name="P252">4 – Fox #4 (MOH)</text:p>
            <text:p text:style-name="P252">5 – Fox #5 (MO5)</text:p>
            <text:p text:style-name="P252">6 – Beacon (S)</text:p>
          </table:table-cell>
        </table:table-row>
      </table:table>
      <text:p text:style-name="P446"/>
      <text:p text:style-name="P363">Fox will answer:</text:p>
      <table:table table:name="Table24" table:style-name="Table24">
        <table:table-column table:style-name="Table24.A" table:number-columns-repeated="3"/>
        <table:table-row table:style-name="TableLine94006170467024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006170498960">
          <table:table-cell table:style-name="Table24.A2" office:value-type="string">
            <text:p text:style-name="P70">0</text:p>
          </table:table-cell>
          <table:table-cell table:style-name="Table24.A2" office:value-type="string">
            <text:p text:style-name="P119">0x01</text:p>
          </table:table-cell>
          <table:table-cell table:style-name="Table24.C2" office:value-type="string">
            <text:p text:style-name="P119">Response to command</text:p>
          </table:table-cell>
        </table:table-row>
        <table:table-row table:style-name="TableLine94006170500528">
          <table:table-cell table:style-name="Table24.A2" office:value-type="string">
            <text:p text:style-name="P164">1</text:p>
          </table:table-cell>
          <table:table-cell table:style-name="Table24.A2" office:value-type="string">
            <text:p text:style-name="P164">0x0<text:span text:style-name="T49">C</text:span></text:p>
          </table:table-cell>
          <table:table-cell table:style-name="Table24.C2" office:value-type="string">
            <text:p text:style-name="P252"><text:span text:style-name="T49">S</text:span>et fox code</text:p>
          </table:table-cell>
        </table:table-row>
        <table:table-row table:style-name="TableLine94006170501344">
          <table:table-cell table:style-name="Table24.A2" office:value-type="string">
            <text:p text:style-name="P233">2</text:p>
          </table:table-cell>
          <table:table-cell table:style-name="Table24.A2" office:value-type="string">
            <text:p text:style-name="P252">0<text:span text:style-name="T49">x00 or 0x01</text:span></text:p>
          </table:table-cell>
          <table:table-cell table:style-name="Table24.C2" office:value-type="string">
            <text:p text:style-name="P119">Is successful?</text:p>
            <text:p text:style-name="P119">0x00 if successful,</text:p>
            <text:p text:style-name="P119">0x01 if not (<text:span text:style-name="T43">if </text:span><text:span text:style-name="T49">requested invalid code</text:span>).</text:p>
          </table:table-cell>
        </table:table-row>
      </table:table>
      <text:p text:style-name="P446"/>
      <text:h text:style-name="P539" text:outline-level="1">Get <text:span text:style-name="T50">speed</text:span></text:h>
      <text:p text:style-name="P401">Issue this command to <text:span text:style-name="T34">get fox </text:span><text:span text:style-name="T35">speed</text:span><text:span text:style-name="T31">.</text:span></text:p>
      <text:p text:style-name="P401"/>
      <text:p text:style-name="P401">Payload format:</text:p>
      <table:table table:name="Table25" table:style-name="Table25">
        <table:table-column table:style-name="Table25.A" table:number-columns-repeated="3"/>
        <table:table-row table:style-name="TableLine94006170506208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006170515952">
          <table:table-cell table:style-name="Table25.A2" office:value-type="string">
            <text:p text:style-name="P71">0</text:p>
          </table:table-cell>
          <table:table-cell table:style-name="Table25.A2" office:value-type="string">
            <text:p text:style-name="P71">0x00</text:p>
          </table:table-cell>
          <table:table-cell table:style-name="Table25.C2" office:value-type="string">
            <text:p text:style-name="P71">Command to fox</text:p>
          </table:table-cell>
        </table:table-row>
        <table:table-row table:style-name="TableLine94006170517520">
          <table:table-cell table:style-name="Table25.A2" office:value-type="string">
            <text:p text:style-name="P71">1</text:p>
          </table:table-cell>
          <table:table-cell table:style-name="Table25.A2" office:value-type="string">
            <text:p text:style-name="P71">0x0<text:span text:style-name="T50">D</text:span></text:p>
          </table:table-cell>
          <table:table-cell table:style-name="Table25.C2" office:value-type="string">
            <text:p text:style-name="P253">Get fox <text:span text:style-name="T50">speed</text:span></text:p>
          </table:table-cell>
        </table:table-row>
      </table:table>
      <text:p text:style-name="P447"/>
      <text:p text:style-name="P364">Fox will answer:</text:p>
      <table:table table:name="Table26" table:style-name="Table26">
        <table:table-column table:style-name="Table26.A" table:number-columns-repeated="3"/>
        <table:table-row table:style-name="TableLine94006170507792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006170531584">
          <table:table-cell table:style-name="Table26.A2" office:value-type="string">
            <text:p text:style-name="P71">0</text:p>
          </table:table-cell>
          <table:table-cell table:style-name="Table26.A2" office:value-type="string">
            <text:p text:style-name="P120">0x01</text:p>
          </table:table-cell>
          <table:table-cell table:style-name="Table26.C2" office:value-type="string">
            <text:p text:style-name="P120">Response to command</text:p>
          </table:table-cell>
        </table:table-row>
        <table:table-row table:style-name="TableLine94006170533088">
          <table:table-cell table:style-name="Table26.A2" office:value-type="string">
            <text:p text:style-name="P165">1</text:p>
          </table:table-cell>
          <table:table-cell table:style-name="Table26.A2" office:value-type="string">
            <text:p text:style-name="P165">0x0<text:span text:style-name="T51">D</text:span></text:p>
          </table:table-cell>
          <table:table-cell table:style-name="Table26.C2" office:value-type="string">
            <text:p text:style-name="P253">Get fox <text:span text:style-name="T51">speed</text:span></text:p>
          </table:table-cell>
        </table:table-row>
        <table:table-row table:style-name="TableLine94006170533904">
          <table:table-cell table:style-name="Table26.A2" office:value-type="string">
            <text:p text:style-name="P234">2</text:p>
          </table:table-cell>
          <table:table-cell table:style-name="Table26.A2" office:value-type="string">
            <text:p text:style-name="P260">0x00 or 0x01</text:p>
          </table:table-cell>
          <table:table-cell table:style-name="Table26.C2" office:value-type="string">
            <text:p text:style-name="P260">Fox speed:</text:p>
            <text:p text:style-name="P260">0x00 – slow,</text:p>
            <text:p text:style-name="P261">0x01 – fast</text:p>
          </table:table-cell>
        </table:table-row>
      </table:table>
      <text:p text:style-name="P447"/>
      <text:h text:style-name="P540" text:outline-level="1"><text:span text:style-name="T52">S</text:span>et <text:span text:style-name="T50">speed</text:span></text:h>
      <text:p text:style-name="P402">Issue this command to <text:span text:style-name="T52">s</text:span><text:span text:style-name="T34">et fox </text:span><text:span text:style-name="T35">speed</text:span><text:span text:style-name="T31">.</text:span></text:p>
      <text:p text:style-name="P503">This command will fail if fox is armed!</text:p>
      <text:p text:style-name="P402">Payload format:</text:p>
      <table:table table:name="Table27" table:style-name="Table27">
        <table:table-column table:style-name="Table27.A" table:number-columns-repeated="3"/>
        <table:table-row table:style-name="TableLine94006170520448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006170552992">
          <table:table-cell table:style-name="Table27.A2" office:value-type="string">
            <text:p text:style-name="P72">0</text:p>
          </table:table-cell>
          <table:table-cell table:style-name="Table27.A2" office:value-type="string">
            <text:p text:style-name="P72">0x00</text:p>
          </table:table-cell>
          <table:table-cell table:style-name="Table27.C2" office:value-type="string">
            <text:p text:style-name="P72">Command to fox</text:p>
          </table:table-cell>
        </table:table-row>
        <table:table-row table:style-name="TableLine94006170554496">
          <table:table-cell table:style-name="Table27.A2" office:value-type="string">
            <text:p text:style-name="P72">1</text:p>
          </table:table-cell>
          <table:table-cell table:style-name="Table27.A2" office:value-type="string">
            <text:p text:style-name="P72">0x0<text:span text:style-name="T52">E</text:span></text:p>
          </table:table-cell>
          <table:table-cell table:style-name="Table27.C2" office:value-type="string">
            <text:p text:style-name="P254"><text:span text:style-name="T52">S</text:span>et fox <text:span text:style-name="T50">speed</text:span></text:p>
          </table:table-cell>
        </table:table-row>
        <table:table-row table:style-name="TableLine94006170555312">
          <table:table-cell table:style-name="Table27.A2" office:value-type="string">
            <text:p text:style-name="P265">2</text:p>
          </table:table-cell>
          <table:table-cell table:style-name="Table27.A2" office:value-type="string">
            <text:p text:style-name="P262">0x00 or 0x01</text:p>
          </table:table-cell>
          <table:table-cell table:style-name="Table27.C2" office:value-type="string">
            <text:p text:style-name="P262">Fox speed:</text:p>
            <text:p text:style-name="P262">0x00 – slow,</text:p>
            <text:p text:style-name="P262">0x01 – fast</text:p>
          </table:table-cell>
        </table:table-row>
      </table:table>
      <text:p text:style-name="P448"/>
      <text:p text:style-name="P365">Fox will answer:</text:p>
      <table:table table:name="Table28" table:style-name="Table28">
        <table:table-column table:style-name="Table28.A" table:number-columns-repeated="3"/>
        <table:table-row table:style-name="TableLine94006170542608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006170571712">
          <table:table-cell table:style-name="Table28.A2" office:value-type="string">
            <text:p text:style-name="P72">0</text:p>
          </table:table-cell>
          <table:table-cell table:style-name="Table28.A2" office:value-type="string">
            <text:p text:style-name="P121">0x01</text:p>
          </table:table-cell>
          <table:table-cell table:style-name="Table28.C2" office:value-type="string">
            <text:p text:style-name="P121">Response to command</text:p>
          </table:table-cell>
        </table:table-row>
        <table:table-row table:style-name="TableLine94006170573280">
          <table:table-cell table:style-name="Table28.A2" office:value-type="string">
            <text:p text:style-name="P166">1</text:p>
          </table:table-cell>
          <table:table-cell table:style-name="Table28.A2" office:value-type="string">
            <text:p text:style-name="P166">0x0<text:span text:style-name="T52">E</text:span></text:p>
          </table:table-cell>
          <table:table-cell table:style-name="Table28.C2" office:value-type="string">
            <text:p text:style-name="P254"><text:span text:style-name="T52">S</text:span>et fox <text:span text:style-name="T51">speed</text:span></text:p>
          </table:table-cell>
        </table:table-row>
        <table:table-row table:style-name="TableLine94006170574096">
          <table:table-cell table:style-name="Table28.A2" office:value-type="string">
            <text:p text:style-name="P235">2</text:p>
          </table:table-cell>
          <table:table-cell table:style-name="Table28.A2" office:value-type="string">
            <text:p text:style-name="P262">0x00 or 0x01</text:p>
          </table:table-cell>
          <table:table-cell table:style-name="Table28.C2" office:value-type="string">
            <text:p text:style-name="P121">Is successful?</text:p>
            <text:p text:style-name="P121">0x00 if successful,</text:p>
            <text:p text:style-name="P121">0x01 if not (<text:span text:style-name="T43">if </text:span><text:span text:style-name="T49">requested invalid </text:span><text:span text:style-name="T52">speed</text:span>).</text:p>
          </table:table-cell>
        </table:table-row>
      </table:table>
      <text:p text:style-name="P448"/>
      <text:h text:style-name="P541" text:outline-level="1">Get <text:span text:style-name="T53">cycle</text:span></text:h>
      <text:p text:style-name="P403">Issue this command to <text:span text:style-name="T34">get fox </text:span><text:span text:style-name="T36">cycle parameters</text:span><text:span text:style-name="T31">.</text:span></text:p>
      <text:p text:style-name="P403"/>
      <text:p text:style-name="P403">Payload format:</text:p>
      <table:table table:name="Table29" table:style-name="Table29">
        <table:table-column table:style-name="Table29.A" table:number-columns-repeated="3"/>
        <table:table-row table:style-name="TableLine94006170558224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006170587664">
          <table:table-cell table:style-name="Table29.A2" office:value-type="string">
            <text:p text:style-name="P73">0</text:p>
          </table:table-cell>
          <table:table-cell table:style-name="Table29.A2" office:value-type="string">
            <text:p text:style-name="P73">0x00</text:p>
          </table:table-cell>
          <table:table-cell table:style-name="Table29.C2" office:value-type="string">
            <text:p text:style-name="P73">Command to fox</text:p>
          </table:table-cell>
        </table:table-row>
        <table:table-row table:style-name="TableLine94006170589232">
          <table:table-cell table:style-name="Table29.A2" office:value-type="string">
            <text:p text:style-name="P73">1</text:p>
          </table:table-cell>
          <table:table-cell table:style-name="Table29.A2" office:value-type="string">
            <text:p text:style-name="P73">0x0<text:span text:style-name="T53">F</text:span></text:p>
          </table:table-cell>
          <table:table-cell table:style-name="Table29.C2" office:value-type="string">
            <text:p text:style-name="P255">Get fox <text:span text:style-name="T53">cycle parameters</text:span></text:p>
          </table:table-cell>
        </table:table-row>
      </table:table>
      <text:p text:style-name="P449"/>
      <text:p text:style-name="P366">Fox will answer:</text:p>
      <table:table table:name="Table30" table:style-name="Table30">
        <table:table-column table:style-name="Table30.A" table:number-columns-repeated="3"/>
        <table:table-row table:style-name="TableLine94006170579664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006170608016">
          <table:table-cell table:style-name="Table30.A2" office:value-type="string">
            <text:p text:style-name="P73">0</text:p>
          </table:table-cell>
          <table:table-cell table:style-name="Table30.A2" office:value-type="string">
            <text:p text:style-name="P122">0x01</text:p>
          </table:table-cell>
          <table:table-cell table:style-name="Table30.C2" office:value-type="string">
            <text:p text:style-name="P122">Response to command</text:p>
          </table:table-cell>
        </table:table-row>
        <table:table-row table:style-name="TableLine94006170609520">
          <table:table-cell table:style-name="Table30.A2" office:value-type="string">
            <text:p text:style-name="P167">1</text:p>
          </table:table-cell>
          <table:table-cell table:style-name="Table30.A2" office:value-type="string">
            <text:p text:style-name="P167">0x0<text:span text:style-name="T53">F</text:span></text:p>
          </table:table-cell>
          <table:table-cell table:style-name="Table30.C2" office:value-type="string">
            <text:p text:style-name="P255">Get fox <text:span text:style-name="T53">cycle parameters</text:span></text:p>
          </table:table-cell>
        </table:table-row>
        <table:table-row table:style-name="TableLine94006170610336">
          <table:table-cell table:style-name="Table30.A2" office:value-type="string">
            <text:p text:style-name="P236">2</text:p>
          </table:table-cell>
          <table:table-cell table:style-name="Table30.A2" office:value-type="string">
            <text:p text:style-name="P263">0x00 or 0x01</text:p>
          </table:table-cell>
          <table:table-cell table:style-name="Table30.C2" office:value-type="string">
            <text:p text:style-name="P266">Is continuous transmission?</text:p>
            <text:p text:style-name="P266">0x00 – cyclic transmission,</text:p>
            <text:p text:style-name="P266">0x01 – continuous transmission</text:p>
          </table:table-cell>
        </table:table-row>
        <table:table-row table:style-name="TableLine94006170611200">
          <table:table-cell table:style-name="Table30.A2" office:value-type="string">
            <text:p text:style-name="P268">3-4</text:p>
          </table:table-cell>
          <table:table-cell table:style-name="Table30.A2" office:value-type="string">
            <text:p text:style-name="P268">uint16_t, least significant byte first</text:p>
          </table:table-cell>
          <table:table-cell table:style-name="Table30.C2" office:value-type="string">
            <text:p text:style-name="P268">Transmission time (in seconds), applicable only for cyclic transmission</text:p>
          </table:table-cell>
        </table:table-row>
        <table:table-row table:style-name="TableLine94006170612256">
          <table:table-cell table:style-name="Table30.A2" office:value-type="string">
            <text:p text:style-name="P268">5-6</text:p>
          </table:table-cell>
          <table:table-cell table:style-name="Table30.A2" office:value-type="string">
            <text:p text:style-name="P268">uint16_t, least significant byte first</text:p>
          </table:table-cell>
          <table:table-cell table:style-name="Table30.C2" office:value-type="string">
            <text:p text:style-name="P268">Pause time (in seconds), applicable only for cyclic transmission</text:p>
          </table:table-cell>
        </table:table-row>
      </table:table>
      <text:p text:style-name="P449"/>
      <text:h text:style-name="P542" text:outline-level="1"><text:soft-page-break/><text:span text:style-name="T54">S</text:span>et <text:span text:style-name="T53">cycle</text:span></text:h>
      <text:p text:style-name="P404">Issue this command to <text:span text:style-name="T54">s</text:span><text:span text:style-name="T34">et fox </text:span><text:span text:style-name="T36">cycle parameters</text:span><text:span text:style-name="T31">.</text:span></text:p>
      <text:p text:style-name="P503">This command will fail if fox is armed!</text:p>
      <text:p text:style-name="P404">Payload format:</text:p>
      <table:table table:name="Table31" table:style-name="Table31">
        <table:table-column table:style-name="Table31.A" table:number-columns-repeated="3"/>
        <table:table-row table:style-name="TableLine94006170592288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006170636480">
          <table:table-cell table:style-name="Table31.A2" office:value-type="string">
            <text:p text:style-name="P74">0</text:p>
          </table:table-cell>
          <table:table-cell table:style-name="Table31.A2" office:value-type="string">
            <text:p text:style-name="P74">0x00</text:p>
          </table:table-cell>
          <table:table-cell table:style-name="Table31.C2" office:value-type="string">
            <text:p text:style-name="P74">Command to fox</text:p>
          </table:table-cell>
        </table:table-row>
        <table:table-row table:style-name="TableLine94006170638048">
          <table:table-cell table:style-name="Table31.A2" office:value-type="string">
            <text:p text:style-name="P74">1</text:p>
          </table:table-cell>
          <table:table-cell table:style-name="Table31.A2" office:value-type="string">
            <text:p text:style-name="P74">0x<text:span text:style-name="T54">10</text:span></text:p>
          </table:table-cell>
          <table:table-cell table:style-name="Table31.C2" office:value-type="string">
            <text:p text:style-name="P256"><text:span text:style-name="T54">S</text:span>et fox <text:span text:style-name="T53">cycle parameters</text:span></text:p>
          </table:table-cell>
        </table:table-row>
        <table:table-row table:style-name="TableLine94006170638864">
          <table:table-cell table:style-name="Table31.A2" office:value-type="string">
            <text:p text:style-name="P237">2</text:p>
          </table:table-cell>
          <table:table-cell table:style-name="Table31.A2" office:value-type="string">
            <text:p text:style-name="P264">0x00 or 0x01</text:p>
          </table:table-cell>
          <table:table-cell table:style-name="Table31.C2" office:value-type="string">
            <text:p text:style-name="P267">Is continuous transmission?</text:p>
            <text:p text:style-name="P267">0x00 – cyclic transmission,</text:p>
            <text:p text:style-name="P267">0x01 – continuous transmission</text:p>
          </table:table-cell>
        </table:table-row>
        <table:table-row table:style-name="TableLine94006170639728">
          <table:table-cell table:style-name="Table31.A2" office:value-type="string">
            <text:p text:style-name="P269">3-4</text:p>
          </table:table-cell>
          <table:table-cell table:style-name="Table31.A2" office:value-type="string">
            <text:p text:style-name="P269">uint16_t, least significant byte first</text:p>
          </table:table-cell>
          <table:table-cell table:style-name="Table31.C2" office:value-type="string">
            <text:p text:style-name="P269">Transmission time (in seconds), applicable only for cyclic transmission, <text:span text:style-name="T54">but you must send it in any cases</text:span></text:p>
          </table:table-cell>
        </table:table-row>
        <table:table-row table:style-name="TableLine94006170640544">
          <table:table-cell table:style-name="Table31.A2" office:value-type="string">
            <text:p text:style-name="P269">5-6</text:p>
          </table:table-cell>
          <table:table-cell table:style-name="Table31.A2" office:value-type="string">
            <text:p text:style-name="P269">uint16_t, least significant byte first</text:p>
          </table:table-cell>
          <table:table-cell table:style-name="Table31.C2" office:value-type="string">
            <text:p text:style-name="P269">Pause time (in seconds), applicable only for cyclic transmission, <text:span text:style-name="T54">but you must send it in any cases</text:span></text:p>
          </table:table-cell>
        </table:table-row>
      </table:table>
      <text:p text:style-name="P450"/>
      <text:p text:style-name="P367">Fox will answer:</text:p>
      <table:table table:name="Table32" table:style-name="Table32">
        <table:table-column table:style-name="Table32.A" table:number-columns-repeated="3"/>
        <table:table-row table:style-name="TableLine94006170620192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006170654160">
          <table:table-cell table:style-name="Table32.A2" office:value-type="string">
            <text:p text:style-name="P74">0</text:p>
          </table:table-cell>
          <table:table-cell table:style-name="Table32.A2" office:value-type="string">
            <text:p text:style-name="P123">0x01</text:p>
          </table:table-cell>
          <table:table-cell table:style-name="Table32.C2" office:value-type="string">
            <text:p text:style-name="P123">Response to command</text:p>
          </table:table-cell>
        </table:table-row>
        <table:table-row table:style-name="TableLine94006170655728">
          <table:table-cell table:style-name="Table32.A2" office:value-type="string">
            <text:p text:style-name="P168">1</text:p>
          </table:table-cell>
          <table:table-cell table:style-name="Table32.A2" office:value-type="string">
            <text:p text:style-name="P168">0x<text:span text:style-name="T54">10</text:span></text:p>
          </table:table-cell>
          <table:table-cell table:style-name="Table32.C2" office:value-type="string">
            <text:p text:style-name="P256"><text:span text:style-name="T54">S</text:span>et fox <text:span text:style-name="T53">cycle parameters</text:span></text:p>
          </table:table-cell>
        </table:table-row>
        <table:table-row table:style-name="TableLine94006170656544">
          <table:table-cell table:style-name="Table32.A2" office:value-type="string">
            <text:p text:style-name="P237">2</text:p>
          </table:table-cell>
          <table:table-cell table:style-name="Table32.A2" office:value-type="string">
            <text:p text:style-name="P264">0x00 or 0x01</text:p>
          </table:table-cell>
          <table:table-cell table:style-name="Table32.C2" office:value-type="string">
            <text:p text:style-name="P123">Is successful?</text:p>
            <text:p text:style-name="P123">0x00 if successful,</text:p>
            <text:p text:style-name="P123">0x01 if not (<text:span text:style-name="T57">too short durations</text:span>).</text:p>
          </table:table-cell>
        </table:table-row>
      </table:table>
      <text:p text:style-name="P450"/>
      <text:h text:style-name="P543" text:outline-level="1">Get <text:span text:style-name="T55">ending tone duration</text:span></text:h>
      <text:p text:style-name="P405">Issue this command to <text:span text:style-name="T34">get </text:span><text:span text:style-name="T37">ending tone duration</text:span><text:span text:style-name="T31">.</text:span></text:p>
      <text:p text:style-name="P405"/>
      <text:p text:style-name="P405">Payload format:</text:p>
      <table:table table:name="Table33" table:style-name="Table33">
        <table:table-column table:style-name="Table33.A" table:number-columns-repeated="3"/>
        <table:table-row table:style-name="TableLine94006170643424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006170671616">
          <table:table-cell table:style-name="Table33.A2" office:value-type="string">
            <text:p text:style-name="P75">0</text:p>
          </table:table-cell>
          <table:table-cell table:style-name="Table33.A2" office:value-type="string">
            <text:p text:style-name="P75">0x00</text:p>
          </table:table-cell>
          <table:table-cell table:style-name="Table33.C2" office:value-type="string">
            <text:p text:style-name="P75">Command to fox</text:p>
          </table:table-cell>
        </table:table-row>
        <table:table-row table:style-name="TableLine94006170673184">
          <table:table-cell table:style-name="Table33.A2" office:value-type="string">
            <text:p text:style-name="P75">1</text:p>
          </table:table-cell>
          <table:table-cell table:style-name="Table33.A2" office:value-type="string">
            <text:p text:style-name="P75">0x<text:span text:style-name="T55">11</text:span></text:p>
          </table:table-cell>
          <table:table-cell table:style-name="Table33.C2" office:value-type="string">
            <text:p text:style-name="P257">Get <text:span text:style-name="T55">ending tone duration</text:span></text:p>
          </table:table-cell>
        </table:table-row>
      </table:table>
      <text:p text:style-name="P451"/>
      <text:p text:style-name="P368">Fox will answer:</text:p>
      <table:table table:name="Table34" table:style-name="Table34">
        <table:table-column table:style-name="Table34.A" table:number-columns-repeated="3"/>
        <table:table-row table:style-name="TableLine94006170663408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006170686416">
          <table:table-cell table:style-name="Table34.A2" office:value-type="string">
            <text:p text:style-name="P75">0</text:p>
          </table:table-cell>
          <table:table-cell table:style-name="Table34.A2" office:value-type="string">
            <text:p text:style-name="P124">0x01</text:p>
          </table:table-cell>
          <table:table-cell table:style-name="Table34.C2" office:value-type="string">
            <text:p text:style-name="P124">Response to command</text:p>
          </table:table-cell>
        </table:table-row>
        <text:soft-page-break/>
        <table:table-row table:style-name="TableLine94006170687920">
          <table:table-cell table:style-name="Table34.A2" office:value-type="string">
            <text:p text:style-name="P169">1</text:p>
          </table:table-cell>
          <table:table-cell table:style-name="Table34.A2" office:value-type="string">
            <text:p text:style-name="P169">0x<text:span text:style-name="T55">11</text:span></text:p>
          </table:table-cell>
          <table:table-cell table:style-name="Table34.C2" office:value-type="string">
            <text:p text:style-name="P257">Get <text:span text:style-name="T55">ending tone duration</text:span></text:p>
          </table:table-cell>
        </table:table-row>
        <table:table-row table:style-name="TableLine94006170688736">
          <table:table-cell table:style-name="Table34.A2" office:value-type="string">
            <text:p text:style-name="P238">2</text:p>
          </table:table-cell>
          <table:table-cell table:style-name="Table34.A2" office:value-type="string">
            <text:p text:style-name="P270">uint8_t</text:p>
          </table:table-cell>
          <table:table-cell table:style-name="Table34.C2" office:value-type="string">
            <text:p text:style-name="P270">Ending tone duration in seconds</text:p>
          </table:table-cell>
        </table:table-row>
      </table:table>
      <text:p text:style-name="P451"/>
      <text:h text:style-name="P544" text:outline-level="1"><text:span text:style-name="T56">S</text:span>et <text:span text:style-name="T55">ending tone duration</text:span></text:h>
      <text:p text:style-name="P406">Issue this command to <text:span text:style-name="T56">s</text:span><text:span text:style-name="T34">et </text:span><text:span text:style-name="T37">ending tone duration</text:span><text:span text:style-name="T31">.</text:span></text:p>
      <text:p text:style-name="P503">This command will fail if fox is armed!</text:p>
      <text:p text:style-name="P406">Payload format:</text:p>
      <table:table table:name="Table35" table:style-name="Table35">
        <table:table-column table:style-name="Table35.A" table:number-columns-repeated="3"/>
        <table:table-row table:style-name="TableLine94006170676240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006170706960">
          <table:table-cell table:style-name="Table35.A2" office:value-type="string">
            <text:p text:style-name="P76">0</text:p>
          </table:table-cell>
          <table:table-cell table:style-name="Table35.A2" office:value-type="string">
            <text:p text:style-name="P76">0x00</text:p>
          </table:table-cell>
          <table:table-cell table:style-name="Table35.C2" office:value-type="string">
            <text:p text:style-name="P76">Command to fox</text:p>
          </table:table-cell>
        </table:table-row>
        <table:table-row table:style-name="TableLine94006170708464">
          <table:table-cell table:style-name="Table35.A2" office:value-type="string">
            <text:p text:style-name="P76">1</text:p>
          </table:table-cell>
          <table:table-cell table:style-name="Table35.A2" office:value-type="string">
            <text:p text:style-name="P76">0x<text:span text:style-name="T55">1</text:span><text:span text:style-name="T56">2</text:span></text:p>
          </table:table-cell>
          <table:table-cell table:style-name="Table35.C2" office:value-type="string">
            <text:p text:style-name="P258"><text:span text:style-name="T56">S</text:span>et <text:span text:style-name="T55">ending tone duration</text:span></text:p>
          </table:table-cell>
        </table:table-row>
        <table:table-row table:style-name="TableLine94006170709280">
          <table:table-cell table:style-name="Table35.A2" office:value-type="string">
            <text:p text:style-name="P271">2</text:p>
          </table:table-cell>
          <table:table-cell table:style-name="Table35.A2" office:value-type="string">
            <text:p text:style-name="P271">uin8_t</text:p>
          </table:table-cell>
          <table:table-cell table:style-name="Table35.C2" office:value-type="string">
            <text:p text:style-name="P271">Ending tone duration in seconds</text:p>
          </table:table-cell>
        </table:table-row>
      </table:table>
      <text:p text:style-name="P452"/>
      <text:p text:style-name="P369">Fox will answer:</text:p>
      <table:table table:name="Table36" table:style-name="Table36">
        <table:table-column table:style-name="Table36.A" table:number-columns-repeated="3"/>
        <table:table-row table:style-name="TableLine94006170697376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006170724064">
          <table:table-cell table:style-name="Table36.A2" office:value-type="string">
            <text:p text:style-name="P76">0</text:p>
          </table:table-cell>
          <table:table-cell table:style-name="Table36.A2" office:value-type="string">
            <text:p text:style-name="P125">0x01</text:p>
          </table:table-cell>
          <table:table-cell table:style-name="Table36.C2" office:value-type="string">
            <text:p text:style-name="P125">Response to command</text:p>
          </table:table-cell>
        </table:table-row>
        <table:table-row table:style-name="TableLine94006170725632">
          <table:table-cell table:style-name="Table36.A2" office:value-type="string">
            <text:p text:style-name="P170">1</text:p>
          </table:table-cell>
          <table:table-cell table:style-name="Table36.A2" office:value-type="string">
            <text:p text:style-name="P170">0x<text:span text:style-name="T55">1</text:span><text:span text:style-name="T56">2</text:span></text:p>
          </table:table-cell>
          <table:table-cell table:style-name="Table36.C2" office:value-type="string">
            <text:p text:style-name="P258"><text:span text:style-name="T56">S</text:span>et <text:span text:style-name="T55">ending tone duration</text:span></text:p>
          </table:table-cell>
        </table:table-row>
        <table:table-row table:style-name="TableLine94006170726448">
          <table:table-cell table:style-name="Table36.A2" office:value-type="string">
            <text:p text:style-name="P239">2</text:p>
          </table:table-cell>
          <table:table-cell table:style-name="Table36.A2" office:value-type="string">
            <text:p text:style-name="P271">0x00 or 0x01</text:p>
          </table:table-cell>
          <table:table-cell table:style-name="Table36.C2" office:value-type="string">
            <text:p text:style-name="P125">Is successful?</text:p>
            <text:p text:style-name="P125">0x00 if successful,</text:p>
            <text:p text:style-name="P125">0x01 if not (<text:span text:style-name="T56">too long ending tone</text:span>).</text:p>
          </table:table-cell>
        </table:table-row>
      </table:table>
      <text:p text:style-name="P452"/>
      <text:h text:style-name="P545" text:outline-level="1">Get begin and end times</text:h>
      <text:p text:style-name="P407">Issue this command to <text:span text:style-name="T58">get times when fox will turn on and off.</text:span></text:p>
      <text:p text:style-name="P407"/>
      <text:p text:style-name="P407">Payload format:</text:p>
      <table:table table:name="Table37" table:style-name="Table37">
        <table:table-column table:style-name="Table37.A" table:number-columns-repeated="3"/>
        <table:table-row table:style-name="TableLine94006170712192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006170741520">
          <table:table-cell table:style-name="Table37.A2" office:value-type="string">
            <text:p text:style-name="P77">0</text:p>
          </table:table-cell>
          <table:table-cell table:style-name="Table37.A2" office:value-type="string">
            <text:p text:style-name="P77">0x00</text:p>
          </table:table-cell>
          <table:table-cell table:style-name="Table37.C2" office:value-type="string">
            <text:p text:style-name="P77">Command to fox</text:p>
          </table:table-cell>
        </table:table-row>
        <table:table-row table:style-name="TableLine94006170743024">
          <table:table-cell table:style-name="Table37.A2" office:value-type="string">
            <text:p text:style-name="P77">1</text:p>
          </table:table-cell>
          <table:table-cell table:style-name="Table37.A2" office:value-type="string">
            <text:p text:style-name="P77">0x<text:span text:style-name="T55">1</text:span><text:span text:style-name="T58">3</text:span></text:p>
          </table:table-cell>
          <table:table-cell table:style-name="Table37.C2" office:value-type="string">
            <text:p text:style-name="P272">Get begin and end times</text:p>
          </table:table-cell>
        </table:table-row>
      </table:table>
      <text:p text:style-name="P453"/>
      <text:p text:style-name="P370">Fox will answer:</text:p>
      <table:table table:name="Table38" table:style-name="Table38">
        <table:table-column table:style-name="Table38.A" table:number-columns-repeated="3"/>
        <table:table-row table:style-name="TableLine94006170732064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006170758656">
          <table:table-cell table:style-name="Table38.A2" office:value-type="string">
            <text:p text:style-name="P77">0</text:p>
          </table:table-cell>
          <table:table-cell table:style-name="Table38.A2" office:value-type="string">
            <text:p text:style-name="P126">0x01</text:p>
          </table:table-cell>
          <table:table-cell table:style-name="Table38.C2" office:value-type="string">
            <text:p text:style-name="P126">Response to command</text:p>
          </table:table-cell>
        </table:table-row>
        <table:table-row table:style-name="TableLine94006170760160">
          <table:table-cell table:style-name="Table38.A2" office:value-type="string">
            <text:p text:style-name="P171">1</text:p>
          </table:table-cell>
          <table:table-cell table:style-name="Table38.A2" office:value-type="string">
            <text:p text:style-name="P171">0x<text:span text:style-name="T55">1</text:span><text:span text:style-name="T58">3</text:span></text:p>
          </table:table-cell>
          <table:table-cell table:style-name="Table38.C2" office:value-type="string">
            <text:p text:style-name="P272">Get begin and end times</text:p>
          </table:table-cell>
        </table:table-row>
        <table:table-row table:style-name="TableLine94006170760976">
          <table:table-cell table:style-name="Table38.A2" office:value-type="string">
            <text:p text:style-name="P240">2-<text:span text:style-name="T58">5</text:span></text:p>
          </table:table-cell>
          <table:table-cell table:style-name="Table38.A2" office:value-type="string">
            <text:p text:style-name="P272">uint32_t, least significant byte first</text:p>
          </table:table-cell>
          <table:table-cell table:style-name="Table38.C2" office:value-type="string">
            <text:p text:style-name="P272">Begin time (seconds since midnight)</text:p>
          </table:table-cell>
        </table:table-row>
        <table:table-row table:style-name="TableLine94006170761840">
          <table:table-cell table:style-name="Table38.A2" office:value-type="string">
            <text:p text:style-name="P272">6-9</text:p>
          </table:table-cell>
          <table:table-cell table:style-name="Table38.A2" office:value-type="string">
            <text:p text:style-name="P272">uin32_t, least significant byte <text:soft-page-break/>first</text:p>
          </table:table-cell>
          <table:table-cell table:style-name="Table38.C2" office:value-type="string">
            <text:p text:style-name="P272">End time (seconds since <text:soft-page-break/>midnight)</text:p>
          </table:table-cell>
        </table:table-row>
      </table:table>
      <text:p text:style-name="P453"/>
      <text:h text:style-name="P549" text:outline-level="1">Is fox armed?</text:h>
      <text:p text:style-name="P408">Issue this command to <text:span text:style-name="T59">check is fox armed or not. If armed, then it will start to transmit at Begin Time and end at End Time (see “</text:span><text:span text:style-name="T2">Get begin and end times</text:span><text:span text:style-name="T59">” command). If fox not armed, it will be in standby forever.</text:span></text:p>
      <text:p text:style-name="P408"/>
      <text:p text:style-name="P408">Payload format:</text:p>
      <table:table table:name="Table39" table:style-name="Table39">
        <table:table-column table:style-name="Table39.A" table:number-columns-repeated="3"/>
        <table:table-row table:style-name="TableLine94006170745952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006170777184">
          <table:table-cell table:style-name="Table39.A2" office:value-type="string">
            <text:p text:style-name="P78">0</text:p>
          </table:table-cell>
          <table:table-cell table:style-name="Table39.A2" office:value-type="string">
            <text:p text:style-name="P78">0x00</text:p>
          </table:table-cell>
          <table:table-cell table:style-name="Table39.C2" office:value-type="string">
            <text:p text:style-name="P78">Command to fox</text:p>
          </table:table-cell>
        </table:table-row>
        <table:table-row table:style-name="TableLine94006170778688">
          <table:table-cell table:style-name="Table39.A2" office:value-type="string">
            <text:p text:style-name="P78">1</text:p>
          </table:table-cell>
          <table:table-cell table:style-name="Table39.A2" office:value-type="string">
            <text:p text:style-name="P78">0x<text:span text:style-name="T55">1</text:span><text:span text:style-name="T59">4</text:span></text:p>
          </table:table-cell>
          <table:table-cell table:style-name="Table39.C2" office:value-type="string">
            <text:p text:style-name="P279">Is fox armed?</text:p>
          </table:table-cell>
        </table:table-row>
      </table:table>
      <text:p text:style-name="P454"/>
      <text:p text:style-name="P371">Fox will answer:</text:p>
      <table:table table:name="Table40" table:style-name="Table40">
        <table:table-column table:style-name="Table40.A" table:number-columns-repeated="3"/>
        <table:table-row table:style-name="TableLine94006170768528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006170792112">
          <table:table-cell table:style-name="Table40.A2" office:value-type="string">
            <text:p text:style-name="P78">0</text:p>
          </table:table-cell>
          <table:table-cell table:style-name="Table40.A2" office:value-type="string">
            <text:p text:style-name="P127">0x01</text:p>
          </table:table-cell>
          <table:table-cell table:style-name="Table40.C2" office:value-type="string">
            <text:p text:style-name="P127">Response to command</text:p>
          </table:table-cell>
        </table:table-row>
        <table:table-row table:style-name="TableLine94006170793616">
          <table:table-cell table:style-name="Table40.A2" office:value-type="string">
            <text:p text:style-name="P172">1</text:p>
          </table:table-cell>
          <table:table-cell table:style-name="Table40.A2" office:value-type="string">
            <text:p text:style-name="P172">0x<text:span text:style-name="T55">1</text:span><text:span text:style-name="T59">4</text:span></text:p>
          </table:table-cell>
          <table:table-cell table:style-name="Table40.C2" office:value-type="string">
            <text:p text:style-name="P279">Is fox armed?</text:p>
          </table:table-cell>
        </table:table-row>
        <table:table-row table:style-name="TableLine94006170794432">
          <table:table-cell table:style-name="Table40.A2" office:value-type="string">
            <text:p text:style-name="P241">2</text:p>
          </table:table-cell>
          <table:table-cell table:style-name="Table40.A2" office:value-type="string">
            <text:p text:style-name="P279">0x00 or 0x01</text:p>
          </table:table-cell>
          <table:table-cell table:style-name="Table40.C2" office:value-type="string">
            <text:p text:style-name="P279">0x00 if not armed,</text:p>
            <text:p text:style-name="P279">0x01 if armed</text:p>
          </table:table-cell>
        </table:table-row>
      </table:table>
      <text:p text:style-name="P454"/>
      <text:h text:style-name="P550" text:outline-level="1">Arm fox</text:h>
      <text:p text:style-name="P409">Issue this command to <text:span text:style-name="T60">arm fox. Armed fox will start to transmit at previously set time.</text:span></text:p>
      <text:p text:style-name="P409"/>
      <text:p text:style-name="P409">Payload format:</text:p>
      <table:table table:name="Table41" table:style-name="Table41">
        <table:table-column table:style-name="Table41.A" table:number-columns-repeated="3"/>
        <table:table-row table:style-name="TableLine94006170781616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006170817328">
          <table:table-cell table:style-name="Table41.A2" office:value-type="string">
            <text:p text:style-name="P79">0</text:p>
          </table:table-cell>
          <table:table-cell table:style-name="Table41.A2" office:value-type="string">
            <text:p text:style-name="P79">0x00</text:p>
          </table:table-cell>
          <table:table-cell table:style-name="Table41.C2" office:value-type="string">
            <text:p text:style-name="P79">Command to fox</text:p>
          </table:table-cell>
        </table:table-row>
        <table:table-row table:style-name="TableLine94006170818832">
          <table:table-cell table:style-name="Table41.A2" office:value-type="string">
            <text:p text:style-name="P79">1</text:p>
          </table:table-cell>
          <table:table-cell table:style-name="Table41.A2" office:value-type="string">
            <text:p text:style-name="P79">0x<text:span text:style-name="T55">1</text:span><text:span text:style-name="T60">5</text:span></text:p>
          </table:table-cell>
          <table:table-cell table:style-name="Table41.C2" office:value-type="string">
            <text:p text:style-name="P284">Arm fox</text:p>
          </table:table-cell>
        </table:table-row>
      </table:table>
      <text:p text:style-name="P455"/>
      <text:p text:style-name="P372">Fox will answer:</text:p>
      <table:table table:name="Table42" table:style-name="Table42">
        <table:table-column table:style-name="Table42.A" table:number-columns-repeated="3"/>
        <table:table-row table:style-name="TableLine94006170799456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006170833360">
          <table:table-cell table:style-name="Table42.A2" office:value-type="string">
            <text:p text:style-name="P79">0</text:p>
          </table:table-cell>
          <table:table-cell table:style-name="Table42.A2" office:value-type="string">
            <text:p text:style-name="P128">0x01</text:p>
          </table:table-cell>
          <table:table-cell table:style-name="Table42.C2" office:value-type="string">
            <text:p text:style-name="P128">Response to command</text:p>
          </table:table-cell>
        </table:table-row>
        <table:table-row table:style-name="TableLine94006170834928">
          <table:table-cell table:style-name="Table42.A2" office:value-type="string">
            <text:p text:style-name="P173">1</text:p>
          </table:table-cell>
          <table:table-cell table:style-name="Table42.A2" office:value-type="string">
            <text:p text:style-name="P173">0x<text:span text:style-name="T55">1</text:span><text:span text:style-name="T60">5</text:span></text:p>
          </table:table-cell>
          <table:table-cell table:style-name="Table42.C2" office:value-type="string">
            <text:p text:style-name="P284">Arm fox</text:p>
          </table:table-cell>
        </table:table-row>
        <table:table-row table:style-name="TableLine94006170835744">
          <table:table-cell table:style-name="Table42.A2" office:value-type="string">
            <text:p text:style-name="P242">2</text:p>
          </table:table-cell>
          <table:table-cell table:style-name="Table42.A2" office:value-type="string">
            <text:p text:style-name="P280">0x00 or 0x01</text:p>
          </table:table-cell>
          <table:table-cell table:style-name="Table42.C2" office:value-type="string">
            <text:p text:style-name="P128">Is successful?</text:p>
            <text:p text:style-name="P128">0x00 if successful,</text:p>
            <text:p text:style-name="P128">0x01 if not (<text:span text:style-name="T81">fox already armed, fox example</text:span>)</text:p>
          </table:table-cell>
        </table:table-row>
      </table:table>
      <text:p text:style-name="P455"/>
      <text:p text:style-name="P387">Note, that successful answer doesn’t mean that fox is armed, it just signalizing that arming process is started. For arming completion s<text:span text:style-name="T78">ee “Fox armed” event.</text:span></text:p>
      <text:p text:style-name="P455"><text:soft-page-break/></text:p>
      <text:h text:style-name="P551" text:outline-level="1"><text:span text:style-name="T61">Disa</text:span>rm fox</text:h>
      <text:p text:style-name="P410">Issue this command to <text:span text:style-name="T61">dis</text:span><text:span text:style-name="T60">arm fox. </text:span><text:span text:style-name="T61">If fox in countdown before start, then countdown will be aborted and fox will switch to standby mode, if fox already transmitting – transmission will be cancelled.</text:span></text:p>
      <text:p text:style-name="P410"/>
      <text:p text:style-name="P505">This command will fail if fox is <text:span text:style-name="T82">NOT</text:span> armed!</text:p>
      <text:p text:style-name="P520"><text:span text:style-name="T1">This command will fail if </text:span><text:span text:style-name="T3">antenna matching in progress!</text:span></text:p>
      <text:p text:style-name="P410">Payload format:</text:p>
      <table:table table:name="Table43" table:style-name="Table43">
        <table:table-column table:style-name="Table43.A" table:number-columns-repeated="3"/>
        <table:table-row table:style-name="TableLine94006170821760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006170854656">
          <table:table-cell table:style-name="Table43.A2" office:value-type="string">
            <text:p text:style-name="P80">0</text:p>
          </table:table-cell>
          <table:table-cell table:style-name="Table43.A2" office:value-type="string">
            <text:p text:style-name="P80">0x00</text:p>
          </table:table-cell>
          <table:table-cell table:style-name="Table43.C2" office:value-type="string">
            <text:p text:style-name="P80">Command to fox</text:p>
          </table:table-cell>
        </table:table-row>
        <table:table-row table:style-name="TableLine94006170856224">
          <table:table-cell table:style-name="Table43.A2" office:value-type="string">
            <text:p text:style-name="P80">1</text:p>
          </table:table-cell>
          <table:table-cell table:style-name="Table43.A2" office:value-type="string">
            <text:p text:style-name="P80">0x<text:span text:style-name="T55">1</text:span><text:span text:style-name="T62">6</text:span></text:p>
          </table:table-cell>
          <table:table-cell table:style-name="Table43.C2" office:value-type="string">
            <text:p text:style-name="P285"><text:span text:style-name="T62">Disa</text:span>rm fox</text:p>
          </table:table-cell>
        </table:table-row>
      </table:table>
      <text:p text:style-name="P456"/>
      <text:p text:style-name="P373">Fox will answer:</text:p>
      <table:table table:name="Table44" table:style-name="Table44">
        <table:table-column table:style-name="Table44.A" table:number-columns-repeated="3"/>
        <table:table-row table:style-name="TableLine94006170846288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006170872544">
          <table:table-cell table:style-name="Table44.A2" office:value-type="string">
            <text:p text:style-name="P80">0</text:p>
          </table:table-cell>
          <table:table-cell table:style-name="Table44.A2" office:value-type="string">
            <text:p text:style-name="P129">0x01</text:p>
          </table:table-cell>
          <table:table-cell table:style-name="Table44.C2" office:value-type="string">
            <text:p text:style-name="P129">Response to command</text:p>
          </table:table-cell>
        </table:table-row>
        <table:table-row table:style-name="TableLine94006170874112">
          <table:table-cell table:style-name="Table44.A2" office:value-type="string">
            <text:p text:style-name="P174">1</text:p>
          </table:table-cell>
          <table:table-cell table:style-name="Table44.A2" office:value-type="string">
            <text:p text:style-name="P174">0x<text:span text:style-name="T55">1</text:span><text:span text:style-name="T62">6</text:span></text:p>
          </table:table-cell>
          <table:table-cell table:style-name="Table44.C2" office:value-type="string">
            <text:p text:style-name="P285"><text:span text:style-name="T62">Disa</text:span>rm fox</text:p>
          </table:table-cell>
        </table:table-row>
        <table:table-row table:style-name="TableLine94006170874928">
          <table:table-cell table:style-name="Table44.A2" office:value-type="string">
            <text:p text:style-name="P243">2</text:p>
          </table:table-cell>
          <table:table-cell table:style-name="Table44.A2" office:value-type="string">
            <text:p text:style-name="P281">0x00 or 0x01</text:p>
          </table:table-cell>
          <table:table-cell table:style-name="Table44.C2" office:value-type="string">
            <text:p text:style-name="P129">Is successful?</text:p>
            <text:p text:style-name="P129">0x00 if successful,</text:p>
            <text:p text:style-name="P129">0x01 if not (<text:span text:style-name="T60">internal error during </text:span><text:span text:style-name="T62">dis</text:span><text:span text:style-name="T60">arming</text:span>)</text:p>
          </table:table-cell>
        </table:table-row>
      </table:table>
      <text:p text:style-name="P456"/>
      <text:h text:style-name="P546" text:outline-level="1"><text:span text:style-name="T63">S</text:span>et begin and end times</text:h>
      <text:p text:style-name="P411">Issue this command to <text:span text:style-name="T63">s</text:span><text:span text:style-name="T58">et times when fox will turn on and off.</text:span></text:p>
      <text:p text:style-name="P504">This command will fail if fox is armed!</text:p>
      <text:p text:style-name="P411">Payload format:</text:p>
      <table:table table:name="Таблица5" table:style-name="Таблица5">
        <table:table-column table:style-name="Таблица5.A" table:number-columns-repeated="3"/>
        <table:table-row table:style-name="TableLine94006170859152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006170893072">
          <table:table-cell table:style-name="Таблица5.A2" office:value-type="string">
            <text:p text:style-name="P81">0</text:p>
          </table:table-cell>
          <table:table-cell table:style-name="Таблица5.A2" office:value-type="string">
            <text:p text:style-name="P81">0x00</text:p>
          </table:table-cell>
          <table:table-cell table:style-name="Таблица5.C2" office:value-type="string">
            <text:p text:style-name="P81">Command to fox</text:p>
          </table:table-cell>
        </table:table-row>
        <table:table-row table:style-name="TableLine94006170894576">
          <table:table-cell table:style-name="Таблица5.A2" office:value-type="string">
            <text:p text:style-name="P81">1</text:p>
          </table:table-cell>
          <table:table-cell table:style-name="Таблица5.A2" office:value-type="string">
            <text:p text:style-name="P81">0x<text:span text:style-name="T55">1</text:span><text:span text:style-name="T63">7</text:span></text:p>
          </table:table-cell>
          <table:table-cell table:style-name="Таблица5.C2" office:value-type="string">
            <text:p text:style-name="P273"><text:span text:style-name="T63">S</text:span>et begin and end times</text:p>
          </table:table-cell>
        </table:table-row>
        <table:table-row table:style-name="TableLine94006170895392">
          <table:table-cell table:style-name="Таблица5.A2" office:value-type="string">
            <text:p text:style-name="P244">2-<text:span text:style-name="T58">5</text:span></text:p>
          </table:table-cell>
          <table:table-cell table:style-name="Таблица5.A2" office:value-type="string">
            <text:p text:style-name="P273">uint32_t, least significant byte first</text:p>
          </table:table-cell>
          <table:table-cell table:style-name="Таблица5.C2" office:value-type="string">
            <text:p text:style-name="P273">Begin time (seconds since midnight)</text:p>
          </table:table-cell>
        </table:table-row>
        <table:table-row table:style-name="TableLine94006170896256">
          <table:table-cell table:style-name="Таблица5.A2" office:value-type="string">
            <text:p text:style-name="P273">6-9</text:p>
          </table:table-cell>
          <table:table-cell table:style-name="Таблица5.A2" office:value-type="string">
            <text:p text:style-name="P273">uin32_t, least significant byte first</text:p>
          </table:table-cell>
          <table:table-cell table:style-name="Таблица5.C2" office:value-type="string">
            <text:p text:style-name="P273">End time (seconds since midnight)</text:p>
          </table:table-cell>
        </table:table-row>
      </table:table>
      <text:p text:style-name="P457"/>
      <text:p text:style-name="P374">Fox will answer:</text:p>
      <table:table table:name="Таблица6" table:style-name="Таблица6">
        <table:table-column table:style-name="Таблица6.A" table:number-columns-repeated="3"/>
        <table:table-row table:style-name="TableLine94006170879952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006170911120">
          <table:table-cell table:style-name="Таблица6.A2" office:value-type="string">
            <text:p text:style-name="P81">0</text:p>
          </table:table-cell>
          <table:table-cell table:style-name="Таблица6.A2" office:value-type="string">
            <text:p text:style-name="P130">0x01</text:p>
          </table:table-cell>
          <table:table-cell table:style-name="Таблица6.C2" office:value-type="string">
            <text:p text:style-name="P130">Response to command</text:p>
          </table:table-cell>
        </table:table-row>
        <text:soft-page-break/>
        <table:table-row table:style-name="TableLine94006170912688">
          <table:table-cell table:style-name="Таблица6.A2" office:value-type="string">
            <text:p text:style-name="P175">1</text:p>
          </table:table-cell>
          <table:table-cell table:style-name="Таблица6.A2" office:value-type="string">
            <text:p text:style-name="P175">0x<text:span text:style-name="T55">1</text:span><text:span text:style-name="T63">7</text:span></text:p>
          </table:table-cell>
          <table:table-cell table:style-name="Таблица6.C2" office:value-type="string">
            <text:p text:style-name="P273"><text:span text:style-name="T63">S</text:span>et begin and end times</text:p>
          </table:table-cell>
        </table:table-row>
        <table:table-row table:style-name="TableLine94006170913504">
          <table:table-cell table:style-name="Таблица6.A2" office:value-type="string">
            <text:p text:style-name="P286">2</text:p>
          </table:table-cell>
          <table:table-cell table:style-name="Таблица6.A2" office:value-type="string">
            <text:p text:style-name="P282">0x00 or 0x01</text:p>
          </table:table-cell>
          <table:table-cell table:style-name="Таблица6.C2" office:value-type="string">
            <text:p text:style-name="P130">Is successful?</text:p>
            <text:p text:style-name="P130">0x00 if successful,</text:p>
            <text:p text:style-name="P130">0x01 if not (<text:span text:style-name="T63">End time is earlier or equal to begin time</text:span>)</text:p>
          </table:table-cell>
        </table:table-row>
      </table:table>
      <text:p text:style-name="P457"/>
      <text:h text:style-name="P547" text:outline-level="1">Get <text:span text:style-name="T64">output power</text:span></text:h>
      <text:p text:style-name="P412">Issue this command to <text:span text:style-name="T58">get </text:span><text:span text:style-name="T64">fox output power (float, in watts). Note, that output power is determined only for 3.5MHz mode, for 144MHz fox just returns hardcoded value.</text:span></text:p>
      <text:p text:style-name="P412"/>
      <text:p text:style-name="P412">Payload format:</text:p>
      <table:table table:name="Table45" table:style-name="Table45">
        <table:table-column table:style-name="Table45.A" table:number-columns-repeated="3"/>
        <table:table-row table:style-name="TableLine94006170899216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006170928864">
          <table:table-cell table:style-name="Table45.A2" office:value-type="string">
            <text:p text:style-name="P82">0</text:p>
          </table:table-cell>
          <table:table-cell table:style-name="Table45.A2" office:value-type="string">
            <text:p text:style-name="P82">0x00</text:p>
          </table:table-cell>
          <table:table-cell table:style-name="Table45.C2" office:value-type="string">
            <text:p text:style-name="P82">Command to fox</text:p>
          </table:table-cell>
        </table:table-row>
        <table:table-row table:style-name="TableLine94006170930368">
          <table:table-cell table:style-name="Table45.A2" office:value-type="string">
            <text:p text:style-name="P82">1</text:p>
          </table:table-cell>
          <table:table-cell table:style-name="Table45.A2" office:value-type="string">
            <text:p text:style-name="P82">0x<text:span text:style-name="T55">1</text:span><text:span text:style-name="T65">8</text:span></text:p>
          </table:table-cell>
          <table:table-cell table:style-name="Table45.C2" office:value-type="string">
            <text:p text:style-name="P287">Get fox power</text:p>
          </table:table-cell>
        </table:table-row>
      </table:table>
      <text:p text:style-name="P458"/>
      <text:p text:style-name="P375">Fox will answer:</text:p>
      <table:table table:name="Table46" table:style-name="Table46">
        <table:table-column table:style-name="Table46.A" table:number-columns-repeated="3"/>
        <table:table-row table:style-name="TableLine94006170920192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006170944592">
          <table:table-cell table:style-name="Table46.A2" office:value-type="string">
            <text:p text:style-name="P82">0</text:p>
          </table:table-cell>
          <table:table-cell table:style-name="Table46.A2" office:value-type="string">
            <text:p text:style-name="P131">0x01</text:p>
          </table:table-cell>
          <table:table-cell table:style-name="Table46.C2" office:value-type="string">
            <text:p text:style-name="P131">Response to command</text:p>
          </table:table-cell>
        </table:table-row>
        <table:table-row table:style-name="TableLine94006170946096">
          <table:table-cell table:style-name="Table46.A2" office:value-type="string">
            <text:p text:style-name="P176">1</text:p>
          </table:table-cell>
          <table:table-cell table:style-name="Table46.A2" office:value-type="string">
            <text:p text:style-name="P176">0x<text:span text:style-name="T55">1</text:span><text:span text:style-name="T66">8</text:span></text:p>
          </table:table-cell>
          <table:table-cell table:style-name="Table46.C2" office:value-type="string">
            <text:p text:style-name="P296">Get fox power</text:p>
          </table:table-cell>
        </table:table-row>
        <table:table-row table:style-name="TableLine94006170946912">
          <table:table-cell table:style-name="Table46.A2" office:value-type="string">
            <text:p text:style-name="P245">2-<text:span text:style-name="T58">5</text:span></text:p>
          </table:table-cell>
          <table:table-cell table:style-name="Table46.A2" office:value-type="string">
            <text:p text:style-name="P274"><text:span text:style-name="T67">f</text:span><text:span text:style-name="T66">loat</text:span></text:p>
          </table:table-cell>
          <table:table-cell table:style-name="Table46.C2" office:value-type="string">
            <text:p text:style-name="P296">Fox power in watts</text:p>
          </table:table-cell>
        </table:table-row>
      </table:table>
      <text:p text:style-name="P458"/>
      <text:h text:style-name="P548" text:outline-level="1"><text:span text:style-name="T68">S</text:span>et <text:span text:style-name="T64">output power</text:span></text:h>
      <text:p text:style-name="P413">Issue this command to <text:span text:style-name="T68">s</text:span><text:span text:style-name="T58">et </text:span><text:span text:style-name="T64">fox output power (float, in watts). </text:span><text:span text:style-name="T68">Note, that power is settable only for 3.5MHz mode, if fox in 144MHz mode, then this command will always fail.</text:span></text:p>
      <text:p text:style-name="P504">This command will fail if fox is armed!</text:p>
      <text:p text:style-name="P413">Payload format:</text:p>
      <table:table table:name="Table47" table:style-name="Table47">
        <table:table-column table:style-name="Table47.A" table:number-columns-repeated="3"/>
        <table:table-row table:style-name="TableLine94006170933296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006170964768">
          <table:table-cell table:style-name="Table47.A2" office:value-type="string">
            <text:p text:style-name="P83">0</text:p>
          </table:table-cell>
          <table:table-cell table:style-name="Table47.A2" office:value-type="string">
            <text:p text:style-name="P83">0x00</text:p>
          </table:table-cell>
          <table:table-cell table:style-name="Table47.C2" office:value-type="string">
            <text:p text:style-name="P83">Command to fox</text:p>
          </table:table-cell>
        </table:table-row>
        <table:table-row table:style-name="TableLine94006170966272">
          <table:table-cell table:style-name="Table47.A2" office:value-type="string">
            <text:p text:style-name="P83">1</text:p>
          </table:table-cell>
          <table:table-cell table:style-name="Table47.A2" office:value-type="string">
            <text:p text:style-name="P83">0x<text:span text:style-name="T55">1</text:span><text:span text:style-name="T69">9</text:span></text:p>
          </table:table-cell>
          <table:table-cell table:style-name="Table47.C2" office:value-type="string">
            <text:p text:style-name="P288"><text:span text:style-name="T69">S</text:span>et fox power</text:p>
          </table:table-cell>
        </table:table-row>
        <table:table-row table:style-name="TableLine94006170967088">
          <table:table-cell table:style-name="Table47.A2" office:value-type="string">
            <text:p text:style-name="P299">2-5</text:p>
          </table:table-cell>
          <table:table-cell table:style-name="Table47.A2" office:value-type="string">
            <text:p text:style-name="P299">float</text:p>
          </table:table-cell>
          <table:table-cell table:style-name="Table47.C2" office:value-type="string">
            <text:p text:style-name="P299">Fox power in watts</text:p>
          </table:table-cell>
        </table:table-row>
      </table:table>
      <text:p text:style-name="P459"/>
      <text:p text:style-name="P376">Fox will answer:</text:p>
      <table:table table:name="Table48" table:style-name="Table48">
        <table:table-column table:style-name="Table48.A" table:number-columns-repeated="3"/>
        <table:table-row table:style-name="TableLine94006170954368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006170982032">
          <table:table-cell table:style-name="Table48.A2" office:value-type="string">
            <text:p text:style-name="P83">0</text:p>
          </table:table-cell>
          <table:table-cell table:style-name="Table48.A2" office:value-type="string">
            <text:p text:style-name="P132">0x01</text:p>
          </table:table-cell>
          <table:table-cell table:style-name="Table48.C2" office:value-type="string">
            <text:p text:style-name="P132">Response to command</text:p>
          </table:table-cell>
        </table:table-row>
        <table:table-row table:style-name="TableLine94006170983600">
          <table:table-cell table:style-name="Table48.A2" office:value-type="string">
            <text:p text:style-name="P177">1</text:p>
          </table:table-cell>
          <table:table-cell table:style-name="Table48.A2" office:value-type="string">
            <text:p text:style-name="P177">0x<text:span text:style-name="T55">1</text:span><text:span text:style-name="T69">9</text:span></text:p>
          </table:table-cell>
          <table:table-cell table:style-name="Table48.C2" office:value-type="string">
            <text:p text:style-name="P297"><text:span text:style-name="T69">S</text:span>et fox power</text:p>
          </table:table-cell>
        </table:table-row>
        <table:table-row table:style-name="TableLine94006170984416">
          <table:table-cell table:style-name="Table48.A2" office:value-type="string">
            <text:p text:style-name="P286">2</text:p>
          </table:table-cell>
          <table:table-cell table:style-name="Table48.A2" office:value-type="string">
            <text:p text:style-name="P282">0x00 or 0x01</text:p>
          </table:table-cell>
          <table:table-cell table:style-name="Table48.C2" office:value-type="string">
            <text:p text:style-name="P130">Is successful?</text:p>
            <text:p text:style-name="P130"><text:soft-page-break/>0x00 if successful,</text:p>
            <text:p text:style-name="P130">0x01 if not (<text:span text:style-name="T69">incorrect power or 144MHz mode</text:span>)</text:p>
          </table:table-cell>
        </table:table-row>
      </table:table>
      <text:p text:style-name="P459"/>
      <text:h text:style-name="P552" text:outline-level="1">Get battery level</text:h>
      <text:p text:style-name="P414">Issue this command to <text:span text:style-name="T58">get </text:span><text:span text:style-name="T70">battery level</text:span><text:span text:style-name="T64">. </text:span><text:span text:style-name="T70">Level is represented as a float, where 0 is fully discharged and 1 is fully charged.</text:span></text:p>
      <text:p text:style-name="P414"/>
      <text:p text:style-name="P414">Payload format:</text:p>
      <table:table table:name="Table49" table:style-name="Table49">
        <table:table-column table:style-name="Table49.A" table:number-columns-repeated="3"/>
        <table:table-row table:style-name="TableLine94006170991120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006171000176">
          <table:table-cell table:style-name="Table49.A2" office:value-type="string">
            <text:p text:style-name="P84">0</text:p>
          </table:table-cell>
          <table:table-cell table:style-name="Table49.A2" office:value-type="string">
            <text:p text:style-name="P84">0x00</text:p>
          </table:table-cell>
          <table:table-cell table:style-name="Table49.C2" office:value-type="string">
            <text:p text:style-name="P84">Command to fox</text:p>
          </table:table-cell>
        </table:table-row>
        <table:table-row table:style-name="TableLine94006171001744">
          <table:table-cell table:style-name="Table49.A2" office:value-type="string">
            <text:p text:style-name="P84">1</text:p>
          </table:table-cell>
          <table:table-cell table:style-name="Table49.A2" office:value-type="string">
            <text:p text:style-name="P84">0x<text:span text:style-name="T55">1</text:span><text:span text:style-name="T70">A</text:span></text:p>
          </table:table-cell>
          <table:table-cell table:style-name="Table49.C2" office:value-type="string">
            <text:p text:style-name="P289">Get <text:span text:style-name="T70">battery level</text:span></text:p>
          </table:table-cell>
        </table:table-row>
      </table:table>
      <text:p text:style-name="P460"/>
      <text:p text:style-name="P377">Fox will answer:</text:p>
      <table:table table:name="Table50" table:style-name="Table50">
        <table:table-column table:style-name="Table50.A" table:number-columns-repeated="3"/>
        <table:table-row table:style-name="TableLine94006170992448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006171016256">
          <table:table-cell table:style-name="Table50.A2" office:value-type="string">
            <text:p text:style-name="P84">0</text:p>
          </table:table-cell>
          <table:table-cell table:style-name="Table50.A2" office:value-type="string">
            <text:p text:style-name="P133">0x01</text:p>
          </table:table-cell>
          <table:table-cell table:style-name="Table50.C2" office:value-type="string">
            <text:p text:style-name="P133">Response to command</text:p>
          </table:table-cell>
        </table:table-row>
        <table:table-row table:style-name="TableLine94006171017760">
          <table:table-cell table:style-name="Table50.A2" office:value-type="string">
            <text:p text:style-name="P178">1</text:p>
          </table:table-cell>
          <table:table-cell table:style-name="Table50.A2" office:value-type="string">
            <text:p text:style-name="P178">0x<text:span text:style-name="T55">1</text:span><text:span text:style-name="T70">A</text:span></text:p>
          </table:table-cell>
          <table:table-cell table:style-name="Table50.C2" office:value-type="string">
            <text:p text:style-name="P298">Get <text:span text:style-name="T70">battery level</text:span></text:p>
          </table:table-cell>
        </table:table-row>
        <table:table-row table:style-name="TableLine94006171018576">
          <table:table-cell table:style-name="Table50.A2" office:value-type="string">
            <text:p text:style-name="P246">2-<text:span text:style-name="T58">5</text:span></text:p>
          </table:table-cell>
          <table:table-cell table:style-name="Table50.A2" office:value-type="string">
            <text:p text:style-name="P275"><text:span text:style-name="T67">f</text:span><text:span text:style-name="T66">loat</text:span></text:p>
          </table:table-cell>
          <table:table-cell table:style-name="Table50.C2" office:value-type="string">
            <text:p text:style-name="P300">Battery level [0-1]</text:p>
          </table:table-cell>
        </table:table-row>
      </table:table>
      <text:p text:style-name="P460"/>
      <text:h text:style-name="P553" text:outline-level="1">Get <text:span text:style-name="T71">3.5MHz antenna voltage level (ADC)</text:span></text:h>
      <text:p text:style-name="P462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415"/>
      <text:p text:style-name="P415">Payload format:</text:p>
      <table:table table:name="Table51" table:style-name="Table51">
        <table:table-column table:style-name="Table51.A" table:number-columns-repeated="3"/>
        <table:table-row table:style-name="TableLine94006171004672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006171034672">
          <table:table-cell table:style-name="Table51.A2" office:value-type="string">
            <text:p text:style-name="P85">0</text:p>
          </table:table-cell>
          <table:table-cell table:style-name="Table51.A2" office:value-type="string">
            <text:p text:style-name="P85">0x00</text:p>
          </table:table-cell>
          <table:table-cell table:style-name="Table51.C2" office:value-type="string">
            <text:p text:style-name="P85">Command to fox</text:p>
          </table:table-cell>
        </table:table-row>
        <table:table-row table:style-name="TableLine94006171036240">
          <table:table-cell table:style-name="Table51.A2" office:value-type="string">
            <text:p text:style-name="P85">1</text:p>
          </table:table-cell>
          <table:table-cell table:style-name="Table51.A2" office:value-type="string">
            <text:p text:style-name="P85">0x<text:span text:style-name="T55">1</text:span><text:span text:style-name="T72">B</text:span></text:p>
          </table:table-cell>
          <table:table-cell table:style-name="Table51.C2" office:value-type="string">
            <text:p text:style-name="P290">Get <text:span text:style-name="T72">3.5MHz antenna level (ADC)</text:span></text:p>
          </table:table-cell>
        </table:table-row>
      </table:table>
      <text:p text:style-name="P461"/>
      <text:p text:style-name="P378">Fox will answer:</text:p>
      <table:table table:name="Table52" table:style-name="Table52">
        <table:table-column table:style-name="Table52.A" table:number-columns-repeated="3"/>
        <table:table-row table:style-name="TableLine94006171027184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006171050320">
          <table:table-cell table:style-name="Table52.A2" office:value-type="string">
            <text:p text:style-name="P85">0</text:p>
          </table:table-cell>
          <table:table-cell table:style-name="Table52.A2" office:value-type="string">
            <text:p text:style-name="P134">0x01</text:p>
          </table:table-cell>
          <table:table-cell table:style-name="Table52.C2" office:value-type="string">
            <text:p text:style-name="P134">Response to command</text:p>
          </table:table-cell>
        </table:table-row>
        <table:table-row table:style-name="TableLine94006171051824">
          <table:table-cell table:style-name="Table52.A2" office:value-type="string">
            <text:p text:style-name="P179">1</text:p>
          </table:table-cell>
          <table:table-cell table:style-name="Table52.A2" office:value-type="string">
            <text:p text:style-name="P179">0x<text:span text:style-name="T55">1</text:span><text:span text:style-name="T73">B</text:span></text:p>
          </table:table-cell>
          <table:table-cell table:style-name="Table52.C2" office:value-type="string">
            <text:p text:style-name="P291">Get <text:span text:style-name="T72">3.5MHz antenna level (ADC)</text:span></text:p>
          </table:table-cell>
        </table:table-row>
        <table:table-row table:style-name="TableLine94006171052640">
          <table:table-cell table:style-name="Table52.A2" office:value-type="string">
            <text:p text:style-name="P247">2-<text:span text:style-name="T58">5</text:span></text:p>
          </table:table-cell>
          <table:table-cell table:style-name="Table52.A2" office:value-type="string">
            <text:p text:style-name="P276"><text:span text:style-name="T67">f</text:span><text:span text:style-name="T66">loat</text:span></text:p>
          </table:table-cell>
          <table:table-cell table:style-name="Table52.C2" office:value-type="string">
            <text:p text:style-name="P301">Averaged antenna voltage</text:p>
          </table:table-cell>
        </table:table-row>
      </table:table>
      <text:p text:style-name="P461"/>
      <text:h text:style-name="P554" text:outline-level="1"><text:soft-page-break/>Get <text:span text:style-name="T74">battery</text:span><text:span text:style-name="T71"> voltage level (ADC)</text:span></text:h>
      <text:p text:style-name="P463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416"/>
      <text:p text:style-name="P416">Payload format:</text:p>
      <table:table table:name="Table53" table:style-name="Table53">
        <table:table-column table:style-name="Table53.A" table:number-columns-repeated="3"/>
        <table:table-row table:style-name="TableLine94006171039168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006171069824">
          <table:table-cell table:style-name="Table53.A2" office:value-type="string">
            <text:p text:style-name="P86">0</text:p>
          </table:table-cell>
          <table:table-cell table:style-name="Table53.A2" office:value-type="string">
            <text:p text:style-name="P86">0x00</text:p>
          </table:table-cell>
          <table:table-cell table:style-name="Table53.C2" office:value-type="string">
            <text:p text:style-name="P86">Command to fox</text:p>
          </table:table-cell>
        </table:table-row>
        <table:table-row table:style-name="TableLine94006171070640">
          <table:table-cell table:style-name="Table53.A2" office:value-type="string">
            <text:p text:style-name="P86">1</text:p>
          </table:table-cell>
          <table:table-cell table:style-name="Table53.A2" office:value-type="string">
            <text:p text:style-name="P86">0x<text:span text:style-name="T55">1</text:span><text:span text:style-name="T74">C</text:span></text:p>
          </table:table-cell>
          <table:table-cell table:style-name="Table53.C2" office:value-type="string">
            <text:p text:style-name="P292">Get <text:span text:style-name="T74">battery</text:span><text:span text:style-name="T72"> level (ADC)</text:span></text:p>
          </table:table-cell>
        </table:table-row>
      </table:table>
      <text:p text:style-name="P466"/>
      <text:p text:style-name="P379">Fox will answer:</text:p>
      <table:table table:name="Table54" table:style-name="Table54">
        <table:table-column table:style-name="Table54.A" table:number-columns-repeated="3"/>
        <table:table-row table:style-name="TableLine94006171062608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006171084624">
          <table:table-cell table:style-name="Table54.A2" office:value-type="string">
            <text:p text:style-name="P86">0</text:p>
          </table:table-cell>
          <table:table-cell table:style-name="Table54.A2" office:value-type="string">
            <text:p text:style-name="P135">0x01</text:p>
          </table:table-cell>
          <table:table-cell table:style-name="Table54.C2" office:value-type="string">
            <text:p text:style-name="P135">Response to command</text:p>
          </table:table-cell>
        </table:table-row>
        <table:table-row table:style-name="TableLine94006171086192">
          <table:table-cell table:style-name="Table54.A2" office:value-type="string">
            <text:p text:style-name="P180">1</text:p>
          </table:table-cell>
          <table:table-cell table:style-name="Table54.A2" office:value-type="string">
            <text:p text:style-name="P180">0x<text:span text:style-name="T55">1</text:span><text:span text:style-name="T74">C</text:span></text:p>
          </table:table-cell>
          <table:table-cell table:style-name="Table54.C2" office:value-type="string">
            <text:p text:style-name="P292">Get <text:span text:style-name="T74">battery</text:span><text:span text:style-name="T72"> level (ADC)</text:span></text:p>
          </table:table-cell>
        </table:table-row>
        <table:table-row table:style-name="TableLine94006171087008">
          <table:table-cell table:style-name="Table54.A2" office:value-type="string">
            <text:p text:style-name="P248">2-<text:span text:style-name="T58">5</text:span></text:p>
          </table:table-cell>
          <table:table-cell table:style-name="Table54.A2" office:value-type="string">
            <text:p text:style-name="P277"><text:span text:style-name="T67">f</text:span><text:span text:style-name="T66">loat</text:span></text:p>
          </table:table-cell>
          <table:table-cell table:style-name="Table54.C2" office:value-type="string">
            <text:p text:style-name="P302">Averaged <text:span text:style-name="T74">battery</text:span> voltage</text:p>
          </table:table-cell>
        </table:table-row>
      </table:table>
      <text:p text:style-name="P466"/>
      <text:h text:style-name="P554" text:outline-level="1">Get <text:span text:style-name="T74">3.5MHz output stage power</text:span><text:span text:style-name="T71"> voltage level (ADC)</text:span></text:h>
      <text:p text:style-name="P463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416"/>
      <text:p text:style-name="P416">Payload format:</text:p>
      <table:table table:name="Table55" table:style-name="Table55">
        <table:table-column table:style-name="Table55.A" table:number-columns-repeated="3"/>
        <table:table-row table:style-name="TableLine94006170502560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006171103424">
          <table:table-cell table:style-name="Table55.A2" office:value-type="string">
            <text:p text:style-name="P86">0</text:p>
          </table:table-cell>
          <table:table-cell table:style-name="Table55.A2" office:value-type="string">
            <text:p text:style-name="P86">0x00</text:p>
          </table:table-cell>
          <table:table-cell table:style-name="Table55.C2" office:value-type="string">
            <text:p text:style-name="P86">Command to fox</text:p>
          </table:table-cell>
        </table:table-row>
        <table:table-row table:style-name="TableLine94006171104992">
          <table:table-cell table:style-name="Table55.A2" office:value-type="string">
            <text:p text:style-name="P86">1</text:p>
          </table:table-cell>
          <table:table-cell table:style-name="Table55.A2" office:value-type="string">
            <text:p text:style-name="P86">0x<text:span text:style-name="T55">1</text:span><text:span text:style-name="T74">D</text:span></text:p>
          </table:table-cell>
          <table:table-cell table:style-name="Table55.C2" office:value-type="string">
            <text:p text:style-name="P292">Get <text:span text:style-name="T74">3.5MHz output stage </text:span><text:span text:style-name="T75">power</text:span><text:span text:style-name="T74"> voltage (ADC)</text:span></text:p>
          </table:table-cell>
        </table:table-row>
      </table:table>
      <text:p text:style-name="P466"/>
      <text:p text:style-name="P379">Fox will answer:</text:p>
      <table:table table:name="Table56" table:style-name="Table56">
        <table:table-column table:style-name="Table56.A" table:number-columns-repeated="3"/>
        <table:table-row table:style-name="TableLine94006171094992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006171118512">
          <table:table-cell table:style-name="Table56.A2" office:value-type="string">
            <text:p text:style-name="P86">0</text:p>
          </table:table-cell>
          <table:table-cell table:style-name="Table56.A2" office:value-type="string">
            <text:p text:style-name="P135">0x01</text:p>
          </table:table-cell>
          <table:table-cell table:style-name="Table56.C2" office:value-type="string">
            <text:p text:style-name="P135">Response to command</text:p>
          </table:table-cell>
        </table:table-row>
        <table:table-row table:style-name="TableLine94006171120080">
          <table:table-cell table:style-name="Table56.A2" office:value-type="string">
            <text:p text:style-name="P180">1</text:p>
          </table:table-cell>
          <table:table-cell table:style-name="Table56.A2" office:value-type="string">
            <text:p text:style-name="P180">0x<text:span text:style-name="T55">1</text:span><text:span text:style-name="T75">D</text:span></text:p>
          </table:table-cell>
          <table:table-cell table:style-name="Table56.C2" office:value-type="string">
            <text:p text:style-name="P293">Get <text:span text:style-name="T74">3.5MHz output stage </text:span><text:span text:style-name="T75">power</text:span><text:span text:style-name="T74"> voltage (ADC)</text:span></text:p>
          </table:table-cell>
        </table:table-row>
        <table:table-row table:style-name="TableLine94006171120896">
          <table:table-cell table:style-name="Table56.A2" office:value-type="string">
            <text:p text:style-name="P248">2-<text:span text:style-name="T58">5</text:span></text:p>
          </table:table-cell>
          <table:table-cell table:style-name="Table56.A2" office:value-type="string">
            <text:p text:style-name="P277"><text:span text:style-name="T67">f</text:span><text:span text:style-name="T66">loat</text:span></text:p>
          </table:table-cell>
          <table:table-cell table:style-name="Table56.C2" office:value-type="string">
            <text:p text:style-name="P302">Averaged <text:span text:style-name="T75">power source</text:span> voltage</text:p>
          </table:table-cell>
        </table:table-row>
      </table:table>
      <text:p text:style-name="P466"/>
      <text:h text:style-name="P555" text:outline-level="1">Get <text:span text:style-name="T74">battery</text:span><text:span text:style-name="T71"> voltage level</text:span></text:h>
      <text:p text:style-name="P464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417"/>
      <text:p text:style-name="P417">Payload format:</text:p>
      <table:table table:name="Table57" table:style-name="Table57">
        <table:table-column table:style-name="Table57.A" table:number-columns-repeated="3"/>
        <table:table-row table:style-name="TableLine94006171107920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006171136704">
          <table:table-cell table:style-name="Table57.A2" office:value-type="string">
            <text:p text:style-name="P87">0</text:p>
          </table:table-cell>
          <table:table-cell table:style-name="Table57.A2" office:value-type="string">
            <text:p text:style-name="P87">0x00</text:p>
          </table:table-cell>
          <table:table-cell table:style-name="Table57.C2" office:value-type="string">
            <text:p text:style-name="P87">Command to fox</text:p>
          </table:table-cell>
        </table:table-row>
        <table:table-row table:style-name="TableLine94006171138272">
          <table:table-cell table:style-name="Table57.A2" office:value-type="string">
            <text:p text:style-name="P87">1</text:p>
          </table:table-cell>
          <table:table-cell table:style-name="Table57.A2" office:value-type="string">
            <text:p text:style-name="P87">0x<text:span text:style-name="T55">1</text:span><text:span text:style-name="T76">E</text:span></text:p>
          </table:table-cell>
          <table:table-cell table:style-name="Table57.C2" office:value-type="string">
            <text:p text:style-name="P294">Get <text:span text:style-name="T74">battery</text:span><text:span text:style-name="T72"> level (</text:span><text:span text:style-name="T76">volts)</text:span></text:p>
          </table:table-cell>
        </table:table-row>
      </table:table>
      <text:p text:style-name="P467"/>
      <text:p text:style-name="P380">Fox will answer:</text:p>
      <table:table table:name="Table58" table:style-name="Table58">
        <table:table-column table:style-name="Table58.A" table:number-columns-repeated="3"/>
        <table:table-row table:style-name="TableLine94006171129792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006171153056">
          <table:table-cell table:style-name="Table58.A2" office:value-type="string">
            <text:p text:style-name="P87">0</text:p>
          </table:table-cell>
          <table:table-cell table:style-name="Table58.A2" office:value-type="string">
            <text:p text:style-name="P136">0x01</text:p>
          </table:table-cell>
          <table:table-cell table:style-name="Table58.C2" office:value-type="string">
            <text:p text:style-name="P136">Response to command</text:p>
          </table:table-cell>
        </table:table-row>
        <table:table-row table:style-name="TableLine94006171154624">
          <table:table-cell table:style-name="Table58.A2" office:value-type="string">
            <text:p text:style-name="P181">1</text:p>
          </table:table-cell>
          <table:table-cell table:style-name="Table58.A2" office:value-type="string">
            <text:p text:style-name="P181">0x<text:span text:style-name="T55">1</text:span><text:span text:style-name="T76">E</text:span></text:p>
          </table:table-cell>
          <table:table-cell table:style-name="Table58.C2" office:value-type="string">
            <text:p text:style-name="P294">Get <text:span text:style-name="T74">battery</text:span><text:span text:style-name="T72"> level (</text:span><text:span text:style-name="T76">volts</text:span><text:span text:style-name="T72">)</text:span></text:p>
          </table:table-cell>
        </table:table-row>
        <table:table-row table:style-name="TableLine94006171155440">
          <table:table-cell table:style-name="Table58.A2" office:value-type="string">
            <text:p text:style-name="P249">2-<text:span text:style-name="T58">5</text:span></text:p>
          </table:table-cell>
          <table:table-cell table:style-name="Table58.A2" office:value-type="string">
            <text:p text:style-name="P278"><text:span text:style-name="T67">f</text:span><text:span text:style-name="T66">loat</text:span></text:p>
          </table:table-cell>
          <table:table-cell table:style-name="Table58.C2" office:value-type="string">
            <text:p text:style-name="P303">Averaged <text:span text:style-name="T74">battery</text:span> voltage</text:p>
          </table:table-cell>
        </table:table-row>
      </table:table>
      <text:p text:style-name="P467"/>
      <text:h text:style-name="P555" text:outline-level="1">Get <text:span text:style-name="T74">3.5MHz output stage power</text:span><text:span text:style-name="T71"> voltage level</text:span></text:h>
      <text:p text:style-name="P464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417"/>
      <text:p text:style-name="P417">Payload format:</text:p>
      <table:table table:name="Table59" table:style-name="Table59">
        <table:table-column table:style-name="Table59.A" table:number-columns-repeated="3"/>
        <table:table-row table:style-name="TableLine94006171162112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006171172736">
          <table:table-cell table:style-name="Table59.A2" office:value-type="string">
            <text:p text:style-name="P87">0</text:p>
          </table:table-cell>
          <table:table-cell table:style-name="Table59.A2" office:value-type="string">
            <text:p text:style-name="P87">0x00</text:p>
          </table:table-cell>
          <table:table-cell table:style-name="Table59.C2" office:value-type="string">
            <text:p text:style-name="P87">Command to fox</text:p>
          </table:table-cell>
        </table:table-row>
        <table:table-row table:style-name="TableLine94006171174032">
          <table:table-cell table:style-name="Table59.A2" office:value-type="string">
            <text:p text:style-name="P87">1</text:p>
          </table:table-cell>
          <table:table-cell table:style-name="Table59.A2" office:value-type="string">
            <text:p text:style-name="P87">0x<text:span text:style-name="T55">1</text:span><text:span text:style-name="T77">F</text:span></text:p>
          </table:table-cell>
          <table:table-cell table:style-name="Table59.C2" office:value-type="string">
            <text:p text:style-name="P294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</table:table>
      <text:p text:style-name="P467"/>
      <text:p text:style-name="P380">Fox will answer:</text:p>
      <table:table table:name="Table60" table:style-name="Table60">
        <table:table-column table:style-name="Table60.A" table:number-columns-repeated="3"/>
        <table:table-row table:style-name="TableLine94006171163152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006171187968">
          <table:table-cell table:style-name="Table60.A2" office:value-type="string">
            <text:p text:style-name="P87">0</text:p>
          </table:table-cell>
          <table:table-cell table:style-name="Table60.A2" office:value-type="string">
            <text:p text:style-name="P136">0x01</text:p>
          </table:table-cell>
          <table:table-cell table:style-name="Table60.C2" office:value-type="string">
            <text:p text:style-name="P136">Response to command</text:p>
          </table:table-cell>
        </table:table-row>
        <table:table-row table:style-name="TableLine94006171189536">
          <table:table-cell table:style-name="Table60.A2" office:value-type="string">
            <text:p text:style-name="P181">1</text:p>
          </table:table-cell>
          <table:table-cell table:style-name="Table60.A2" office:value-type="string">
            <text:p text:style-name="P181">0x<text:span text:style-name="T55">1</text:span><text:span text:style-name="T77">F</text:span></text:p>
          </table:table-cell>
          <table:table-cell table:style-name="Table60.C2" office:value-type="string">
            <text:p text:style-name="P294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  <table:table-row table:style-name="TableLine94006171190352">
          <table:table-cell table:style-name="Table60.A2" office:value-type="string">
            <text:p text:style-name="P249">2-<text:span text:style-name="T58">5</text:span></text:p>
          </table:table-cell>
          <table:table-cell table:style-name="Table60.A2" office:value-type="string">
            <text:p text:style-name="P278"><text:span text:style-name="T67">f</text:span><text:span text:style-name="T66">loat</text:span></text:p>
          </table:table-cell>
          <table:table-cell table:style-name="Table60.C2" office:value-type="string">
            <text:p text:style-name="P303">Averaged <text:span text:style-name="T75">power source</text:span> voltage</text:p>
          </table:table-cell>
        </table:table-row>
      </table:table>
      <text:p text:style-name="P467"/>
      <text:h text:style-name="P556" text:outline-level="1">Get <text:span text:style-name="T83">last failure code</text:span></text:h>
      <text:p text:style-name="P465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418"/>
      <text:p text:style-name="P418">Payload format:</text:p>
      <table:table table:name="Table63" table:style-name="Table63">
        <table:table-column table:style-name="Table63.A" table:number-columns-repeated="3"/>
        <table:table-row table:style-name="TableLine94006171176832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006171203424">
          <table:table-cell table:style-name="Table63.A2" office:value-type="string">
            <text:p text:style-name="P88">0</text:p>
          </table:table-cell>
          <table:table-cell table:style-name="Table63.A2" office:value-type="string">
            <text:p text:style-name="P88">0x00</text:p>
          </table:table-cell>
          <table:table-cell table:style-name="Table63.C2" office:value-type="string">
            <text:p text:style-name="P88">Command to fox</text:p>
          </table:table-cell>
        </table:table-row>
        <table:table-row table:style-name="TableLine94006171204992">
          <table:table-cell table:style-name="Table63.A2" office:value-type="string">
            <text:p text:style-name="P88">1</text:p>
          </table:table-cell>
          <table:table-cell table:style-name="Table63.A2" office:value-type="string">
            <text:p text:style-name="P88">0x<text:span text:style-name="T83">20</text:span></text:p>
          </table:table-cell>
          <table:table-cell table:style-name="Table63.C2" office:value-type="string">
            <text:p text:style-name="P295">Get <text:span text:style-name="T83">last failure code</text:span></text:p>
          </table:table-cell>
        </table:table-row>
      </table:table>
      <text:p text:style-name="P468"/>
      <text:p text:style-name="P381">Fox will answer:</text:p>
      <table:table table:name="Table64" table:style-name="Table64">
        <table:table-column table:style-name="Table64.A" table:number-columns-repeated="3"/>
        <table:table-row table:style-name="TableLine94006171195680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006171218080">
          <table:table-cell table:style-name="Table64.A2" office:value-type="string">
            <text:p text:style-name="P88">0</text:p>
          </table:table-cell>
          <table:table-cell table:style-name="Table64.A2" office:value-type="string">
            <text:p text:style-name="P137">0x01</text:p>
          </table:table-cell>
          <table:table-cell table:style-name="Table64.C2" office:value-type="string">
            <text:p text:style-name="P137">Response to command</text:p>
          </table:table-cell>
        </table:table-row>
        <table:table-row table:style-name="TableLine94006171219584">
          <table:table-cell table:style-name="Table64.A2" office:value-type="string">
            <text:p text:style-name="P182">1</text:p>
          </table:table-cell>
          <table:table-cell table:style-name="Table64.A2" office:value-type="string">
            <text:p text:style-name="P182">0x<text:span text:style-name="T84">20</text:span></text:p>
          </table:table-cell>
          <table:table-cell table:style-name="Table64.C2" office:value-type="string">
            <text:p text:style-name="P305">Get last failure code</text:p>
          </table:table-cell>
        </table:table-row>
        <table:table-row table:style-name="TableLine94006171220400">
          <table:table-cell table:style-name="Table64.A2" office:value-type="string">
            <text:p text:style-name="P250">2-<text:span text:style-name="T58">5</text:span></text:p>
          </table:table-cell>
          <table:table-cell table:style-name="Table64.A2" office:value-type="string">
            <text:p text:style-name="P305">uint32_t</text:p>
          </table:table-cell>
          <table:table-cell table:style-name="Table64.C2" office:value-type="string">
            <text:p text:style-name="P305">Last failure code</text:p>
          </table:table-cell>
        </table:table-row>
      </table:table>
      <text:p text:style-name="P468"/>
      <text:h text:style-name="P557" text:outline-level="1">No operation</text:h>
      <text:p text:style-name="P470"><text:span text:style-name="T38">T</text:span><text:span text:style-name="T29">his command causes no operation. Execute it just to prevent fox from going to sleepmode.</text:span></text:p>
      <text:p text:style-name="P419"/>
      <text:p text:style-name="P419">Payload format:</text:p>
      <table:table table:name="Table65" table:style-name="Table65">
        <table:table-column table:style-name="Table65.A" table:number-columns-repeated="3"/>
        <table:table-row table:style-name="TableLine94006171207072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006171235856">
          <table:table-cell table:style-name="Table65.A2" office:value-type="string">
            <text:p text:style-name="P89">0</text:p>
          </table:table-cell>
          <table:table-cell table:style-name="Table65.A2" office:value-type="string">
            <text:p text:style-name="P89">0x00</text:p>
          </table:table-cell>
          <table:table-cell table:style-name="Table65.C2" office:value-type="string">
            <text:p text:style-name="P89">Command to fox</text:p>
          </table:table-cell>
        </table:table-row>
        <table:table-row table:style-name="TableLine94006171237360">
          <table:table-cell table:style-name="Table65.A2" office:value-type="string">
            <text:p text:style-name="P89">1</text:p>
          </table:table-cell>
          <table:table-cell table:style-name="Table65.A2" office:value-type="string">
            <text:p text:style-name="P89">0x<text:span text:style-name="T83">2</text:span><text:span text:style-name="T85">1</text:span></text:p>
          </table:table-cell>
          <table:table-cell table:style-name="Table65.C2" office:value-type="string">
            <text:p text:style-name="P306">No operation</text:p>
          </table:table-cell>
        </table:table-row>
      </table:table>
      <text:p text:style-name="P469"/>
      <text:p text:style-name="P382">Fox will answer:</text:p>
      <table:table table:name="Table66" table:style-name="Table66">
        <table:table-column table:style-name="Table66.A" table:number-columns-repeated="3"/>
        <table:table-row table:style-name="TableLine94006171226288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006171248544">
          <table:table-cell table:style-name="Table66.A2" office:value-type="string">
            <text:p text:style-name="P89">0</text:p>
          </table:table-cell>
          <table:table-cell table:style-name="Table66.A2" office:value-type="string">
            <text:p text:style-name="P138">0x01</text:p>
          </table:table-cell>
          <table:table-cell table:style-name="Table66.C2" office:value-type="string">
            <text:p text:style-name="P138">Response to command</text:p>
          </table:table-cell>
        </table:table-row>
        <table:table-row table:style-name="TableLine94006171250048">
          <table:table-cell table:style-name="Table66.A2" office:value-type="string">
            <text:p text:style-name="P183">1</text:p>
          </table:table-cell>
          <table:table-cell table:style-name="Table66.A2" office:value-type="string">
            <text:p text:style-name="P183">0x<text:span text:style-name="T84">2</text:span><text:span text:style-name="T85">1</text:span></text:p>
          </table:table-cell>
          <table:table-cell table:style-name="Table66.C2" office:value-type="string">
            <text:p text:style-name="P306">No operation</text:p>
          </table:table-cell>
        </table:table-row>
      </table:table>
      <text:p text:style-name="P469"/>
      <text:h text:style-name="P558" text:outline-level="1">Get identification data</text:h>
      <text:p text:style-name="P473">This command causes fox to identify herself.</text:p>
      <text:p text:style-name="P420"/>
      <text:p text:style-name="P420">Payload format:</text:p>
      <table:table table:name="Table68" table:style-name="Table68">
        <table:table-column table:style-name="Table68.A" table:number-columns-repeated="3"/>
        <table:table-row table:style-name="TableLine94006171240288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006171264960">
          <table:table-cell table:style-name="Table68.A2" office:value-type="string">
            <text:p text:style-name="P91">0</text:p>
          </table:table-cell>
          <table:table-cell table:style-name="Table68.A2" office:value-type="string">
            <text:p text:style-name="P91">0x00</text:p>
          </table:table-cell>
          <table:table-cell table:style-name="Table68.C2" office:value-type="string">
            <text:p text:style-name="P91">Command to fox</text:p>
          </table:table-cell>
        </table:table-row>
        <table:table-row table:style-name="TableLine94006171266464">
          <table:table-cell table:style-name="Table68.A2" office:value-type="string">
            <text:p text:style-name="P91">1</text:p>
          </table:table-cell>
          <table:table-cell table:style-name="Table68.A2" office:value-type="string">
            <text:p text:style-name="P91">0x<text:span text:style-name="T83">2</text:span><text:span text:style-name="T86">2</text:span></text:p>
          </table:table-cell>
          <table:table-cell table:style-name="Table68.C2" office:value-type="string">
            <text:p text:style-name="P308">Get identification data</text:p>
          </table:table-cell>
        </table:table-row>
      </table:table>
      <text:p text:style-name="P486"/>
      <text:p text:style-name="P383">Fox will answer:</text:p>
      <table:table table:name="Table69" table:style-name="Table69">
        <table:table-column table:style-name="Table69.A" table:number-columns-repeated="3"/>
        <table:table-row table:style-name="TableLine94006171255584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006171298256">
          <table:table-cell table:style-name="Table69.A2" office:value-type="string">
            <text:p text:style-name="P91">0</text:p>
          </table:table-cell>
          <table:table-cell table:style-name="Table69.A2" office:value-type="string">
            <text:p text:style-name="P140">0x01</text:p>
          </table:table-cell>
          <table:table-cell table:style-name="Table69.C2" office:value-type="string">
            <text:p text:style-name="P140">Response to command</text:p>
          </table:table-cell>
        </table:table-row>
        <table:table-row table:style-name="TableLine94006171299760">
          <table:table-cell table:style-name="Table69.A2" office:value-type="string">
            <text:p text:style-name="P185">1</text:p>
          </table:table-cell>
          <table:table-cell table:style-name="Table69.A2" office:value-type="string">
            <text:p text:style-name="P185">0x<text:span text:style-name="T84">2</text:span><text:span text:style-name="T86">2</text:span></text:p>
          </table:table-cell>
          <table:table-cell table:style-name="Table69.C2" office:value-type="string">
            <text:p text:style-name="P308">Get identification data</text:p>
          </table:table-cell>
        </table:table-row>
        <table:table-row table:style-name="TableLine94006171300576">
          <table:table-cell table:style-name="Table69.A2" office:value-type="string">
            <text:p text:style-name="P308">2-5</text:p>
          </table:table-cell>
          <table:table-cell table:style-name="Table69.A2" office:value-type="string">
            <text:p text:style-name="P308">uint32_t</text:p>
          </table:table-cell>
          <table:table-cell table:style-name="Table69.C2" office:value-type="string">
            <text:p text:style-name="P308">Signature. Must be 0xF055AF06 if this device is a fox</text:p>
          </table:table-cell>
        </table:table-row>
        <table:table-row table:style-name="TableLine94006171301440">
          <table:table-cell table:style-name="Table69.A2" office:value-type="string">
            <text:p text:style-name="P312">6-7</text:p>
          </table:table-cell>
          <table:table-cell table:style-name="Table69.A2" office:value-type="string">
            <text:p text:style-name="P312">uint16_t</text:p>
          </table:table-cell>
          <table:table-cell table:style-name="Table69.C2" office:value-type="string">
            <text:p text:style-name="P312">Protocol version, must be 0x01</text:p>
          </table:table-cell>
        </table:table-row>
        <table:table-row table:style-name="TableLine94006171302336">
          <table:table-cell table:style-name="Table69.A2" office:value-type="string">
            <text:p text:style-name="P308"><text:span text:style-name="T87">8</text:span>-<text:span text:style-name="T87">9</text:span></text:p>
          </table:table-cell>
          <table:table-cell table:style-name="Table69.A2" office:value-type="string">
            <text:p text:style-name="P308">uint16_t</text:p>
          </table:table-cell>
          <table:table-cell table:style-name="Table69.C2" office:value-type="string">
            <text:p text:style-name="P308">Hardware revision</text:p>
          </table:table-cell>
        </table:table-row>
        <table:table-row table:style-name="TableLine94006171303536">
          <table:table-cell table:style-name="Table69.A2" office:value-type="string">
            <text:p text:style-name="P308"><text:span text:style-name="T87">10</text:span>-<text:span text:style-name="T87">11</text:span></text:p>
          </table:table-cell>
          <table:table-cell table:style-name="Table69.A2" office:value-type="string">
            <text:p text:style-name="P308">uint16_t</text:p>
          </table:table-cell>
          <table:table-cell table:style-name="Table69.C2" office:value-type="string">
            <text:p text:style-name="P308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006171304512">
          <table:table-cell table:style-name="Table69.A2" office:value-type="string">
            <text:p text:style-name="P311">1<text:span text:style-name="T87">2-15</text:span></text:p>
          </table:table-cell>
          <table:table-cell table:style-name="Table69.A2" office:value-type="string">
            <text:p text:style-name="P311">uint32_t</text:p>
          </table:table-cell>
          <table:table-cell table:style-name="Table69.C2" office:value-type="string">
            <text:p text:style-name="P311">Fox serial number.</text:p>
          </table:table-cell>
        </table:table-row>
      </table:table>
      <text:p text:style-name="P486"/>
      <text:h text:style-name="P559" text:outline-level="1">Get <text:span text:style-name="T88">antenna matching status</text:span></text:h>
      <text:p text:style-name="P474">This command <text:span text:style-name="T88">causes fox to provide antenna matching status.</text:span></text:p>
      <text:p text:style-name="P421"/>
      <text:p text:style-name="P421">Payload format:</text:p>
      <table:table table:name="Table74" table:style-name="Table74">
        <table:table-column table:style-name="Table74.A" table:number-columns-repeated="3"/>
        <table:table-row table:style-name="TableLine94006171277040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006171317216">
          <table:table-cell table:style-name="Table74.A2" office:value-type="string">
            <text:p text:style-name="P92">0</text:p>
          </table:table-cell>
          <table:table-cell table:style-name="Table74.A2" office:value-type="string">
            <text:p text:style-name="P92">0x00</text:p>
          </table:table-cell>
          <table:table-cell table:style-name="Table74.C2" office:value-type="string">
            <text:p text:style-name="P92">Command to fox</text:p>
          </table:table-cell>
        </table:table-row>
        <table:table-row table:style-name="TableLine94006171318784">
          <table:table-cell table:style-name="Table74.A2" office:value-type="string">
            <text:p text:style-name="P92">1</text:p>
          </table:table-cell>
          <table:table-cell table:style-name="Table74.A2" office:value-type="string">
            <text:p text:style-name="P92">0x<text:span text:style-name="T83">2</text:span><text:span text:style-name="T88">3</text:span></text:p>
          </table:table-cell>
          <table:table-cell table:style-name="Table74.C2" office:value-type="string">
            <text:p text:style-name="P309">Get <text:span text:style-name="T88">antenna matching status</text:span></text:p>
          </table:table-cell>
        </table:table-row>
      </table:table>
      <text:p text:style-name="P487"/>
      <text:p text:style-name="P384">Fox will answer:</text:p>
      <table:table table:name="Table75" table:style-name="Table75">
        <table:table-column table:style-name="Table75.A" table:number-columns-repeated="3"/>
        <table:table-row table:style-name="TableLine94006171309280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006171349936">
          <table:table-cell table:style-name="Table75.A2" office:value-type="string">
            <text:p text:style-name="P92">0</text:p>
          </table:table-cell>
          <table:table-cell table:style-name="Table75.A2" office:value-type="string">
            <text:p text:style-name="P141">0x01</text:p>
          </table:table-cell>
          <table:table-cell table:style-name="Table75.C2" office:value-type="string">
            <text:p text:style-name="P141">Response to command</text:p>
          </table:table-cell>
        </table:table-row>
        <table:table-row table:style-name="TableLine94006171351440">
          <table:table-cell table:style-name="Table75.A2" office:value-type="string">
            <text:p text:style-name="P186">1</text:p>
          </table:table-cell>
          <table:table-cell table:style-name="Table75.A2" office:value-type="string">
            <text:p text:style-name="P186">0x<text:span text:style-name="T84">2</text:span><text:span text:style-name="T88">3</text:span></text:p>
          </table:table-cell>
          <table:table-cell table:style-name="Table75.C2" office:value-type="string">
            <text:p text:style-name="P313">Get antenna matching status</text:p>
          </table:table-cell>
        </table:table-row>
        <table:table-row table:style-name="TableLine94006171352256">
          <table:table-cell table:style-name="Table75.A2" office:value-type="string">
            <text:p text:style-name="P313">2</text:p>
          </table:table-cell>
          <table:table-cell table:style-name="Table75.A2" office:value-type="string">
            <text:p text:style-name="P313">uint8_t</text:p>
          </table:table-cell>
          <table:table-cell table:style-name="Table75.C2" office:value-type="string">
            <text:p text:style-name="P313">Status:</text:p>
            <text:p text:style-name="P314">0 – matching never was initiated</text:p>
            <text:p text:style-name="P314">1 – matching in progress</text:p>
            <text:p text:style-name="P314">2 – matching completed</text:p>
          </table:table-cell>
        </table:table-row>
        <table:table-row table:style-name="TableLine94006171353120">
          <table:table-cell table:style-name="Table75.A2" office:value-type="string">
            <text:p text:style-name="P315">3</text:p>
          </table:table-cell>
          <table:table-cell table:style-name="Table75.A2" office:value-type="string">
            <text:p text:style-name="P318">uint8_t</text:p>
          </table:table-cell>
          <table:table-cell table:style-name="Table75.C2" office:value-type="string">
            <text:p text:style-name="P320"><text:span text:style-name="T93">New for app</text:span>:</text:p>
            <text:p text:style-name="P319">0x00 if app saw this matching</text:p>
            <text:p text:style-name="P319">0x01 if not</text:p>
          </table:table-cell>
        </table:table-row>
        <table:table-row table:style-name="TableLine94006171353936">
          <table:table-cell table:style-name="Table75.A2" office:value-type="string">
            <text:p text:style-name="P318">4</text:p>
          </table:table-cell>
          <table:table-cell table:style-name="Table75.A2" office:value-type="string">
            <text:p text:style-name="P315">uint8_t</text:p>
          </table:table-cell>
          <table:table-cell table:style-name="Table75.C2" office:value-type="string">
            <text:p text:style-name="P315">Total matcher positions</text:p>
          </table:table-cell>
        </table:table-row>
        <table:table-row table:style-name="TableLine94006171355136">
          <table:table-cell table:style-name="Table75.A2" office:value-type="string">
            <text:p text:style-name="P318">5</text:p>
          </table:table-cell>
          <table:table-cell table:style-name="Table75.A2" office:value-type="string">
            <text:p text:style-name="P315">uint8_t</text:p>
          </table:table-cell>
          <table:table-cell table:style-name="Table75.C2" office:value-type="string">
            <text:p text:style-name="P315">Current matcher position <text:span text:style-name="T89">(starting from 0)</text:span></text:p>
          </table:table-cell>
        </table:table-row>
        <table:table-row table:style-name="TableLine94006171356112">
          <table:table-cell table:style-name="Table75.A2" office:value-type="string">
            <text:p text:style-name="P321">6-9</text:p>
          </table:table-cell>
          <table:table-cell table:style-name="Table75.A2" office:value-type="string">
            <text:p text:style-name="P321"><text:span text:style-name="T94">f</text:span>loat</text:p>
          </table:table-cell>
          <table:table-cell table:style-name="Table75.C2" office:value-type="string">
            <text:p text:style-name="P321">Current antenna voltage</text:p>
          </table:table-cell>
        </table:table-row>
        <table:table-row table:style-name="TableLine94006171357088">
          <table:table-cell table:style-name="Table75.A2" office:value-type="string">
            <text:p text:style-name="P321">10</text:p>
          </table:table-cell>
          <table:table-cell table:style-name="Table75.A2" office:value-type="string">
            <text:p text:style-name="P315">uint8_t</text:p>
          </table:table-cell>
          <table:table-cell table:style-name="Table75.C2" office:value-type="string">
            <text:p text:style-name="P315">Current best match position</text:p>
          </table:table-cell>
        </table:table-row>
        <table:table-row table:style-name="TableLine94006171357984">
          <table:table-cell table:style-name="Table75.A2" office:value-type="string">
            <text:p text:style-name="P321">11-14</text:p>
          </table:table-cell>
          <table:table-cell table:style-name="Table75.A2" office:value-type="string">
            <text:p text:style-name="P315"><text:span text:style-name="T91">f</text:span>loat</text:p>
          </table:table-cell>
          <table:table-cell table:style-name="Table75.C2" office:value-type="string">
            <text:p text:style-name="P315">Current best match voltage (in volts)</text:p>
          </table:table-cell>
        </table:table-row>
      </table:table>
      <text:p text:style-name="P487"/>
      <text:h text:style-name="P560" text:outline-level="1">Get <text:span text:style-name="T88">antenna matching </text:span><text:span text:style-name="T90">data</text:span></text:h>
      <text:p text:style-name="P475">This command <text:span text:style-name="T88">causes fox to </text:span><text:span text:style-name="T90">return data about one matcher position</text:span><text:span text:style-name="T88">.</text:span></text:p>
      <text:p text:style-name="P422"/>
      <text:p text:style-name="P422">Payload format:</text:p>
      <table:table table:name="Table76" table:style-name="Table76">
        <table:table-column table:style-name="Table76.A" table:number-columns-repeated="3"/>
        <table:table-row table:style-name="TableLine94006171321712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006171372416">
          <table:table-cell table:style-name="Table76.A2" office:value-type="string">
            <text:p text:style-name="P93">0</text:p>
          </table:table-cell>
          <table:table-cell table:style-name="Table76.A2" office:value-type="string">
            <text:p text:style-name="P93">0x00</text:p>
          </table:table-cell>
          <table:table-cell table:style-name="Table76.C2" office:value-type="string">
            <text:p text:style-name="P93">Command to fox</text:p>
          </table:table-cell>
        </table:table-row>
        <text:soft-page-break/>
        <table:table-row table:style-name="TableLine94006171373920">
          <table:table-cell table:style-name="Table76.A2" office:value-type="string">
            <text:p text:style-name="P93">1</text:p>
          </table:table-cell>
          <table:table-cell table:style-name="Table76.A2" office:value-type="string">
            <text:p text:style-name="P93">0x<text:span text:style-name="T83">2</text:span><text:span text:style-name="T90">4</text:span></text:p>
          </table:table-cell>
          <table:table-cell table:style-name="Table76.C2" office:value-type="string">
            <text:p text:style-name="P310">Get <text:span text:style-name="T88">antenna matching </text:span><text:span text:style-name="T90">data</text:span></text:p>
          </table:table-cell>
        </table:table-row>
        <table:table-row table:style-name="TableLine94006171374736">
          <table:table-cell table:style-name="Table76.A2" office:value-type="string">
            <text:p text:style-name="P316">2</text:p>
          </table:table-cell>
          <table:table-cell table:style-name="Table76.A2" office:value-type="string">
            <text:p text:style-name="P316">uint8_t</text:p>
          </table:table-cell>
          <table:table-cell table:style-name="Table76.C2" office:value-type="string">
            <text:p text:style-name="P316">Requested position</text:p>
          </table:table-cell>
        </table:table-row>
      </table:table>
      <text:p text:style-name="P507"/>
      <text:p text:style-name="P507">Fox will answer:</text:p>
      <table:table table:name="Table77" table:style-name="Table77">
        <table:table-column table:style-name="Table77.A" table:number-columns-repeated="3"/>
        <table:table-row table:style-name="TableLine94006171363904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006171391216">
          <table:table-cell table:style-name="Table77.A2" office:value-type="string">
            <text:p text:style-name="P93">0</text:p>
          </table:table-cell>
          <table:table-cell table:style-name="Table77.A2" office:value-type="string">
            <text:p text:style-name="P142">0x01</text:p>
          </table:table-cell>
          <table:table-cell table:style-name="Table77.C2" office:value-type="string">
            <text:p text:style-name="P142">Response to command</text:p>
          </table:table-cell>
        </table:table-row>
        <table:table-row table:style-name="TableLine94006171392720">
          <table:table-cell table:style-name="Table77.A2" office:value-type="string">
            <text:p text:style-name="P187">1</text:p>
          </table:table-cell>
          <table:table-cell table:style-name="Table77.A2" office:value-type="string">
            <text:p text:style-name="P187">0x<text:span text:style-name="T84">2</text:span><text:span text:style-name="T90">4</text:span></text:p>
          </table:table-cell>
          <table:table-cell table:style-name="Table77.C2" office:value-type="string">
            <text:p text:style-name="P310">Get <text:span text:style-name="T88">antenna matching </text:span><text:span text:style-name="T90">data</text:span></text:p>
          </table:table-cell>
        </table:table-row>
        <table:table-row table:style-name="TableLine94006171393536">
          <table:table-cell table:style-name="Table77.A2" office:value-type="string">
            <text:p text:style-name="P316">2</text:p>
          </table:table-cell>
          <table:table-cell table:style-name="Table77.A2" office:value-type="string">
            <text:p text:style-name="P316">uint8_t</text:p>
          </table:table-cell>
          <table:table-cell table:style-name="Table77.C2" office:value-type="string">
            <text:p text:style-name="P283">0x00 <text:span text:style-name="T90">if successful</text:span></text:p>
            <text:p text:style-name="P317">0x01 if requested position is incorrect</text:p>
          </table:table-cell>
        </table:table-row>
        <table:table-row table:style-name="TableLine94006171394400">
          <table:table-cell table:style-name="Table77.A2" office:value-type="string">
            <text:p text:style-name="P316">3-6</text:p>
          </table:table-cell>
          <table:table-cell table:style-name="Table77.A2" office:value-type="string">
            <text:p text:style-name="P316">float</text:p>
          </table:table-cell>
          <table:table-cell table:style-name="Table77.C2" office:value-type="string">
            <text:p text:style-name="P316">Requested position antenna voltage (in volts)</text:p>
          </table:table-cell>
        </table:table-row>
      </table:table>
      <text:p text:style-name="P488"/>
      <text:h text:style-name="P561" text:outline-level="1">Mark matching <text:span text:style-name="T95">data </text:span>as seen</text:h>
      <text:p text:style-name="P476">This command <text:span text:style-name="T92">marks matching data as seen by app</text:span></text:p>
      <text:p text:style-name="P423"/>
      <text:p text:style-name="P423">Payload format:</text:p>
      <table:table table:name="Table62" table:style-name="Table62">
        <table:table-column table:style-name="Table62.A" table:number-columns-repeated="3"/>
        <table:table-row table:style-name="TableLine94006171377648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006171409680">
          <table:table-cell table:style-name="Table62.A2" office:value-type="string">
            <text:p text:style-name="P94">0</text:p>
          </table:table-cell>
          <table:table-cell table:style-name="Table62.A2" office:value-type="string">
            <text:p text:style-name="P94">0x00</text:p>
          </table:table-cell>
          <table:table-cell table:style-name="Table62.C2" office:value-type="string">
            <text:p text:style-name="P94">Command to fox</text:p>
          </table:table-cell>
        </table:table-row>
        <table:table-row table:style-name="TableLine94006171411184">
          <table:table-cell table:style-name="Table62.A2" office:value-type="string">
            <text:p text:style-name="P94">1</text:p>
          </table:table-cell>
          <table:table-cell table:style-name="Table62.A2" office:value-type="string">
            <text:p text:style-name="P94">0x<text:span text:style-name="T83">2</text:span><text:span text:style-name="T92">5</text:span></text:p>
          </table:table-cell>
          <table:table-cell table:style-name="Table62.C2" office:value-type="string">
            <text:p text:style-name="P320">Mark matching as seen</text:p>
          </table:table-cell>
        </table:table-row>
      </table:table>
      <text:p text:style-name="P508"/>
      <text:p text:style-name="P508">Fox will answer:</text:p>
      <table:table table:name="Table78" table:style-name="Table78">
        <table:table-column table:style-name="Table78.A" table:number-columns-repeated="3"/>
        <table:table-row table:style-name="TableLine94006171400176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006171422384">
          <table:table-cell table:style-name="Table78.A2" office:value-type="string">
            <text:p text:style-name="P94">0</text:p>
          </table:table-cell>
          <table:table-cell table:style-name="Table78.A2" office:value-type="string">
            <text:p text:style-name="P143">0x01</text:p>
          </table:table-cell>
          <table:table-cell table:style-name="Table78.C2" office:value-type="string">
            <text:p text:style-name="P143">Response to command</text:p>
          </table:table-cell>
        </table:table-row>
        <table:table-row table:style-name="TableLine94006171423888">
          <table:table-cell table:style-name="Table78.A2" office:value-type="string">
            <text:p text:style-name="P188">1</text:p>
          </table:table-cell>
          <table:table-cell table:style-name="Table78.A2" office:value-type="string">
            <text:p text:style-name="P188">0x<text:span text:style-name="T84">2</text:span><text:span text:style-name="T92">5</text:span></text:p>
          </table:table-cell>
          <table:table-cell table:style-name="Table78.C2" office:value-type="string">
            <text:p text:style-name="P320">Mark matching as seen</text:p>
          </table:table-cell>
        </table:table-row>
      </table:table>
      <text:p text:style-name="P490"/>
      <text:h text:style-name="P562" text:outline-level="1">Check for profile settings changes</text:h>
      <text:p text:style-name="P478">This command check<text:span text:style-name="T97">s</text:span> if there are any profile settings changes since last call <text:span text:style-name="T99">of this command</text:span>. Only changes, made via fox controls will be reported. <text:span text:style-name="T97">Profile switch itself doesn’t count as change.</text:span></text:p>
      <text:p text:style-name="P424"/>
      <text:p text:style-name="P424">Payload format:</text:p>
      <table:table table:name="Table61" table:style-name="Table61">
        <table:table-column table:style-name="Table61.A" table:number-columns-repeated="3"/>
        <table:table-row table:style-name="TableLine94006171414112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006171439472">
          <table:table-cell table:style-name="Table61.A2" office:value-type="string">
            <text:p text:style-name="P95">0</text:p>
          </table:table-cell>
          <table:table-cell table:style-name="Table61.A2" office:value-type="string">
            <text:p text:style-name="P95">0x00</text:p>
          </table:table-cell>
          <table:table-cell table:style-name="Table61.C2" office:value-type="string">
            <text:p text:style-name="P95">Command to fox</text:p>
          </table:table-cell>
        </table:table-row>
        <table:table-row table:style-name="TableLine94006171440976">
          <table:table-cell table:style-name="Table61.A2" office:value-type="string">
            <text:p text:style-name="P95">1</text:p>
          </table:table-cell>
          <table:table-cell table:style-name="Table61.A2" office:value-type="string">
            <text:p text:style-name="P95">0x<text:span text:style-name="T83">2</text:span><text:span text:style-name="T96">6</text:span></text:p>
          </table:table-cell>
          <table:table-cell table:style-name="Table61.C2" office:value-type="string">
            <text:p text:style-name="P322">Check for profile settings changes</text:p>
          </table:table-cell>
        </table:table-row>
      </table:table>
      <text:p text:style-name="P509"/>
      <text:p text:style-name="P509"><text:soft-page-break/>Fox will answer:</text:p>
      <table:table table:name="Table70" table:style-name="Table70">
        <table:table-column table:style-name="Table70.A" table:number-columns-repeated="3"/>
        <table:table-row table:style-name="TableLine94006171430880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006171454384">
          <table:table-cell table:style-name="Table70.A2" office:value-type="string">
            <text:p text:style-name="P95">0</text:p>
          </table:table-cell>
          <table:table-cell table:style-name="Table70.A2" office:value-type="string">
            <text:p text:style-name="P144">0x01</text:p>
          </table:table-cell>
          <table:table-cell table:style-name="Table70.C2" office:value-type="string">
            <text:p text:style-name="P144">Response to command</text:p>
          </table:table-cell>
        </table:table-row>
        <table:table-row table:style-name="TableLine94006171455888">
          <table:table-cell table:style-name="Table70.A2" office:value-type="string">
            <text:p text:style-name="P189">1</text:p>
          </table:table-cell>
          <table:table-cell table:style-name="Table70.A2" office:value-type="string">
            <text:p text:style-name="P189">0x<text:span text:style-name="T84">2</text:span><text:span text:style-name="T96">6</text:span></text:p>
          </table:table-cell>
          <table:table-cell table:style-name="Table70.C2" office:value-type="string">
            <text:p text:style-name="P322">Check for profile settings changes</text:p>
          </table:table-cell>
        </table:table-row>
        <table:table-row table:style-name="TableLine94006171456704">
          <table:table-cell table:style-name="Table70.A2" office:value-type="string">
            <text:p text:style-name="P322">2</text:p>
          </table:table-cell>
          <table:table-cell table:style-name="Table70.A2" office:value-type="string">
            <text:p text:style-name="P322">uint8_t</text:p>
          </table:table-cell>
          <table:table-cell table:style-name="Table70.C2" office:value-type="string">
            <text:p text:style-name="P326">0x00 – no changes</text:p>
            <text:p text:style-name="P326">0x01 – there were some changes</text:p>
          </table:table-cell>
        </table:table-row>
      </table:table>
      <text:p text:style-name="P489"/>
      <text:h text:style-name="P563" text:outline-level="1">Reset last failure code</text:h>
      <text:p text:style-name="P477">This command <text:span text:style-name="T100">resets last failure code to 0 (i.e. to OK).</text:span></text:p>
      <text:p text:style-name="P425"/>
      <text:p text:style-name="P425">Payload format:</text:p>
      <table:table table:name="Table71" table:style-name="Table71">
        <table:table-column table:style-name="Table71.A" table:number-columns-repeated="3"/>
        <table:table-row table:style-name="TableLine94006171443904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006171471952">
          <table:table-cell table:style-name="Table71.A2" office:value-type="string">
            <text:p text:style-name="P96">0</text:p>
          </table:table-cell>
          <table:table-cell table:style-name="Table71.A2" office:value-type="string">
            <text:p text:style-name="P96">0x00</text:p>
          </table:table-cell>
          <table:table-cell table:style-name="Table71.C2" office:value-type="string">
            <text:p text:style-name="P96">Command to fox</text:p>
          </table:table-cell>
        </table:table-row>
        <table:table-row table:style-name="TableLine94006171473456">
          <table:table-cell table:style-name="Table71.A2" office:value-type="string">
            <text:p text:style-name="P96">1</text:p>
          </table:table-cell>
          <table:table-cell table:style-name="Table71.A2" office:value-type="string">
            <text:p text:style-name="P96">0x<text:span text:style-name="T83">2</text:span><text:span text:style-name="T101">7</text:span></text:p>
          </table:table-cell>
          <table:table-cell table:style-name="Table71.C2" office:value-type="string">
            <text:p text:style-name="P327">Reset last failure code</text:p>
          </table:table-cell>
        </table:table-row>
      </table:table>
      <text:p text:style-name="P510"/>
      <text:p text:style-name="P510">Fox will answer:</text:p>
      <table:table table:name="Table72" table:style-name="Table72">
        <table:table-column table:style-name="Table72.A" table:number-columns-repeated="3"/>
        <table:table-row table:style-name="TableLine94006171462512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006171484656">
          <table:table-cell table:style-name="Table72.A2" office:value-type="string">
            <text:p text:style-name="P96">0</text:p>
          </table:table-cell>
          <table:table-cell table:style-name="Table72.A2" office:value-type="string">
            <text:p text:style-name="P145">0x01</text:p>
          </table:table-cell>
          <table:table-cell table:style-name="Table72.C2" office:value-type="string">
            <text:p text:style-name="P145">Response to command</text:p>
          </table:table-cell>
        </table:table-row>
        <table:table-row table:style-name="TableLine94006171486160">
          <table:table-cell table:style-name="Table72.A2" office:value-type="string">
            <text:p text:style-name="P190">1</text:p>
          </table:table-cell>
          <table:table-cell table:style-name="Table72.A2" office:value-type="string">
            <text:p text:style-name="P190">0x<text:span text:style-name="T84">2</text:span><text:span text:style-name="T101">7</text:span></text:p>
          </table:table-cell>
          <table:table-cell table:style-name="Table72.C2" office:value-type="string">
            <text:p text:style-name="P327">Reset last failure code</text:p>
          </table:table-cell>
        </table:table-row>
      </table:table>
      <text:p text:style-name="P491"/>
      <text:h text:style-name="P564" text:outline-level="1">Update serial number</text:h>
      <text:p text:style-name="P479">Use this command to update fox serial number (for example after EEPROM damage).</text:p>
      <text:p text:style-name="P426"/>
      <text:p text:style-name="P426">Payload format:</text:p>
      <table:table table:name="Table73" table:style-name="Table73">
        <table:table-column table:style-name="Table73.A" table:number-columns-repeated="3"/>
        <table:table-row table:style-name="TableLine94006171476160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006171503088">
          <table:table-cell table:style-name="Table73.A2" office:value-type="string">
            <text:p text:style-name="P97">0</text:p>
          </table:table-cell>
          <table:table-cell table:style-name="Table73.A2" office:value-type="string">
            <text:p text:style-name="P97">0x00</text:p>
          </table:table-cell>
          <table:table-cell table:style-name="Table73.C2" office:value-type="string">
            <text:p text:style-name="P97">Command to fox</text:p>
          </table:table-cell>
        </table:table-row>
        <table:table-row table:style-name="TableLine94006171504592">
          <table:table-cell table:style-name="Table73.A2" office:value-type="string">
            <text:p text:style-name="P97">1</text:p>
          </table:table-cell>
          <table:table-cell table:style-name="Table73.A2" office:value-type="string">
            <text:p text:style-name="P97">0x<text:span text:style-name="T83">2</text:span><text:span text:style-name="T102">8</text:span></text:p>
          </table:table-cell>
          <table:table-cell table:style-name="Table73.C2" office:value-type="string">
            <text:p text:style-name="P328">Update serial number</text:p>
          </table:table-cell>
        </table:table-row>
        <table:table-row table:style-name="TableLine94006171505408">
          <table:table-cell table:style-name="Table73.A2" office:value-type="string">
            <text:p text:style-name="P328">2-5</text:p>
          </table:table-cell>
          <table:table-cell table:style-name="Table73.A2" office:value-type="string">
            <text:p text:style-name="P328">uint32_t</text:p>
          </table:table-cell>
          <table:table-cell table:style-name="Table73.C2" office:value-type="string">
            <text:p text:style-name="P328">New serial number</text:p>
          </table:table-cell>
        </table:table-row>
      </table:table>
      <text:p text:style-name="P511"/>
      <text:p text:style-name="P511">Fox will answer:</text:p>
      <table:table table:name="Table79" table:style-name="Table79">
        <table:table-column table:style-name="Table79.A" table:number-columns-repeated="3"/>
        <table:table-row table:style-name="TableLine94006171491552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006171516864">
          <table:table-cell table:style-name="Table79.A2" office:value-type="string">
            <text:p text:style-name="P97">0</text:p>
          </table:table-cell>
          <table:table-cell table:style-name="Table79.A2" office:value-type="string">
            <text:p text:style-name="P146">0x01</text:p>
          </table:table-cell>
          <table:table-cell table:style-name="Table79.C2" office:value-type="string">
            <text:p text:style-name="P146">Response to command</text:p>
          </table:table-cell>
        </table:table-row>
        <table:table-row table:style-name="TableLine94006171518368">
          <table:table-cell table:style-name="Table79.A2" office:value-type="string">
            <text:p text:style-name="P191">1</text:p>
          </table:table-cell>
          <table:table-cell table:style-name="Table79.A2" office:value-type="string">
            <text:p text:style-name="P191">0x<text:span text:style-name="T84">2</text:span><text:span text:style-name="T102">8</text:span></text:p>
          </table:table-cell>
          <table:table-cell table:style-name="Table79.C2" office:value-type="string">
            <text:p text:style-name="P328">Update serial number</text:p>
          </table:table-cell>
        </table:table-row>
      </table:table>
      <text:p text:style-name="P492"/>
      <text:h text:style-name="P565" text:outline-level="1"><text:soft-page-break/>Get Ubatt(ADC) to Ubatt(Volts) factors</text:h>
      <text:p text:style-name="P480">Use this command to <text:span text:style-name="T103">get factors, </text:span><text:span text:style-name="T104">used to convert ADC value to battery voltage. Ubatt(Volts) = A * Ubatt(ADC) + B</text:span></text:p>
      <text:p text:style-name="P427"/>
      <text:p text:style-name="P427">Payload format:</text:p>
      <table:table table:name="Table80" table:style-name="Table80">
        <table:table-column table:style-name="Table80.A" table:number-columns-repeated="3"/>
        <table:table-row table:style-name="TableLine94006171522544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006171533408">
          <table:table-cell table:style-name="Table80.A2" office:value-type="string">
            <text:p text:style-name="P98">0</text:p>
          </table:table-cell>
          <table:table-cell table:style-name="Table80.A2" office:value-type="string">
            <text:p text:style-name="P98">0x00</text:p>
          </table:table-cell>
          <table:table-cell table:style-name="Table80.C2" office:value-type="string">
            <text:p text:style-name="P98">Command to fox</text:p>
          </table:table-cell>
        </table:table-row>
        <table:table-row table:style-name="TableLine94006171534912">
          <table:table-cell table:style-name="Table80.A2" office:value-type="string">
            <text:p text:style-name="P98">1</text:p>
          </table:table-cell>
          <table:table-cell table:style-name="Table80.A2" office:value-type="string">
            <text:p text:style-name="P98">0x<text:span text:style-name="T83">2</text:span><text:span text:style-name="T104">9</text:span></text:p>
          </table:table-cell>
          <table:table-cell table:style-name="Table80.C2" office:value-type="string">
            <text:p text:style-name="P329">Get Ubatt(ADC) to Ubatt(Volts) factors</text:p>
          </table:table-cell>
        </table:table-row>
      </table:table>
      <text:p text:style-name="P512"/>
      <text:p text:style-name="P512">Fox will answer:</text:p>
      <table:table table:name="Table81" table:style-name="Table81">
        <table:table-column table:style-name="Table81.A" table:number-columns-repeated="3"/>
        <table:table-row table:style-name="TableLine94006171524160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006171550656">
          <table:table-cell table:style-name="Table81.A2" office:value-type="string">
            <text:p text:style-name="P98">0</text:p>
          </table:table-cell>
          <table:table-cell table:style-name="Table81.A2" office:value-type="string">
            <text:p text:style-name="P147">0x01</text:p>
          </table:table-cell>
          <table:table-cell table:style-name="Table81.C2" office:value-type="string">
            <text:p text:style-name="P147">Response to command</text:p>
          </table:table-cell>
        </table:table-row>
        <table:table-row table:style-name="TableLine94006171552160">
          <table:table-cell table:style-name="Table81.A2" office:value-type="string">
            <text:p text:style-name="P192">1</text:p>
          </table:table-cell>
          <table:table-cell table:style-name="Table81.A2" office:value-type="string">
            <text:p text:style-name="P192">0x<text:span text:style-name="T84">2</text:span><text:span text:style-name="T104">9</text:span></text:p>
          </table:table-cell>
          <table:table-cell table:style-name="Table81.C2" office:value-type="string">
            <text:p text:style-name="P329">Get Ubatt(ADC) to Ubatt(Volts) factors</text:p>
          </table:table-cell>
        </table:table-row>
        <table:table-row table:style-name="TableLine94006171552976">
          <table:table-cell table:style-name="Table81.A2" office:value-type="string">
            <text:p text:style-name="P329">2-5</text:p>
          </table:table-cell>
          <table:table-cell table:style-name="Table81.A2" office:value-type="string">
            <text:p text:style-name="P329">float</text:p>
          </table:table-cell>
          <table:table-cell table:style-name="Table81.C2" office:value-type="string">
            <text:p text:style-name="P329">Factor A</text:p>
          </table:table-cell>
        </table:table-row>
        <table:table-row table:style-name="TableLine94006171553840">
          <table:table-cell table:style-name="Table81.A2" office:value-type="string">
            <text:p text:style-name="P329">6-9</text:p>
          </table:table-cell>
          <table:table-cell table:style-name="Table81.A2" office:value-type="string">
            <text:p text:style-name="P329"><text:span text:style-name="T105">f</text:span>loat</text:p>
          </table:table-cell>
          <table:table-cell table:style-name="Table81.C2" office:value-type="string">
            <text:p text:style-name="P329">Factor B</text:p>
          </table:table-cell>
        </table:table-row>
      </table:table>
      <text:p text:style-name="P493"/>
      <text:h text:style-name="P566" text:outline-level="1"><text:span text:style-name="T105">Set</text:span> Ubatt(ADC) to Ubatt(Volts) factors</text:h>
      <text:p text:style-name="P481">Use this command to <text:span text:style-name="T105">s</text:span><text:span text:style-name="T103">et factors, </text:span><text:span text:style-name="T104">used to convert ADC value to battery voltage. Ubatt(Volts) = A * Ubatt(ADC) + B. </text:span><text:span text:style-name="T4">Note, that there is no values control at the fox side.</text:span></text:p>
      <text:p text:style-name="P428"/>
      <text:p text:style-name="P428">Payload format:</text:p>
      <table:table table:name="Table82" table:style-name="Table82">
        <table:table-column table:style-name="Table82.A" table:number-columns-repeated="3"/>
        <table:table-row table:style-name="TableLine94006171537840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006171577200">
          <table:table-cell table:style-name="Table82.A2" office:value-type="string">
            <text:p text:style-name="P99">0</text:p>
          </table:table-cell>
          <table:table-cell table:style-name="Table82.A2" office:value-type="string">
            <text:p text:style-name="P99">0x00</text:p>
          </table:table-cell>
          <table:table-cell table:style-name="Table82.C2" office:value-type="string">
            <text:p text:style-name="P99">Command to fox</text:p>
          </table:table-cell>
        </table:table-row>
        <table:table-row table:style-name="TableLine94006171578704">
          <table:table-cell table:style-name="Table82.A2" office:value-type="string">
            <text:p text:style-name="P99">1</text:p>
          </table:table-cell>
          <table:table-cell table:style-name="Table82.A2" office:value-type="string">
            <text:p text:style-name="P99">0x<text:span text:style-name="T83">2</text:span><text:span text:style-name="T105">A</text:span></text:p>
          </table:table-cell>
          <table:table-cell table:style-name="Table82.C2" office:value-type="string">
            <text:p text:style-name="P330"><text:span text:style-name="T105">S</text:span>et Ubatt(ADC) to Ubatt(Volts) factors</text:p>
          </table:table-cell>
        </table:table-row>
        <table:table-row table:style-name="TableLine94006171579520">
          <table:table-cell table:style-name="Table82.A2" office:value-type="string">
            <text:p text:style-name="P336">2</text:p>
          </table:table-cell>
          <table:table-cell table:style-name="Table82.A2" office:value-type="string">
            <text:p text:style-name="P323">uint8_t</text:p>
          </table:table-cell>
          <table:table-cell table:style-name="Table82.C2" office:value-type="string">
            <text:p text:style-name="P336">Reset:</text:p>
            <text:p text:style-name="P339">0x00 – do not reset factors to factory defaults;</text:p>
            <text:p text:style-name="P339">0x01 – reset factors to factory defaults.</text:p>
            <text:p text:style-name="P345">In case of reset Factor A and Factor B are ignored.</text:p>
          </table:table-cell>
        </table:table-row>
        <table:table-row table:style-name="TableLine94006171580384">
          <table:table-cell table:style-name="Table82.A2" office:value-type="string">
            <text:p text:style-name="P336">3-6</text:p>
          </table:table-cell>
          <table:table-cell table:style-name="Table82.A2" office:value-type="string">
            <text:p text:style-name="P336">float</text:p>
          </table:table-cell>
          <table:table-cell table:style-name="Table82.C2" office:value-type="string">
            <text:p text:style-name="P336">Factor A</text:p>
          </table:table-cell>
        </table:table-row>
        <table:table-row table:style-name="TableLine94006171581440">
          <table:table-cell table:style-name="Table82.A2" office:value-type="string">
            <text:p text:style-name="P336">7-10</text:p>
          </table:table-cell>
          <table:table-cell table:style-name="Table82.A2" office:value-type="string">
            <text:p text:style-name="P336">float</text:p>
          </table:table-cell>
          <table:table-cell table:style-name="Table82.C2" office:value-type="string">
            <text:p text:style-name="P336">Factor B</text:p>
          </table:table-cell>
        </table:table-row>
      </table:table>
      <text:p text:style-name="P513"/>
      <text:p text:style-name="P513">Fox will answer:</text:p>
      <table:table table:name="Table83" table:style-name="Table83">
        <table:table-column table:style-name="Table83.A" table:number-columns-repeated="3"/>
        <text:soft-page-break/>
        <table:table-row table:style-name="TableLine94006171561440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006171594944">
          <table:table-cell table:style-name="Table83.A2" office:value-type="string">
            <text:p text:style-name="P99">0</text:p>
          </table:table-cell>
          <table:table-cell table:style-name="Table83.A2" office:value-type="string">
            <text:p text:style-name="P148">0x01</text:p>
          </table:table-cell>
          <table:table-cell table:style-name="Table83.C2" office:value-type="string">
            <text:p text:style-name="P148">Response to command</text:p>
          </table:table-cell>
        </table:table-row>
        <table:table-row table:style-name="TableLine94006171596448">
          <table:table-cell table:style-name="Table83.A2" office:value-type="string">
            <text:p text:style-name="P193">1</text:p>
          </table:table-cell>
          <table:table-cell table:style-name="Table83.A2" office:value-type="string">
            <text:p text:style-name="P193">0x<text:span text:style-name="T84">2</text:span><text:span text:style-name="T105">A</text:span></text:p>
          </table:table-cell>
          <table:table-cell table:style-name="Table83.C2" office:value-type="string">
            <text:p text:style-name="P330"><text:span text:style-name="T105">S</text:span>et Ubatt(ADC) to Ubatt(Volts) factors</text:p>
          </table:table-cell>
        </table:table-row>
        <table:table-row table:style-name="TableLine94006171597264">
          <table:table-cell table:style-name="Table83.A2" office:value-type="string">
            <text:p text:style-name="P330">2</text:p>
          </table:table-cell>
          <table:table-cell table:style-name="Table83.A2" office:value-type="string">
            <text:p text:style-name="P336">uint8_t</text:p>
          </table:table-cell>
          <table:table-cell table:style-name="Table83.C2" office:value-type="string">
            <text:p text:style-name="P148">0x00 if successful,</text:p>
            <text:p text:style-name="P148">0x01 if not.</text:p>
            <text:p text:style-name="P342">For now it always successful.</text:p>
          </table:table-cell>
        </table:table-row>
      </table:table>
      <text:p text:style-name="P494"/>
      <text:h text:style-name="P567" text:outline-level="1">Get Ubatt(<text:span text:style-name="T106">Volts</text:span>) to <text:span text:style-name="T106">battery level</text:span> factors</text:h>
      <text:p text:style-name="P482">Use this command to <text:span text:style-name="T103">get factors, </text:span><text:span text:style-name="T104">used to convert </text:span><text:span text:style-name="T106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</text:span></text:p>
      <text:p text:style-name="P429"/>
      <text:p text:style-name="P429">Payload format:</text:p>
      <table:table table:name="Table84" table:style-name="Table84">
        <table:table-column table:style-name="Table84.A" table:number-columns-repeated="3"/>
        <table:table-row table:style-name="TableLine94006171608512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006167023920">
          <table:table-cell table:style-name="Table84.A2" office:value-type="string">
            <text:p text:style-name="P100">0</text:p>
          </table:table-cell>
          <table:table-cell table:style-name="Table84.A2" office:value-type="string">
            <text:p text:style-name="P100">0x00</text:p>
          </table:table-cell>
          <table:table-cell table:style-name="Table84.C2" office:value-type="string">
            <text:p text:style-name="P100">Command to fox</text:p>
          </table:table-cell>
        </table:table-row>
        <table:table-row table:style-name="TableLine94006167025488">
          <table:table-cell table:style-name="Table84.A2" office:value-type="string">
            <text:p text:style-name="P100">1</text:p>
          </table:table-cell>
          <table:table-cell table:style-name="Table84.A2" office:value-type="string">
            <text:p text:style-name="P100">0x<text:span text:style-name="T83">2</text:span><text:span text:style-name="T106">B</text:span></text:p>
          </table:table-cell>
          <table:table-cell table:style-name="Table84.C2" office:value-type="string">
            <text:p text:style-name="P331">Get Ubatt(<text:span text:style-name="T106">Volts</text:span>) to <text:span text:style-name="T106">level</text:span> factors</text:p>
          </table:table-cell>
        </table:table-row>
      </table:table>
      <text:p text:style-name="P514"/>
      <text:p text:style-name="P514">Fox will answer:</text:p>
      <table:table table:name="Table85" table:style-name="Table85">
        <table:table-column table:style-name="Table85.A" table:number-columns-repeated="3"/>
        <table:table-row table:style-name="TableLine94006167014912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006167041216">
          <table:table-cell table:style-name="Table85.A2" office:value-type="string">
            <text:p text:style-name="P100">0</text:p>
          </table:table-cell>
          <table:table-cell table:style-name="Table85.A2" office:value-type="string">
            <text:p text:style-name="P149">0x01</text:p>
          </table:table-cell>
          <table:table-cell table:style-name="Table85.C2" office:value-type="string">
            <text:p text:style-name="P149">Response to command</text:p>
          </table:table-cell>
        </table:table-row>
        <table:table-row table:style-name="TableLine94006167042720">
          <table:table-cell table:style-name="Table85.A2" office:value-type="string">
            <text:p text:style-name="P194">1</text:p>
          </table:table-cell>
          <table:table-cell table:style-name="Table85.A2" office:value-type="string">
            <text:p text:style-name="P194">0x<text:span text:style-name="T84">2</text:span><text:span text:style-name="T106">B</text:span></text:p>
          </table:table-cell>
          <table:table-cell table:style-name="Table85.C2" office:value-type="string">
            <text:p text:style-name="P332">Get Ubatt(<text:span text:style-name="T106">Volts</text:span>) to <text:span text:style-name="T106">level</text:span> factors</text:p>
          </table:table-cell>
        </table:table-row>
        <table:table-row table:style-name="TableLine94006167043536">
          <table:table-cell table:style-name="Table85.A2" office:value-type="string">
            <text:p text:style-name="P331">2-5</text:p>
          </table:table-cell>
          <table:table-cell table:style-name="Table85.A2" office:value-type="string">
            <text:p text:style-name="P331">float</text:p>
          </table:table-cell>
          <table:table-cell table:style-name="Table85.C2" office:value-type="string">
            <text:p text:style-name="P331">Factor A</text:p>
          </table:table-cell>
        </table:table-row>
        <table:table-row table:style-name="TableLine94006167044400">
          <table:table-cell table:style-name="Table85.A2" office:value-type="string">
            <text:p text:style-name="P331">6-9</text:p>
          </table:table-cell>
          <table:table-cell table:style-name="Table85.A2" office:value-type="string">
            <text:p text:style-name="P331"><text:span text:style-name="T105">f</text:span>loat</text:p>
          </table:table-cell>
          <table:table-cell table:style-name="Table85.C2" office:value-type="string">
            <text:p text:style-name="P331">Factor B</text:p>
          </table:table-cell>
        </table:table-row>
      </table:table>
      <text:p text:style-name="P495"/>
      <text:h text:style-name="P568" text:outline-level="1"><text:span text:style-name="T105">Set</text:span> Ubatt(<text:span text:style-name="T107">Volts</text:span>) to <text:span text:style-name="T107">battery level</text:span> factors</text:h>
      <text:p text:style-name="P483">Use this command to <text:span text:style-name="T105">s</text:span><text:span text:style-name="T103">et factors, </text:span><text:span text:style-name="T104">used to convert </text:span><text:span text:style-name="T107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. </text:span><text:span text:style-name="T4">Note, that there is no values control at the fox side.</text:span></text:p>
      <text:p text:style-name="P430"/>
      <text:p text:style-name="P430">Payload format:</text:p>
      <table:table table:name="Table86" table:style-name="Table86">
        <table:table-column table:style-name="Table86.A" table:number-columns-repeated="3"/>
        <table:table-row table:style-name="TableLine94006167028416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006167068560">
          <table:table-cell table:style-name="Table86.A2" office:value-type="string">
            <text:p text:style-name="P101">0</text:p>
          </table:table-cell>
          <table:table-cell table:style-name="Table86.A2" office:value-type="string">
            <text:p text:style-name="P101">0x00</text:p>
          </table:table-cell>
          <table:table-cell table:style-name="Table86.C2" office:value-type="string">
            <text:p text:style-name="P101">Command to fox</text:p>
          </table:table-cell>
        </table:table-row>
        <table:table-row table:style-name="TableLine94006167070064">
          <table:table-cell table:style-name="Table86.A2" office:value-type="string">
            <text:p text:style-name="P101">1</text:p>
          </table:table-cell>
          <table:table-cell table:style-name="Table86.A2" office:value-type="string">
            <text:p text:style-name="P101">0x<text:span text:style-name="T83">2</text:span><text:span text:style-name="T107">C</text:span></text:p>
          </table:table-cell>
          <table:table-cell table:style-name="Table86.C2" office:value-type="string">
            <text:p text:style-name="P333"><text:span text:style-name="T105">S</text:span>et Ubatt(<text:span text:style-name="T106">Volts</text:span>) to <text:span text:style-name="T106">level</text:span> factors</text:p>
          </table:table-cell>
        </table:table-row>
        <table:table-row table:style-name="TableLine94006167070880">
          <table:table-cell table:style-name="Table86.A2" office:value-type="string">
            <text:p text:style-name="P337">2</text:p>
          </table:table-cell>
          <table:table-cell table:style-name="Table86.A2" office:value-type="string">
            <text:p text:style-name="P324">uint8_t</text:p>
          </table:table-cell>
          <table:table-cell table:style-name="Table86.C2" office:value-type="string">
            <text:p text:style-name="P337">Reset:</text:p>
            <text:p text:style-name="P340">0x00 – do not reset factors to factory defaults;</text:p>
            <text:p text:style-name="P340">0x01 – reset factors to factory defaults.</text:p>
            <text:p text:style-name="P346"><text:soft-page-break/>In case of reset Factor A and Factor B are ignored.</text:p>
          </table:table-cell>
        </table:table-row>
        <table:table-row table:style-name="TableLine94006167071744">
          <table:table-cell table:style-name="Table86.A2" office:value-type="string">
            <text:p text:style-name="P337">3-6</text:p>
          </table:table-cell>
          <table:table-cell table:style-name="Table86.A2" office:value-type="string">
            <text:p text:style-name="P337">float</text:p>
          </table:table-cell>
          <table:table-cell table:style-name="Table86.C2" office:value-type="string">
            <text:p text:style-name="P337">Factor A</text:p>
          </table:table-cell>
        </table:table-row>
        <table:table-row table:style-name="TableLine94006167072800">
          <table:table-cell table:style-name="Table86.A2" office:value-type="string">
            <text:p text:style-name="P337">7-10</text:p>
          </table:table-cell>
          <table:table-cell table:style-name="Table86.A2" office:value-type="string">
            <text:p text:style-name="P337">float</text:p>
          </table:table-cell>
          <table:table-cell table:style-name="Table86.C2" office:value-type="string">
            <text:p text:style-name="P337">Factor B</text:p>
          </table:table-cell>
        </table:table-row>
      </table:table>
      <text:p text:style-name="P515"/>
      <text:p text:style-name="P515">Fox will answer:</text:p>
      <table:table table:name="Table87" table:style-name="Table87">
        <table:table-column table:style-name="Table87.A" table:number-columns-repeated="3"/>
        <table:table-row table:style-name="TableLine94006167059520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006167086656">
          <table:table-cell table:style-name="Table87.A2" office:value-type="string">
            <text:p text:style-name="P101">0</text:p>
          </table:table-cell>
          <table:table-cell table:style-name="Table87.A2" office:value-type="string">
            <text:p text:style-name="P150">0x01</text:p>
          </table:table-cell>
          <table:table-cell table:style-name="Table87.C2" office:value-type="string">
            <text:p text:style-name="P150">Response to command</text:p>
          </table:table-cell>
        </table:table-row>
        <table:table-row table:style-name="TableLine94006167088160">
          <table:table-cell table:style-name="Table87.A2" office:value-type="string">
            <text:p text:style-name="P195">1</text:p>
          </table:table-cell>
          <table:table-cell table:style-name="Table87.A2" office:value-type="string">
            <text:p text:style-name="P195">0x<text:span text:style-name="T84">2</text:span><text:span text:style-name="T107">C</text:span></text:p>
          </table:table-cell>
          <table:table-cell table:style-name="Table87.C2" office:value-type="string">
            <text:p text:style-name="P333"><text:span text:style-name="T107">Set </text:span>Ubatt(<text:span text:style-name="T106">Volts</text:span>) to <text:span text:style-name="T106">level</text:span> factors</text:p>
          </table:table-cell>
        </table:table-row>
        <table:table-row table:style-name="TableLine94006167088976">
          <table:table-cell table:style-name="Table87.A2" office:value-type="string">
            <text:p text:style-name="P333">2</text:p>
          </table:table-cell>
          <table:table-cell table:style-name="Table87.A2" office:value-type="string">
            <text:p text:style-name="P337">uint8_t</text:p>
          </table:table-cell>
          <table:table-cell table:style-name="Table87.C2" office:value-type="string">
            <text:p text:style-name="P150">0x00 if successful,</text:p>
            <text:p text:style-name="P150">0x01 if not.</text:p>
            <text:p text:style-name="P343">For now it always successful.</text:p>
          </table:table-cell>
        </table:table-row>
      </table:table>
      <text:p text:style-name="P496"/>
      <text:h text:style-name="P569" text:outline-level="1">Get U<text:span text:style-name="T108">80m</text:span>(<text:span text:style-name="T108">ADC</text:span>) to <text:span text:style-name="T108">U80m(Volts)</text:span><text:span text:style-name="T106"> </text:span>factors</text:h>
      <text:p text:style-name="P484">Use this command to <text:span text:style-name="T103">get factors, </text:span><text:span text:style-name="T104">used to convert </text:span><text:span text:style-name="T108">ADC measurements to 80 meters output stage supply voltage</text:span><text:span text:style-name="T104">. </text:span><text:span text:style-name="T108">U80m(Volts)</text:span><text:span text:style-name="T104"> = A * U</text:span><text:span text:style-name="T108">80m</text:span><text:span text:style-name="T104">(</text:span><text:span text:style-name="T108">ADC</text:span><text:span text:style-name="T104">) + B</text:span></text:p>
      <text:p text:style-name="P431"/>
      <text:p text:style-name="P431">Payload format:</text:p>
      <table:table table:name="Table88" table:style-name="Table88">
        <table:table-column table:style-name="Table88.A" table:number-columns-repeated="3"/>
        <table:table-row table:style-name="TableLine94006167075760">
          <table:table-cell table:style-name="Table88.A1" office:value-type="string">
            <text:p text:style-name="P53">Payload byte</text:p>
          </table:table-cell>
          <table:table-cell table:style-name="Table88.A1" office:value-type="string">
            <text:p text:style-name="P53">Value</text:p>
          </table:table-cell>
          <table:table-cell table:style-name="Table88.C1" office:value-type="string">
            <text:p text:style-name="P53">Description</text:p>
          </table:table-cell>
        </table:table-row>
        <table:table-row table:style-name="TableLine94006167111840">
          <table:table-cell table:style-name="Table88.A2" office:value-type="string">
            <text:p text:style-name="P102">0</text:p>
          </table:table-cell>
          <table:table-cell table:style-name="Table88.A2" office:value-type="string">
            <text:p text:style-name="P102">0x00</text:p>
          </table:table-cell>
          <table:table-cell table:style-name="Table88.C2" office:value-type="string">
            <text:p text:style-name="P102">Command to fox</text:p>
          </table:table-cell>
        </table:table-row>
        <table:table-row table:style-name="TableLine94006167113344">
          <table:table-cell table:style-name="Table88.A2" office:value-type="string">
            <text:p text:style-name="P102">1</text:p>
          </table:table-cell>
          <table:table-cell table:style-name="Table88.A2" office:value-type="string">
            <text:p text:style-name="P102">0x<text:span text:style-name="T83">2</text:span><text:span text:style-name="T109">D</text:span></text:p>
          </table:table-cell>
          <table:table-cell table:style-name="Table88.C2" office:value-type="string">
            <text:p text:style-name="P334">Get U80m(ADC) to U80m(Volts) factors</text:p>
          </table:table-cell>
        </table:table-row>
      </table:table>
      <text:p text:style-name="P516"/>
      <text:p text:style-name="P516">Fox will answer:</text:p>
      <table:table table:name="Table89" table:style-name="Table89">
        <table:table-column table:style-name="Table89.A" table:number-columns-repeated="3"/>
        <table:table-row table:style-name="TableLine94006167105216">
          <table:table-cell table:style-name="Table89.A1" office:value-type="string">
            <text:p text:style-name="P53">Payload byte</text:p>
          </table:table-cell>
          <table:table-cell table:style-name="Table89.A1" office:value-type="string">
            <text:p text:style-name="P53">Value</text:p>
          </table:table-cell>
          <table:table-cell table:style-name="Table89.C1" office:value-type="string">
            <text:p text:style-name="P53">Description</text:p>
          </table:table-cell>
        </table:table-row>
        <table:table-row table:style-name="TableLine94006167097360">
          <table:table-cell table:style-name="Table89.A2" office:value-type="string">
            <text:p text:style-name="P102">0</text:p>
          </table:table-cell>
          <table:table-cell table:style-name="Table89.A2" office:value-type="string">
            <text:p text:style-name="P151">0x01</text:p>
          </table:table-cell>
          <table:table-cell table:style-name="Table89.C2" office:value-type="string">
            <text:p text:style-name="P151">Response to command</text:p>
          </table:table-cell>
        </table:table-row>
        <table:table-row table:style-name="TableLine94006167097840">
          <table:table-cell table:style-name="Table89.A2" office:value-type="string">
            <text:p text:style-name="P196">1</text:p>
          </table:table-cell>
          <table:table-cell table:style-name="Table89.A2" office:value-type="string">
            <text:p text:style-name="P196">0x<text:span text:style-name="T84">2</text:span><text:span text:style-name="T109">D</text:span></text:p>
          </table:table-cell>
          <table:table-cell table:style-name="Table89.C2" office:value-type="string">
            <text:p text:style-name="P335">Get U80m(ADC) to U80m(Volts) factors</text:p>
          </table:table-cell>
        </table:table-row>
        <table:table-row table:style-name="TableLine94006167133264">
          <table:table-cell table:style-name="Table89.A2" office:value-type="string">
            <text:p text:style-name="P334">2-5</text:p>
          </table:table-cell>
          <table:table-cell table:style-name="Table89.A2" office:value-type="string">
            <text:p text:style-name="P334">float</text:p>
          </table:table-cell>
          <table:table-cell table:style-name="Table89.C2" office:value-type="string">
            <text:p text:style-name="P334">Factor A</text:p>
          </table:table-cell>
        </table:table-row>
        <table:table-row table:style-name="TableLine94006167134128">
          <table:table-cell table:style-name="Table89.A2" office:value-type="string">
            <text:p text:style-name="P334">6-9</text:p>
          </table:table-cell>
          <table:table-cell table:style-name="Table89.A2" office:value-type="string">
            <text:p text:style-name="P334"><text:span text:style-name="T105">f</text:span>loat</text:p>
          </table:table-cell>
          <table:table-cell table:style-name="Table89.C2" office:value-type="string">
            <text:p text:style-name="P334">Factor B</text:p>
          </table:table-cell>
        </table:table-row>
      </table:table>
      <text:p text:style-name="P497"/>
      <text:h text:style-name="P570" text:outline-level="1"><text:span text:style-name="T105">Set</text:span> U<text:span text:style-name="T108">80m</text:span>(<text:span text:style-name="T108">ADC</text:span>) to <text:span text:style-name="T108">U80m(Volts)</text:span> factors</text:h>
      <text:p text:style-name="P485">Use this command to <text:span text:style-name="T109">s</text:span><text:span text:style-name="T103">et factors, </text:span><text:span text:style-name="T104">used to convert </text:span><text:span text:style-name="T108">ADC measurements to 80 meters output stage supply voltage</text:span><text:span text:style-name="T104">. </text:span><text:span text:style-name="T108">U80m(Volts)</text:span><text:span text:style-name="T104"> = A * U</text:span><text:span text:style-name="T108">80m</text:span><text:span text:style-name="T104">(</text:span><text:span text:style-name="T108">ADC</text:span><text:span text:style-name="T104">) + B </text:span><text:span text:style-name="T4">Note, that there is no values control at the fox side.</text:span></text:p>
      <text:p text:style-name="P432"/>
      <text:p text:style-name="P432">Payload format:</text:p>
      <table:table table:name="Table90" table:style-name="Table90">
        <table:table-column table:style-name="Table90.A" table:number-columns-repeated="3"/>
        <text:soft-page-break/>
        <table:table-row table:style-name="TableLine94006167116272">
          <table:table-cell table:style-name="Table90.A1" office:value-type="string">
            <text:p text:style-name="P54">Payload byte</text:p>
          </table:table-cell>
          <table:table-cell table:style-name="Table90.A1" office:value-type="string">
            <text:p text:style-name="P54">Value</text:p>
          </table:table-cell>
          <table:table-cell table:style-name="Table90.C1" office:value-type="string">
            <text:p text:style-name="P54">Description</text:p>
          </table:table-cell>
        </table:table-row>
        <table:table-row table:style-name="TableLine94006167165936">
          <table:table-cell table:style-name="Table90.A2" office:value-type="string">
            <text:p text:style-name="P103">0</text:p>
          </table:table-cell>
          <table:table-cell table:style-name="Table90.A2" office:value-type="string">
            <text:p text:style-name="P103">0x00</text:p>
          </table:table-cell>
          <table:table-cell table:style-name="Table90.C2" office:value-type="string">
            <text:p text:style-name="P103">Command to fox</text:p>
          </table:table-cell>
        </table:table-row>
        <table:table-row table:style-name="TableLine94006171608784">
          <table:table-cell table:style-name="Table90.A2" office:value-type="string">
            <text:p text:style-name="P103">1</text:p>
          </table:table-cell>
          <table:table-cell table:style-name="Table90.A2" office:value-type="string">
            <text:p text:style-name="P103">0x<text:span text:style-name="T83">2</text:span><text:span text:style-name="T109">E</text:span></text:p>
          </table:table-cell>
          <table:table-cell table:style-name="Table90.C2" office:value-type="string">
            <text:p text:style-name="P335"><text:span text:style-name="T109">S</text:span>et U80m(ADC) to U80m(Volts) factors</text:p>
          </table:table-cell>
        </table:table-row>
        <table:table-row table:style-name="TableLine94006171609648">
          <table:table-cell table:style-name="Table90.A2" office:value-type="string">
            <text:p text:style-name="P338">2</text:p>
          </table:table-cell>
          <table:table-cell table:style-name="Table90.A2" office:value-type="string">
            <text:p text:style-name="P325">uint8_t</text:p>
          </table:table-cell>
          <table:table-cell table:style-name="Table90.C2" office:value-type="string">
            <text:p text:style-name="P338">Reset:</text:p>
            <text:p text:style-name="P341">0x00 – do not reset factors to factory defaults;</text:p>
            <text:p text:style-name="P341">0x01 – reset factors to factory defaults.</text:p>
            <text:p text:style-name="P347">In case of reset Factor A and Factor B are ignored.</text:p>
          </table:table-cell>
        </table:table-row>
        <table:table-row table:style-name="TableLine94006171610512">
          <table:table-cell table:style-name="Table90.A2" office:value-type="string">
            <text:p text:style-name="P338">3-6</text:p>
          </table:table-cell>
          <table:table-cell table:style-name="Table90.A2" office:value-type="string">
            <text:p text:style-name="P338">float</text:p>
          </table:table-cell>
          <table:table-cell table:style-name="Table90.C2" office:value-type="string">
            <text:p text:style-name="P338">Factor A</text:p>
          </table:table-cell>
        </table:table-row>
        <table:table-row table:style-name="TableLine94006171611568">
          <table:table-cell table:style-name="Table90.A2" office:value-type="string">
            <text:p text:style-name="P338">7-10</text:p>
          </table:table-cell>
          <table:table-cell table:style-name="Table90.A2" office:value-type="string">
            <text:p text:style-name="P338">float</text:p>
          </table:table-cell>
          <table:table-cell table:style-name="Table90.C2" office:value-type="string">
            <text:p text:style-name="P338">Factor B</text:p>
          </table:table-cell>
        </table:table-row>
      </table:table>
      <text:p text:style-name="P517"/>
      <text:p text:style-name="P517">Fox will answer:</text:p>
      <table:table table:name="Table91" table:style-name="Table91">
        <table:table-column table:style-name="Table91.A" table:number-columns-repeated="3"/>
        <table:table-row table:style-name="TableLine94006167153248">
          <table:table-cell table:style-name="Table91.A1" office:value-type="string">
            <text:p text:style-name="P54">Payload byte</text:p>
          </table:table-cell>
          <table:table-cell table:style-name="Table91.A1" office:value-type="string">
            <text:p text:style-name="P54">Value</text:p>
          </table:table-cell>
          <table:table-cell table:style-name="Table91.C1" office:value-type="string">
            <text:p text:style-name="P54">Description</text:p>
          </table:table-cell>
        </table:table-row>
        <table:table-row table:style-name="TableLine94006171623888">
          <table:table-cell table:style-name="Table91.A2" office:value-type="string">
            <text:p text:style-name="P103">0</text:p>
          </table:table-cell>
          <table:table-cell table:style-name="Table91.A2" office:value-type="string">
            <text:p text:style-name="P152">0x01</text:p>
          </table:table-cell>
          <table:table-cell table:style-name="Table91.C2" office:value-type="string">
            <text:p text:style-name="P152">Response to command</text:p>
          </table:table-cell>
        </table:table-row>
        <table:table-row table:style-name="TableLine94006171625392">
          <table:table-cell table:style-name="Table91.A2" office:value-type="string">
            <text:p text:style-name="P197">1</text:p>
          </table:table-cell>
          <table:table-cell table:style-name="Table91.A2" office:value-type="string">
            <text:p text:style-name="P197">0x<text:span text:style-name="T84">2</text:span><text:span text:style-name="T109">E</text:span></text:p>
          </table:table-cell>
          <table:table-cell table:style-name="Table91.C2" office:value-type="string">
            <text:p text:style-name="P335"><text:span text:style-name="T109">S</text:span>et U80m(ADC) to U80m(Volts<text:span text:style-name="T110">) </text:span><text:s/>factors</text:p>
          </table:table-cell>
        </table:table-row>
        <table:table-row table:style-name="TableLine94006171626208">
          <table:table-cell table:style-name="Table91.A2" office:value-type="string">
            <text:p text:style-name="P335">2</text:p>
          </table:table-cell>
          <table:table-cell table:style-name="Table91.A2" office:value-type="string">
            <text:p text:style-name="P338">uint8_t</text:p>
          </table:table-cell>
          <table:table-cell table:style-name="Table91.C2" office:value-type="string">
            <text:p text:style-name="P152">0x00 if successful,</text:p>
            <text:p text:style-name="P152">0x01 if not.</text:p>
            <text:p text:style-name="P344">For now it always successful.</text:p>
          </table:table-cell>
        </table:table-row>
      </table:table>
      <text:p text:style-name="P498"/>
      <text:h text:style-name="P571" text:outline-level="1">Get <text:span text:style-name="T112">P</text:span><text:span text:style-name="T108">80m</text:span> to <text:span text:style-name="T112">U</text:span><text:span text:style-name="T108">80m</text:span> factors</text:h>
      <text:p text:style-name="P574">Use this command to <text:span text:style-name="T103">get factors, </text:span><text:span text:style-name="T104">used to convert</text:span><text:span text:style-name="T108"> </text:span><text:span text:style-name="T111">80 meters output power </text:span><text:span text:style-name="T112">to </text:span><text:span text:style-name="T108">80 meters output stage supply voltage</text:span><text:span text:style-name="T104">. </text:span><text:span text:style-name="T112">U</text:span><text:span text:style-name="T108">80m</text:span><text:span text:style-name="T104"> = A * </text:span><text:span text:style-name="T112">P</text:span><text:span text:style-name="T108">80m</text:span><text:span text:style-name="T104"> + B</text:span></text:p>
      <text:p text:style-name="P577"/>
      <text:p text:style-name="P577">Payload format:</text:p>
      <table:table table:name="Table92" table:style-name="Table92">
        <table:table-column table:style-name="Table92.A" table:number-columns-repeated="3"/>
        <table:table-row table:style-name="TableLine94006165829664">
          <table:table-cell table:style-name="Table92.A1" office:value-type="string">
            <text:p text:style-name="P581">Payload byte</text:p>
          </table:table-cell>
          <table:table-cell table:style-name="Table92.A1" office:value-type="string">
            <text:p text:style-name="P581">Value</text:p>
          </table:table-cell>
          <table:table-cell table:style-name="Table92.C1" office:value-type="string">
            <text:p text:style-name="P581">Description</text:p>
          </table:table-cell>
        </table:table-row>
        <table:table-row table:style-name="TableLine94006229529040">
          <table:table-cell table:style-name="Table92.A2" office:value-type="string">
            <text:p text:style-name="P583">0</text:p>
          </table:table-cell>
          <table:table-cell table:style-name="Table92.A2" office:value-type="string">
            <text:p text:style-name="P583">0x00</text:p>
          </table:table-cell>
          <table:table-cell table:style-name="Table92.C2" office:value-type="string">
            <text:p text:style-name="P583">Command to fox</text:p>
          </table:table-cell>
        </table:table-row>
        <table:table-row table:style-name="TableLine94006217428128">
          <table:table-cell table:style-name="Table92.A2" office:value-type="string">
            <text:p text:style-name="P583">1</text:p>
          </table:table-cell>
          <table:table-cell table:style-name="Table92.A2" office:value-type="string">
            <text:p text:style-name="P583">0x<text:span text:style-name="T83">2</text:span><text:span text:style-name="T112">F</text:span></text:p>
          </table:table-cell>
          <table:table-cell table:style-name="Table92.C2" office:value-type="string">
            <text:p text:style-name="P585">Get P80m to U80m factors</text:p>
          </table:table-cell>
        </table:table-row>
      </table:table>
      <text:p text:style-name="P597"/>
      <text:p text:style-name="P597">Fox will answer:</text:p>
      <table:table table:name="Table93" table:style-name="Table93">
        <table:table-column table:style-name="Table93.A" table:number-columns-repeated="3"/>
        <table:table-row table:style-name="TableLine94006224377488">
          <table:table-cell table:style-name="Table93.A1" office:value-type="string">
            <text:p text:style-name="P581">Payload byte</text:p>
          </table:table-cell>
          <table:table-cell table:style-name="Table93.A1" office:value-type="string">
            <text:p text:style-name="P581">Value</text:p>
          </table:table-cell>
          <table:table-cell table:style-name="Table93.C1" office:value-type="string">
            <text:p text:style-name="P581">Description</text:p>
          </table:table-cell>
        </table:table-row>
        <table:table-row table:style-name="TableLine94006197639216">
          <table:table-cell table:style-name="Table93.A2" office:value-type="string">
            <text:p text:style-name="P583">0</text:p>
          </table:table-cell>
          <table:table-cell table:style-name="Table93.A2" office:value-type="string">
            <text:p text:style-name="P588">0x01</text:p>
          </table:table-cell>
          <table:table-cell table:style-name="Table93.C2" office:value-type="string">
            <text:p text:style-name="P588">Response to command</text:p>
          </table:table-cell>
        </table:table-row>
        <table:table-row table:style-name="TableLine94006237265296">
          <table:table-cell table:style-name="Table93.A2" office:value-type="string">
            <text:p text:style-name="P590">1</text:p>
          </table:table-cell>
          <table:table-cell table:style-name="Table93.A2" office:value-type="string">
            <text:p text:style-name="P590">0x<text:span text:style-name="T84">2</text:span><text:span text:style-name="T112">F</text:span></text:p>
          </table:table-cell>
          <table:table-cell table:style-name="Table93.C2" office:value-type="string">
            <text:p text:style-name="P586">Get P80m to U80m factors</text:p>
          </table:table-cell>
        </table:table-row>
        <table:table-row table:style-name="TableLine94006242347424">
          <table:table-cell table:style-name="Table93.A2" office:value-type="string">
            <text:p text:style-name="P585">2-5</text:p>
          </table:table-cell>
          <table:table-cell table:style-name="Table93.A2" office:value-type="string">
            <text:p text:style-name="P585">float</text:p>
          </table:table-cell>
          <table:table-cell table:style-name="Table93.C2" office:value-type="string">
            <text:p text:style-name="P585">Factor A</text:p>
          </table:table-cell>
        </table:table-row>
        <text:soft-page-break/>
        <table:table-row table:style-name="TableLine94006242356784">
          <table:table-cell table:style-name="Table93.A2" office:value-type="string">
            <text:p text:style-name="P585">6-9</text:p>
          </table:table-cell>
          <table:table-cell table:style-name="Table93.A2" office:value-type="string">
            <text:p text:style-name="P585"><text:span text:style-name="T105">f</text:span>loat</text:p>
          </table:table-cell>
          <table:table-cell table:style-name="Table93.C2" office:value-type="string">
            <text:p text:style-name="P585">Factor B</text:p>
          </table:table-cell>
        </table:table-row>
      </table:table>
      <text:p text:style-name="P579"/>
      <text:h text:style-name="P572" text:outline-level="1"><text:span text:style-name="T105">Set</text:span> <text:span text:style-name="T112">P</text:span><text:span text:style-name="T108">80m</text:span> to <text:span text:style-name="T112">U</text:span><text:span text:style-name="T108">80m</text:span> factors</text:h>
      <text:p text:style-name="P575">Use this command to <text:span text:style-name="T113">s</text:span><text:span text:style-name="T103">et factors, </text:span><text:span text:style-name="T104">used to convert</text:span><text:span text:style-name="T108"> </text:span><text:span text:style-name="T111">80 meters output power </text:span><text:span text:style-name="T112">to </text:span><text:span text:style-name="T108">80 meters output stage supply voltage</text:span><text:span text:style-name="T104">. </text:span><text:span text:style-name="T112">U</text:span><text:span text:style-name="T108">80m</text:span><text:span text:style-name="T104"> = A * </text:span><text:span text:style-name="T112">P</text:span><text:span text:style-name="T108">80m</text:span><text:span text:style-name="T104"> + B </text:span><text:span text:style-name="T4">Note, that there is no values control at the fox side.</text:span></text:p>
      <text:p text:style-name="P578"/>
      <text:p text:style-name="P578">Payload format:</text:p>
      <table:table table:name="Table94" table:style-name="Table94">
        <table:table-column table:style-name="Table94.A" table:number-columns-repeated="3"/>
        <table:table-row table:style-name="TableLine94006238601392">
          <table:table-cell table:style-name="Table94.A1" office:value-type="string">
            <text:p text:style-name="P582">Payload byte</text:p>
          </table:table-cell>
          <table:table-cell table:style-name="Table94.A1" office:value-type="string">
            <text:p text:style-name="P582">Value</text:p>
          </table:table-cell>
          <table:table-cell table:style-name="Table94.C1" office:value-type="string">
            <text:p text:style-name="P582">Description</text:p>
          </table:table-cell>
        </table:table-row>
        <table:table-row table:style-name="TableLine94006238866208">
          <table:table-cell table:style-name="Table94.A2" office:value-type="string">
            <text:p text:style-name="P584">0</text:p>
          </table:table-cell>
          <table:table-cell table:style-name="Table94.A2" office:value-type="string">
            <text:p text:style-name="P584">0x00</text:p>
          </table:table-cell>
          <table:table-cell table:style-name="Table94.C2" office:value-type="string">
            <text:p text:style-name="P584">Command to fox</text:p>
          </table:table-cell>
        </table:table-row>
        <table:table-row table:style-name="TableLine94006239000752">
          <table:table-cell table:style-name="Table94.A2" office:value-type="string">
            <text:p text:style-name="P584">1</text:p>
          </table:table-cell>
          <table:table-cell table:style-name="Table94.A2" office:value-type="string">
            <text:p text:style-name="P584">0x<text:span text:style-name="T113">30</text:span></text:p>
          </table:table-cell>
          <table:table-cell table:style-name="Table94.C2" office:value-type="string">
            <text:p text:style-name="P587">Set P80m to U80m factors</text:p>
          </table:table-cell>
        </table:table-row>
        <table:table-row table:style-name="TableLine94006238775264">
          <table:table-cell table:style-name="Table94.A2" office:value-type="string">
            <text:p text:style-name="P592">2</text:p>
          </table:table-cell>
          <table:table-cell table:style-name="Table94.A2" office:value-type="string">
            <text:p text:style-name="P594">uint8_t</text:p>
          </table:table-cell>
          <table:table-cell table:style-name="Table94.C2" office:value-type="string">
            <text:p text:style-name="P592">Reset:</text:p>
            <text:p text:style-name="P593">0x00 – do not reset factors to factory defaults;</text:p>
            <text:p text:style-name="P593">0x01 – reset factors to factory defaults.</text:p>
            <text:p text:style-name="P595">In case of reset Factor A and Factor B are ignored.</text:p>
          </table:table-cell>
        </table:table-row>
        <table:table-row table:style-name="TableLine94006167776960">
          <table:table-cell table:style-name="Table94.A2" office:value-type="string">
            <text:p text:style-name="P592">3-6</text:p>
          </table:table-cell>
          <table:table-cell table:style-name="Table94.A2" office:value-type="string">
            <text:p text:style-name="P592">float</text:p>
          </table:table-cell>
          <table:table-cell table:style-name="Table94.C2" office:value-type="string">
            <text:p text:style-name="P592">Factor A</text:p>
          </table:table-cell>
        </table:table-row>
        <table:table-row table:style-name="TableLine94006239008480">
          <table:table-cell table:style-name="Table94.A2" office:value-type="string">
            <text:p text:style-name="P592">7-10</text:p>
          </table:table-cell>
          <table:table-cell table:style-name="Table94.A2" office:value-type="string">
            <text:p text:style-name="P592">float</text:p>
          </table:table-cell>
          <table:table-cell table:style-name="Table94.C2" office:value-type="string">
            <text:p text:style-name="P592">Factor B</text:p>
          </table:table-cell>
        </table:table-row>
      </table:table>
      <text:p text:style-name="P598"/>
      <text:p text:style-name="P598">Fox will answer:</text:p>
      <table:table table:name="Table95" table:style-name="Table95">
        <table:table-column table:style-name="Table95.A" table:number-columns-repeated="3"/>
        <table:table-row table:style-name="TableLine94006239341280">
          <table:table-cell table:style-name="Table95.A1" office:value-type="string">
            <text:p text:style-name="P582">Payload byte</text:p>
          </table:table-cell>
          <table:table-cell table:style-name="Table95.A1" office:value-type="string">
            <text:p text:style-name="P582">Value</text:p>
          </table:table-cell>
          <table:table-cell table:style-name="Table95.C1" office:value-type="string">
            <text:p text:style-name="P582">Description</text:p>
          </table:table-cell>
        </table:table-row>
        <table:table-row table:style-name="TableLine94006238567648">
          <table:table-cell table:style-name="Table95.A2" office:value-type="string">
            <text:p text:style-name="P584">0</text:p>
          </table:table-cell>
          <table:table-cell table:style-name="Table95.A2" office:value-type="string">
            <text:p text:style-name="P589">0x01</text:p>
          </table:table-cell>
          <table:table-cell table:style-name="Table95.C2" office:value-type="string">
            <text:p text:style-name="P589">Response to command</text:p>
          </table:table-cell>
        </table:table-row>
        <table:table-row table:style-name="TableLine94006216598672">
          <table:table-cell table:style-name="Table95.A2" office:value-type="string">
            <text:p text:style-name="P591">1</text:p>
          </table:table-cell>
          <table:table-cell table:style-name="Table95.A2" office:value-type="string">
            <text:p text:style-name="P591">0x<text:span text:style-name="T113">30</text:span></text:p>
          </table:table-cell>
          <table:table-cell table:style-name="Table95.C2" office:value-type="string">
            <text:p text:style-name="P587">Set P80m to U80m factors</text:p>
          </table:table-cell>
        </table:table-row>
        <table:table-row table:style-name="TableLine94006239258192">
          <table:table-cell table:style-name="Table95.A2" office:value-type="string">
            <text:p text:style-name="P587">2</text:p>
          </table:table-cell>
          <table:table-cell table:style-name="Table95.A2" office:value-type="string">
            <text:p text:style-name="P592">uint8_t</text:p>
          </table:table-cell>
          <table:table-cell table:style-name="Table95.C2" office:value-type="string">
            <text:p text:style-name="P589">0x00 if successful,</text:p>
            <text:p text:style-name="P589">0x01 if not.</text:p>
            <text:p text:style-name="P596">For now it always successful.</text:p>
          </table:table-cell>
        </table:table-row>
      </table:table>
      <text:p text:style-name="P580"/>
      <text:h text:style-name="P529" text:outline-level="1"><text:span text:style-name="T14">Entering sleepmode</text:span> event</text:h>
      <text:p text:style-name="P472">This is an event, signalizing that fox is going to sleepmode immediately after it. Control software have to drop connection after it.</text:p>
      <text:p text:style-name="P471"/>
      <table:table table:name="Table67" table:style-name="Table67">
        <table:table-column table:style-name="Table67.A" table:number-columns-repeated="3"/>
        <table:table-row table:style-name="TableLine94006171614384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006167146368">
          <table:table-cell table:style-name="Table67.A2" office:value-type="string">
            <text:p text:style-name="P90">0</text:p>
          </table:table-cell>
          <table:table-cell table:style-name="Table67.A2" office:value-type="string">
            <text:p text:style-name="P139">0x0<text:span text:style-name="T79">2</text:span></text:p>
          </table:table-cell>
          <table:table-cell table:style-name="Table67.C2" office:value-type="string">
            <text:p text:style-name="P304">Event</text:p>
          </table:table-cell>
        </table:table-row>
        <table:table-row table:style-name="TableLine94006171637280">
          <table:table-cell table:style-name="Table67.A2" office:value-type="string">
            <text:p text:style-name="P184">1</text:p>
          </table:table-cell>
          <table:table-cell table:style-name="Table67.A2" office:value-type="string">
            <text:p text:style-name="P184">0x<text:span text:style-name="T80">0</text:span><text:span text:style-name="T98">1</text:span></text:p>
          </table:table-cell>
          <table:table-cell table:style-name="Table67.C2" office:value-type="string">
            <text:p text:style-name="P307">Entering sleepmode</text:p>
          </table:table-cell>
        </table:table-row>
      </table:table>
      <text:p text:style-name="P4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27T04:28:30.770366231</dc:date>
    <meta:editing-duration>PT10H52M55S</meta:editing-duration>
    <meta:editing-cycles>152</meta:editing-cycles>
    <meta:document-statistic meta:table-count="101" meta:image-count="0" meta:object-count="0" meta:page-count="27" meta:paragraph-count="1543" meta:word-count="4277" meta:character-count="23242" meta:non-whitespace-character-count="20470"/>
  </office:meta>
</office:document-meta>
</file>